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Times New Roman" svg:font-family="'Times New Roman'"/>
    <style:font-face style:name="Times New Roman1" svg:font-family="'Times New Roman'" style:font-family-generic="roman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DejaVu Sans Mono" svg:font-family="'DejaVu Sans Mono'" style:font-family-generic="system" style:font-pitch="variable"/>
    <style:font-face style:name="Droid Sans Devanagari" svg:font-family="'Droid Sans Devanagari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4.2132in" fo:margin-left="2.4799in" fo:margin-top="0in" fo:margin-bottom="0in" table:align="left" style:writing-mode="lr-tb"/>
    </style:style>
    <style:style style:name="Table1.A" style:family="table-column">
      <style:table-column-properties style:column-width="2.3104in"/>
    </style:style>
    <style:style style:name="Table1.B" style:family="table-column">
      <style:table-column-properties style:column-width="1.902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="0.0382in" fo:border-left="0.25pt solid #000000" fo:border-right="none" fo:border-top="0.25pt solid #000000" fo:border-bottom="0.25pt solid #000000"/>
    </style:style>
    <style:style style:name="Table1.B1" style:family="table-cell">
      <style:table-cell-properties fo:padding="0.0382in" fo:border="0.25pt solid #000000"/>
    </style:style>
    <style:style style:name="Table1.A2" style:family="table-cell">
      <style:table-cell-properties fo:padding="0.0382in" fo:border-left="0.25pt solid #000000" fo:border-right="none" fo:border-top="none" fo:border-bottom="0.25pt solid #000000"/>
    </style:style>
    <style:style style:name="Table1.B2" style:family="table-cell">
      <style:table-cell-properties fo:padding="0.0382in" fo:border-left="0.25pt solid #000000" fo:border-right="0.25pt solid #000000" fo:border-top="none" fo:border-bottom="0.25pt solid #000000"/>
    </style:style>
    <style:style style:name="Table1.A3" style:family="table-cell">
      <style:table-cell-properties fo:padding="0.0382in" fo:border-left="0.25pt solid #000000" fo:border-right="none" fo:border-top="none" fo:border-bottom="0.25pt solid #000000"/>
    </style:style>
    <style:style style:name="Table1.B3" style:family="table-cell">
      <style:table-cell-properties fo:padding="0.0382in" fo:border-left="0.25pt solid #000000" fo:border-right="0.25pt solid #000000" fo:border-top="none" fo:border-bottom="0.25pt solid #000000"/>
    </style:style>
    <style:style style:name="Table1.A4" style:family="table-cell">
      <style:table-cell-properties fo:padding="0.0382in" fo:border-left="0.25pt solid #000000" fo:border-right="none" fo:border-top="none" fo:border-bottom="0.25pt solid #000000"/>
    </style:style>
    <style:style style:name="Table1.B4" style:family="table-cell">
      <style:table-cell-properties fo:padding="0.0382in" fo:border-left="0.25pt solid #000000" fo:border-right="0.25pt solid #000000" fo:border-top="none" fo:border-bottom="0.25pt solid #000000"/>
    </style:style>
    <style:style style:name="Table1.A5" style:family="table-cell">
      <style:table-cell-properties fo:padding="0.0382in" fo:border-left="0.25pt solid #000000" fo:border-right="none" fo:border-top="none" fo:border-bottom="0.25pt solid #000000"/>
    </style:style>
    <style:style style:name="Table1.B5" style:family="table-cell">
      <style:table-cell-properties fo:padding="0.0382in" fo:border-left="0.25pt solid #000000" fo:border-right="0.25pt solid #000000" fo:border-top="none" fo:border-bottom="0.25pt solid #000000"/>
    </style:style>
    <style:style style:name="Table2" style:family="table">
      <style:table-properties style:width="6.6931in" table:align="left" style:writing-mode="lr-tb"/>
    </style:style>
    <style:style style:name="Table2.A" style:family="table-column">
      <style:table-column-properties style:column-width="1.584in"/>
    </style:style>
    <style:style style:name="Table2.B" style:family="table-column">
      <style:table-column-properties style:column-width="5.109in"/>
    </style:style>
    <style:style style:name="Table2.A1" style:family="table-cell">
      <style:table-cell-properties style:vertical-align="middle" fo:background-color="#d9d9d9" fo:padding-left="0.0299in" fo:padding-right="0.0299in" fo:padding-top="0.0201in" fo:padding-bottom="0.0201in" fo:border="0.05pt solid #000000">
        <style:background-image/>
      </style:table-cell-properties>
    </style:style>
    <style:style style:name="Table2.B1" style:family="table-cell">
      <style:table-cell-properties style:vertical-align="middle" fo:background-color="#efefef" fo:padding-left="0in" fo:padding-right="0.0299in" fo:padding-top="0.0201in" fo:padding-bottom="0.0201in" fo:border-left="none" fo:border-right="0.05pt solid #000000" fo:border-top="0.05pt solid #000000" fo:border-bottom="0.05pt solid #000000">
        <style:background-image/>
      </style:table-cell-properties>
    </style:style>
    <style:style style:name="Table2.A2" style:family="table-cell">
      <style:table-cell-properties style:vertical-align="middle" fo:background-color="#d9d9d9" fo:padding-left="0.0299in" fo:padding-right="0.0299in" fo:padding-top="0in" fo:padding-bottom="0.0201in" fo:border-left="0.05pt solid #000000" fo:border-right="0.05pt solid #000000" fo:border-top="none" fo:border-bottom="0.05pt solid #000000">
        <style:background-image/>
      </style:table-cell-properties>
    </style:style>
    <style:style style:name="Table2.B2" style:family="table-cell">
      <style:table-cell-properties style:vertical-align="middle" fo:background-color="#efefef" fo:padding-left="0in" fo:padding-right="0.0299in" fo:padding-top="0in" fo:padding-bottom="0.0201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style:line-height-at-least="0.1882in"/>
    </style:style>
    <style:style style:name="P2" style:family="paragraph" style:parent-style-name="Standard">
      <style:paragraph-properties fo:text-align="justify" style:justify-single-word="false"/>
      <style:text-properties fo:font-size="8pt" style:font-size-asian="8pt" style:font-size-complex="8pt"/>
    </style:style>
    <style:style style:name="P3" style:family="paragraph" style:parent-style-name="Standard_20__28_user_29_">
      <style:paragraph-properties fo:text-align="center" style:justify-single-word="false"/>
    </style:style>
    <style:style style:name="P4" style:family="paragraph" style:parent-style-name="Standard_20__28_user_29_">
      <style:text-properties style:font-name="Times New Roman2"/>
    </style:style>
    <style:style style:name="P5" style:family="paragraph" style:parent-style-name="Standard_20__28_user_29_">
      <style:paragraph-properties fo:text-align="center" style:justify-single-word="false"/>
      <style:text-properties style:font-name="Times New Roman2" fo:font-size="14pt" fo:language="ru" fo:country="RU" style:font-size-asian="14pt" style:font-size-complex="14pt"/>
    </style:style>
    <style:style style:name="P6" style:family="paragraph" style:parent-style-name="Standard_20__28_user_29_">
      <style:paragraph-properties fo:text-align="center" style:justify-single-word="false"/>
      <style:text-properties style:font-name="Times New Roman2" fo:font-size="18pt" fo:font-weight="bold" style:font-size-asian="18pt" style:font-weight-asian="bold" style:font-size-complex="18pt" style:font-weight-complex="bold"/>
    </style:style>
    <style:style style:name="P7" style:family="paragraph" style:parent-style-name="Standard_20__28_user_29_">
      <style:text-properties fo:font-weight="normal" style:font-weight-asian="normal" style:font-weight-complex="normal"/>
    </style:style>
    <style:style style:name="P8" style:family="paragraph" style:parent-style-name="Standard_20__28_user_29_">
      <style:text-properties fo:font-size="12pt" fo:font-style="normal" style:font-size-asian="12pt" style:font-style-asian="normal" style:font-size-complex="12pt" style:font-style-complex="normal"/>
    </style:style>
    <style:style style:name="P9" style:family="paragraph" style:parent-style-name="Standard_20__28_user_29_">
      <style:paragraph-properties fo:text-align="center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_20__28_user_29_"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_20__28_user_29_">
      <style:text-properties fo:font-size="14pt" fo:font-style="normal" style:font-size-asian="14pt" style:font-style-asian="normal" style:font-size-complex="14pt" style:font-style-complex="normal"/>
    </style:style>
    <style:style style:name="P12" style:family="paragraph" style:parent-style-name="Standard_20__28_user_29_">
      <style:paragraph-properties fo:text-align="justify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3" style:family="paragraph" style:parent-style-name="Table_20_Contents">
      <style:text-properties style:font-name="Times New Roman2" fo:font-size="18pt" style:font-size-asian="18pt" style:font-size-complex="18pt"/>
    </style:style>
    <style:style style:name="P14" style:family="paragraph" style:parent-style-name="Table_20_Contents">
      <style:text-properties fo:color="#000000" style:font-name="Times New Roman" fo:font-size="12pt" fo:font-weight="bold"/>
    </style:style>
    <style:style style:name="P15" style:family="paragraph" style:parent-style-name="Table_20_Contents">
      <style:text-properties fo:color="#000000" style:font-name="Times New Roman" fo:font-size="12pt" fo:font-weight="normal"/>
    </style:style>
    <style:style style:name="P16" style:family="paragraph" style:parent-style-name="Table_20_Contents">
      <style:text-properties style:font-name="Times New Roman" fo:font-size="12pt" fo:font-weight="normal"/>
    </style:style>
    <style:style style:name="P17" style:family="paragraph" style:parent-style-name="Table_20_Contents">
      <style:text-properties style:font-name="Times New Roman" fo:font-size="12pt" fo:font-weight="bold"/>
    </style:style>
    <style:style style:name="P18" style:family="paragraph" style:parent-style-name="Normal_20__28_Web_29_">
      <style:paragraph-properties fo:text-align="justify" style:justify-single-word="false"/>
      <style:text-properties fo:color="#000000" fo:font-size="14pt" fo:language="ru" fo:country="RU" officeooo:paragraph-rsid="000a01ed" style:letter-kerning="false" style:font-size-asian="14pt" style:font-size-complex="14pt" style:language-complex="ar" style:country-complex="SA"/>
    </style:style>
    <style:style style:name="P19" style:family="paragraph" style:parent-style-name="Normal_20__28_Web_29_" style:list-style-name="L2">
      <style:paragraph-properties fo:text-align="justify" style:justify-single-word="false"/>
      <style:text-properties officeooo:paragraph-rsid="000a01ed"/>
    </style:style>
    <style:style style:name="P20" style:family="paragraph" style:parent-style-name="Normal_20__28_Web_29_">
      <style:paragraph-properties fo:text-align="justify" style:justify-single-word="false"/>
      <style:text-properties officeooo:paragraph-rsid="000a01ed"/>
    </style:style>
    <style:style style:name="P21" style:family="paragraph" style:parent-style-name="Normal_20__28_Web_29_">
      <style:paragraph-properties fo:text-align="justify" style:justify-single-word="false"/>
      <style:text-properties fo:font-weight="bold" officeooo:paragraph-rsid="000a01ed" style:font-weight-asian="bold" style:font-weight-complex="bold"/>
    </style:style>
    <style:style style:name="P22" style:family="paragraph" style:parent-style-name="Standard">
      <style:paragraph-properties fo:margin-top="0.1945in" fo:margin-bottom="0.1945in" loext:contextual-spacing="false" fo:text-align="justify" style:justify-single-word="false" fo:hyphenation-ladder-count="no-limit" style:vertical-align="auto"/>
      <style:text-properties fo:color="#000000" style:font-name="Times New Roman2" fo:font-size="14pt" fo:language="ru" fo:country="RU" fo:font-weight="bold" style:letter-kerning="false" style:font-name-asian="Times New Roman3" style:font-size-asian="14pt" style:language-asian="ru" style:country-asian="RU" style:font-weight-asian="bold" style:font-name-complex="Times New Roman3" style:font-size-complex="14pt" style:language-complex="ar" style:country-complex="SA" style:font-weight-complex="bold" fo:hyphenate="true" fo:hyphenation-remain-char-count="2" fo:hyphenation-push-char-count="2" loext:hyphenation-no-caps="false"/>
    </style:style>
    <style:style style:name="P23" style:family="paragraph" style:parent-style-name="Standard">
      <style:paragraph-properties fo:margin-top="0.1945in" fo:margin-bottom="0.1945in" loext:contextual-spacing="false" fo:text-align="justify" style:justify-single-word="false" fo:hyphenation-ladder-count="no-limit" style:vertical-align="auto"/>
      <style:text-properties fo:color="#000000" style:font-name="Times New Roman2" fo:font-size="14pt" fo:language="ru" fo:country="RU" style:letter-kerning="false" style:font-name-asian="Times New Roman3" style:font-size-asian="14pt" style:language-asian="ru" style:country-asian="RU" style:font-name-complex="Times New Roman3" style:font-size-complex="14pt" style:language-complex="ar" style:country-complex="SA" fo:hyphenate="true" fo:hyphenation-remain-char-count="2" fo:hyphenation-push-char-count="2" loext:hyphenation-no-caps="false"/>
    </style:style>
    <style:style style:name="P24" style:family="paragraph" style:parent-style-name="Standard">
      <style:paragraph-properties style:line-height-at-least="0.1882in"/>
      <style:text-properties style:font-name="Times New Roman2" fo:font-size="14pt" style:font-size-asian="14pt" style:font-name-complex="Times New Roman3" style:font-size-complex="14pt"/>
    </style:style>
    <style:style style:name="P25" style:family="paragraph" style:parent-style-name="Standard">
      <style:paragraph-properties style:line-height-at-least="0.1882in"/>
    </style:style>
    <style:style style:name="P26" style:family="paragraph" style:parent-style-name="Standard_20__28_user_29_">
      <style:text-properties fo:font-size="12pt" fo:font-style="normal" style:font-size-asian="12pt" style:font-style-asian="normal" style:font-size-complex="12pt" style:font-style-complex="normal"/>
    </style:style>
    <style:style style:name="P27" style:family="paragraph" style:parent-style-name="Standard_20__28_user_29_">
      <style:text-properties fo:font-size="12pt" fo:font-style="normal" officeooo:paragraph-rsid="000928a1" style:font-size-asian="12pt" style:font-style-asian="normal" style:font-size-complex="12pt" style:font-style-complex="normal"/>
    </style:style>
    <style:style style:name="P28" style:family="paragraph" style:parent-style-name="Standard_20__28_user_29_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_20__28_user_29_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_20__28_user_29_">
      <style:text-properties fo:font-size="12pt" fo:font-weight="normal" style:font-size-asian="12pt" style:font-weight-asian="normal" style:font-size-complex="12pt" style:font-weight-complex="normal"/>
    </style:style>
    <style:style style:name="P31" style:family="paragraph" style:parent-style-name="Standard_20__28_user_29_">
      <style:text-properties style:font-name="Times New Roman2"/>
    </style:style>
    <style:style style:name="P32" style:family="paragraph" style:parent-style-name="Standard_20__28_user_29_">
      <style:paragraph-properties fo:text-align="center" style:justify-single-word="false"/>
      <style:text-properties style:font-name="Times New Roman2" fo:font-size="14pt" fo:language="ru" fo:country="RU" style:font-size-asian="14pt" style:font-size-complex="14pt"/>
    </style:style>
    <style:style style:name="P33" style:family="paragraph" style:parent-style-name="Standard_20__28_user_29_">
      <style:paragraph-properties fo:text-align="justify" style:justify-single-word="false"/>
      <style:text-properties style:font-name="Times New Roman2" fo:font-size="14pt" fo:language="ru" fo:country="RU" style:font-size-asian="14pt" style:font-size-complex="14pt"/>
    </style:style>
    <style:style style:name="P34" style:family="paragraph" style:parent-style-name="Standard_20__28_user_29_" style:list-style-name="L1">
      <style:paragraph-properties fo:text-align="justify" style:justify-single-word="false"/>
      <style:text-properties style:font-name="Times New Roman2" fo:font-size="14pt" fo:language="ru" fo:country="RU" style:font-size-asian="14pt" style:font-size-complex="14pt"/>
    </style:style>
    <style:style style:name="P35" style:family="paragraph" style:parent-style-name="Standard_20__28_user_29_">
      <style:paragraph-properties fo:text-align="justify" style:justify-single-word="false"/>
      <style:text-properties style:font-name="Times New Roman2" fo:font-size="14pt" fo:language="ru" fo:country="RU" officeooo:paragraph-rsid="000928a1" style:font-size-asian="14pt" style:font-size-complex="14pt"/>
    </style:style>
    <style:style style:name="P36" style:family="paragraph" style:parent-style-name="Standard_20__28_user_29_">
      <style:paragraph-properties fo:text-align="justify" style:justify-single-word="false"/>
      <style:text-properties style:font-name="Times New Roman2" fo:font-size="14pt" fo:language="ru" fo:country="RU" fo:font-weight="normal" style:font-size-asian="14pt" style:font-weight-asian="normal" style:font-size-complex="14pt" style:font-weight-complex="normal"/>
    </style:style>
    <style:style style:name="P37" style:family="paragraph" style:parent-style-name="Standard_20__28_user_29_">
      <style:paragraph-properties fo:text-align="justify" style:justify-single-word="false"/>
      <style:text-properties style:font-name="Times New Roman2" fo:font-size="14pt" fo:font-weight="normal" style:font-size-asian="14pt" style:font-weight-asian="normal" style:font-size-complex="14pt" style:font-weight-complex="normal"/>
    </style:style>
    <style:style style:name="P38" style:family="paragraph" style:parent-style-name="Standard_20__28_user_29_">
      <style:paragraph-properties fo:text-align="center" style:justify-single-word="false"/>
      <style:text-properties style:font-name="Times New Roman2" fo:font-size="18pt" fo:language="ru" fo:country="RU" fo:font-weight="bold" style:font-size-asian="18pt" style:font-weight-asian="bold" style:font-size-complex="18pt" style:font-weight-complex="bold"/>
    </style:style>
    <style:style style:name="P39" style:family="paragraph" style:parent-style-name="Standard_20__28_user_29_">
      <style:paragraph-properties fo:text-align="center" style:justify-single-word="false"/>
      <style:text-properties style:font-name="Times New Roman2" fo:font-size="18pt" fo:language="ru" fo:country="RU" fo:font-weight="bold" officeooo:paragraph-rsid="000928a1" style:font-size-asian="18pt" style:font-weight-asian="bold" style:font-size-complex="18pt" style:font-weight-complex="bold"/>
    </style:style>
    <style:style style:name="P40" style:family="paragraph" style:parent-style-name="Standard_20__28_user_29_">
      <style:paragraph-properties fo:line-height="115%" fo:text-align="center" style:justify-single-word="false"/>
      <style:text-properties style:font-name="Times New Roman2" fo:font-size="18pt" fo:language="ru" fo:country="RU" fo:font-weight="bold" style:font-size-asian="18pt" style:font-weight-asian="bold" style:font-size-complex="18pt" style:font-weight-complex="bold"/>
    </style:style>
    <style:style style:name="P41" style:family="paragraph" style:parent-style-name="Standard_20__28_user_29_">
      <style:paragraph-properties fo:text-align="justify" style:justify-single-word="false"/>
      <style:text-properties style:font-name="Times New Roman2" fo:font-size="18pt" fo:language="ru" fo:country="RU" fo:font-weight="normal" style:font-size-asian="18pt" style:font-weight-asian="normal" style:font-size-complex="18pt" style:font-weight-complex="normal"/>
    </style:style>
    <style:style style:name="P42" style:family="paragraph" style:parent-style-name="Standard_20__28_user_29_">
      <style:paragraph-properties fo:text-align="center" style:justify-single-word="false"/>
      <style:text-properties style:font-name="Times New Roman2" fo:font-size="18pt" fo:font-weight="bold" style:font-size-asian="18pt" style:font-weight-asian="bold" style:font-size-complex="18pt" style:font-weight-complex="bold"/>
    </style:style>
    <style:style style:name="P43" style:family="paragraph" style:parent-style-name="Standard_20__28_user_29_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_20__28_user_29_"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_20__28_user_29_">
      <style:text-properties fo:font-size="14pt" fo:font-style="normal" style:font-size-asian="14pt" style:font-style-asian="normal" style:font-size-complex="14pt" style:font-style-complex="normal"/>
    </style:style>
    <style:style style:name="P46" style:family="paragraph" style:parent-style-name="Standard_20__28_user_29_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_20__28_user_29_">
      <style:text-properties fo:font-size="14pt" fo:font-weight="normal" style:font-size-asian="14pt" style:font-weight-asian="normal" style:font-size-complex="14pt" style:font-weight-complex="normal"/>
    </style:style>
    <style:style style:name="P48" style:family="paragraph" style:parent-style-name="Standard_20__28_user_29_">
      <style:text-properties fo:font-size="14pt" style:font-size-asian="14pt" style:font-size-complex="14pt"/>
    </style:style>
    <style:style style:name="P49" style:family="paragraph" style:parent-style-name="Standard_20__28_user_29_">
      <style:paragraph-properties fo:text-align="justify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50" style:family="paragraph" style:parent-style-name="Standard_20__28_user_29_">
      <style:paragraph-properties fo:text-align="center" style:justify-single-word="false"/>
    </style:style>
    <style:style style:name="P51" style:family="paragraph" style:parent-style-name="Standard_20__28_user_29_">
      <style:text-properties fo:font-style="normal" style:font-style-asian="normal" style:font-style-complex="normal"/>
    </style:style>
    <style:style style:name="P52" style:family="paragraph" style:parent-style-name="Standard_20__28_user_29_">
      <style:text-properties officeooo:paragraph-rsid="000928a1"/>
    </style:style>
    <style:style style:name="P53" style:family="paragraph" style:parent-style-name="Standard_20__28_user_29_">
      <style:paragraph-properties fo:text-align="justify" style:justify-single-word="false"/>
      <style:text-properties style:use-window-font-color="true" style:font-name="Times New Roman1" fo:font-size="8pt" fo:font-weight="normal" style:font-size-asian="8pt" style:font-weight-asian="normal" style:font-size-complex="8pt" style:font-weight-complex="normal"/>
    </style:style>
    <style:style style:name="P54" style:family="paragraph" style:parent-style-name="Standard_20__28_user_29_">
      <style:paragraph-properties fo:text-align="justify" style:justify-single-word="false"/>
    </style:style>
    <style:style style:name="P55" style:family="paragraph" style:parent-style-name="Standard_20__28_user_29_">
      <style:paragraph-properties fo:text-align="justify" style:justify-single-word="false"/>
      <style:text-properties officeooo:paragraph-rsid="000928a1"/>
    </style:style>
    <style:style style:name="P56" style:family="paragraph" style:parent-style-name="Standard_20__28_user_29_">
      <style:paragraph-properties fo:text-align="justify" style:justify-single-word="false"/>
      <style:text-properties fo:font-weight="normal" style:font-weight-asian="normal" style:font-weight-complex="normal"/>
    </style:style>
    <style:style style:name="P57" style:family="paragraph" style:parent-style-name="Standard_20__28_user_29_" style:master-page-name="Standard">
      <style:paragraph-properties fo:text-align="center" style:justify-single-word="false" style:page-number="auto"/>
      <style:text-properties style:font-name="Times New Roman2" fo:font-size="14pt" fo:language="ru" fo:country="RU" style:font-size-asian="14pt" style:font-size-complex="14pt"/>
    </style:style>
    <style:style style:name="P58" style:family="paragraph" style:parent-style-name="Standard_20__28_user_29_">
      <style:paragraph-properties fo:margin-top="0in" fo:margin-bottom="0in" loext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P59" style:family="paragraph" style:parent-style-name="Standard_20__28_user_29_">
      <style:paragraph-properties fo:margin-top="0in" fo:margin-bottom="0in" loext:contextual-spacing="false" fo:text-align="start" style:justify-single-word="false" fo:orphans="2" fo:widows="2" fo:hyphenation-ladder-count="no-limit" style:vertical-align="baseline" style:writing-mode="lr-tb"/>
      <style:text-properties officeooo:paragraph-rsid="000928a1" fo:hyphenate="false" fo:hyphenation-remain-char-count="2" fo:hyphenation-push-char-count="2" loext:hyphenation-no-caps="false"/>
    </style:style>
    <style:style style:name="P60" style:family="paragraph" style:parent-style-name="Table_20_Contents">
      <style:text-properties style:font-name="Times New Roman2" fo:font-size="18pt" style:font-size-asian="18pt" style:font-size-complex="18pt"/>
    </style:style>
    <style:style style:name="P61" style:family="paragraph" style:parent-style-name="Table_20_Contents">
      <style:paragraph-properties fo:text-align="end" style:justify-single-word="false"/>
      <style:text-properties style:font-name="Times New Roman2" fo:font-size="18pt" style:font-size-asian="18pt" style:font-size-complex="18pt"/>
    </style:style>
    <style:style style:name="P62" style:family="paragraph" style:parent-style-name="Table_20_Contents">
      <style:text-properties style:font-name="Times New Roman2" fo:font-size="18pt" fo:language="ru" fo:country="RU" style:font-size-asian="18pt" style:font-size-complex="18pt"/>
    </style:style>
    <style:style style:name="T1" style:family="text">
      <style:text-properties style:font-name="Times New Roman2"/>
    </style:style>
    <style:style style:name="T2" style:family="text">
      <style:text-properties style:font-name="Times New Roman2" fo:font-size="14pt" fo:language="ru" fo:country="RU" style:font-size-asian="14pt" style:font-size-complex="14pt"/>
    </style:style>
    <style:style style:name="T3" style:family="text">
      <style:text-properties style:font-name="Times New Roman2" fo:font-size="14pt" fo:language="ru" fo:country="RU" officeooo:rsid="000928a1" style:font-size-asian="14pt" style:font-size-complex="14pt"/>
    </style:style>
    <style:style style:name="T4" style:family="text">
      <style:text-properties style:font-name="Times New Roman2" fo:font-size="14pt" fo:language="ru" fo:country="RU" officeooo:rsid="000a01ed" style:font-size-asian="14pt" style:font-size-complex="14pt"/>
    </style:style>
    <style:style style:name="T5" style:family="text">
      <style:text-properties style:font-name="Times New Roman2" fo:font-size="14pt" style:font-size-asian="14pt" style:font-size-complex="14pt"/>
    </style:style>
    <style:style style:name="T6" style:family="text">
      <style:text-properties style:font-name="Times New Roman2" fo:font-size="14pt" style:font-size-asian="14pt" style:font-name-complex="Times New Roman3" style:font-size-complex="14pt"/>
    </style:style>
    <style:style style:name="T7" style:family="text">
      <style:text-properties style:font-name="Times New Roman2" fo:font-size="14pt" officeooo:rsid="0007430e" style:font-size-asian="14pt" style:font-name-complex="Times New Roman3" style:font-size-complex="14pt"/>
    </style:style>
    <style:style style:name="T8" style:family="text">
      <style:text-properties style:font-name="Times New Roman2" fo:font-size="14pt" officeooo:rsid="000862b0" style:font-size-asian="14pt" style:font-name-complex="Times New Roman3" style:font-size-complex="14pt"/>
    </style:style>
    <style:style style:name="T9" style:family="text">
      <style:text-properties style:font-name="Times New Roman2" fo:font-size="18pt" fo:language="ru" fo:country="RU" fo:font-weight="bold" style:font-size-asian="18pt" style:font-weight-asian="bold" style:font-size-complex="18pt" style:font-weight-complex="bold"/>
    </style:style>
    <style:style style:name="T10" style:family="text">
      <style:text-properties style:font-name="Times New Roman2" fo:font-size="18pt" fo:font-weight="bold" style:font-size-asian="18pt" style:font-weight-asian="bold" style:font-size-complex="18pt" style:font-weight-complex="bold"/>
    </style:style>
    <style:style style:name="T11" style:family="text">
      <style:text-properties fo:color="#000000" fo:font-size="14pt" fo:language="ru" fo:country="RU" style:letter-kerning="false" style:font-size-asian="14pt" style:font-size-complex="14pt" style:language-complex="ar" style:country-complex="SA"/>
    </style:style>
    <style:style style:name="T12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fo:font-size="14pt" fo:font-style="normal" style:font-size-asian="14pt" style:font-style-asian="normal" style:font-size-complex="14pt" style:font-style-complex="normal"/>
    </style:style>
    <style:style style:name="T14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14pt" fo:font-weight="normal" style:font-size-asian="14pt" style:font-weight-asian="normal" style:font-size-complex="14pt" style:font-weight-complex="normal"/>
    </style:style>
    <style:style style:name="T17" style:family="text">
      <style:text-properties fo:font-size="18pt" fo:font-weight="bold" style:font-size-asian="18pt" style:font-weight-asian="bold" style:font-size-complex="18pt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use-window-font-color="true" style:font-name="Times New Roman2" fo:font-size="14pt" fo:language="en" fo:country="US" style:letter-kerning="true" style:font-name-asian="Noto Sans CJK SC Regular" style:font-size-asian="14pt" style:language-asian="zh" style:country-asian="CN" style:font-name-complex="Lohit Devanagari" style:font-size-complex="14pt" style:language-complex="hi" style:country-complex="IN"/>
    </style:style>
    <style:style style:name="T20" style:family="text">
      <style:text-properties style:use-window-font-color="true" style:font-name="Times New Roman2" fo:font-size="14pt" fo:language="en" fo:country="US" officeooo:rsid="000862b0" style:letter-kerning="true" style:font-name-asian="Noto Sans CJK SC Regular" style:font-size-asian="14pt" style:language-asian="zh" style:country-asian="CN" style:font-name-complex="Times New Roman3" style:font-size-complex="14pt" style:language-complex="hi" style:country-complex="IN"/>
    </style:style>
    <style:style style:name="T21" style:family="text">
      <style:text-properties style:use-window-font-color="true" style:font-name="Times New Roman2" fo:font-size="14pt" fo:language="ru" fo:country="RU" style:letter-kerning="true" style:font-name-asian="Noto Sans CJK SC Regular" style:font-size-asian="14pt" style:language-asian="zh" style:country-asian="CN" style:font-name-complex="Lohit Devanagari" style:font-size-complex="14pt" style:language-complex="hi" style:country-complex="IN"/>
    </style:style>
    <style:style style:name="T22" style:family="text">
      <style:text-properties style:use-window-font-color="true" style:font-name="Times New Roman2" fo:font-size="14pt" fo:language="ru" fo:country="RU" officeooo:rsid="000928a1" style:letter-kerning="true" style:font-name-asian="Noto Sans CJK SC Regular" style:font-size-asian="14pt" style:language-asian="zh" style:country-asian="CN" style:font-name-complex="Lohit Devanagari" style:font-size-complex="14pt" style:language-complex="hi" style:country-complex="IN"/>
    </style:style>
    <style:style style:name="T23" style:family="text">
      <style:text-properties style:use-window-font-color="true" style:font-name="Times New Roman2" fo:font-size="14pt" fo:language="ru" fo:country="RU" officeooo:rsid="000a01ed" style:letter-kerning="true" style:font-name-asian="Noto Sans CJK SC Regular" style:font-size-asian="14pt" style:language-asian="zh" style:country-asian="CN" style:font-name-complex="Lohit Devanagari" style:font-size-complex="14pt" style:language-complex="hi" style:country-complex="IN"/>
    </style:style>
    <style:style style:name="T24" style:family="text">
      <style:text-properties style:use-window-font-color="true" style:font-name="Times New Roman2" fo:font-size="12pt" fo:language="en" fo:country="US" officeooo:rsid="000862b0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style>
    <style:style style:name="T25" style:family="text">
      <style:text-properties style:use-window-font-color="true" style:font-name="Times New Roman2" fo:font-size="18pt" fo:language="ru" fo:country="RU" fo:font-weight="bold" officeooo:rsid="000928a1" style:letter-kerning="true" style:font-name-asian="Noto Sans CJK SC Regular" style:font-size-asian="18pt" style:language-asian="zh" style:country-asian="CN" style:font-weight-asian="bold" style:font-name-complex="Lohit Devanagari" style:font-size-complex="18pt" style:language-complex="hi" style:country-complex="IN" style:font-weight-complex="bold"/>
    </style:style>
    <style:style style:name="T26" style:family="text">
      <style:text-properties style:use-window-font-color="true" fo:font-size="14pt" fo:language="en" fo:country="US" fo:font-style="normal" style:letter-kerning="true" style:font-name-asian="Noto Sans CJK SC Regular" style:font-size-asian="14pt" style:language-asian="zh" style:country-asian="CN" style:font-style-asian="normal" style:font-name-complex="Lohit Devanagari" style:font-size-complex="14pt" style:language-complex="hi" style:country-complex="IN" style:font-style-complex="normal"/>
    </style:style>
    <style:style style:name="T27" style:family="text">
      <style:text-properties style:use-window-font-color="true" fo:font-size="14pt" fo:language="en" fo:country="US" fo:font-style="normal" fo:font-weight="bold" style:letter-kerning="true" style:font-name-asian="Noto Sans CJK SC Regular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/>
    </style:style>
    <style:style style:name="T28" style:family="text">
      <style:text-properties style:use-window-font-color="true" fo:font-size="14pt" fo:language="en" fo:country="US" fo:font-style="normal" fo:font-weight="normal" style:letter-kerning="true" style:font-name-asian="Noto Sans CJK SC Regular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/>
    </style:style>
    <style:style style:name="T29" style:family="text">
      <style:text-properties style:use-window-font-color="true" style:font-name="Liberation Serif" fo:font-size="14pt" fo:language="en" fo:country="US" fo:font-style="normal" officeooo:rsid="000928a1" style:letter-kerning="true" style:font-name-asian="Noto Sans CJK SC Regular" style:font-size-asian="14pt" style:language-asian="zh" style:country-asian="CN" style:font-style-asian="normal" style:font-name-complex="Lohit Devanagari" style:font-size-complex="14pt" style:language-complex="hi" style:country-complex="IN" style:font-style-complex="normal"/>
    </style:style>
    <style:style style:name="T30" style:family="text">
      <style:text-properties style:use-window-font-color="true" style:font-name="Times New Roman1" fo:background-color="#ffffff" loext:char-shading-value="0"/>
    </style:style>
    <style:style style:name="T31" style:family="text">
      <style:text-properties fo:font-size="12pt" fo:font-style="normal" style:font-size-asian="12pt" style:font-style-asian="normal" style:font-size-complex="12pt" style:font-style-complex="normal"/>
    </style:style>
    <style:style style:name="T32" style:family="text">
      <style:text-properties fo:font-size="12pt" fo:font-weight="normal" style:font-size-asian="12pt" style:font-weight-asian="normal" style:font-size-complex="12pt" style:font-weight-complex="normal"/>
    </style:style>
    <style:style style:name="T33" style:family="text">
      <style:text-properties officeooo:rsid="000928a1"/>
    </style:style>
    <style:style style:name="T34" style:family="text">
      <style:text-properties fo:background-color="#ffffff" loext:char-shading-value="0"/>
    </style:style>
    <style:style style:name="T35" style:family="text">
      <style:text-properties officeooo:rsid="000a01e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>
        <text:changed-region xml:id="ct94089990443856" text:id="ct94089990443856">
          <text:deletion>
            <office:change-info>
              <dc:creator>Unknown Author</dc:creator>
              <dc:date>2020-12-02T22:28:02</dc:date>
            </office:change-info>
            <text:p text:style-name="P3"><text:span text:style-name="T9">2</text:span></text:p>
          </text:deletion>
        </text:changed-region>
        <text:changed-region xml:id="ct94090009841488" text:id="ct94090009841488">
          <text:insertion>
            <office:change-info>
              <dc:creator>Unknown Author</dc:creator>
              <dc:date>2020-12-02T22:28:02</dc:date>
            </office:change-info>
          </text:insertion>
        </text:changed-region>
        <text:changed-region xml:id="ct94090029758160" text:id="ct94090029758160">
          <text:deletion>
            <office:change-info>
              <dc:creator>Unknown Author</dc:creator>
              <dc:date>2020-12-02T22:41:42</dc:date>
            </office:change-info>
            <text:p text:style-name="P18"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 создать для решение задачи один или несколько дочерних процессов. Взаимодействие между процессами осуществляется через системные сигналы/события и/или каналы (pipe). Необходимо обрабатывать системные ошибки, которые могут возникнуть в результате работы</text:p>
          </text:deletion>
        </text:changed-region>
        <text:changed-region xml:id="ct94090162179136" text:id="ct94090162179136">
          <text:insertion>
            <office:change-info>
              <dc:creator>Unknown Author</dc:creator>
              <dc:date>2020-12-02T22:41:42</dc:date>
            </office:change-info>
          </text:insertion>
        </text:changed-region>
        <text:changed-region xml:id="ct94090024714384" text:id="ct94090024714384">
          <text:insertion>
            <office:change-info>
              <dc:creator>Unknown Author</dc:creator>
              <dc:date>2020-12-02T22:41:50</dc:date>
            </office:change-info>
          </text:insertion>
        </text:changed-region>
        <text:changed-region xml:id="ct94090112272512" text:id="ct94090112272512">
          <text:insertion>
            <office:change-info>
              <dc:creator>Unknown Author</dc:creator>
              <dc:date>2020-12-02T22:41:54</dc:date>
            </office:change-info>
          </text:insertion>
        </text:changed-region>
        <text:changed-region xml:id="ct94090096008112" text:id="ct94090096008112">
          <text:deletion>
            <office:change-info>
              <dc:creator>Unknown Author</dc:creator>
              <dc:date>2020-12-02T22:28:33</dc:date>
            </office:change-info>
            <text:p text:style-name="P27">[leo@pc src]$ strace ./main out1 out2 &lt;test01.txt </text:p>
            <text:p text:style-name="P8">execve("./main", ["./main", "out1", "out2"], 0x7fff8d5fa130 /* 58 vars */) = 0</text:p>
            <text:p text:style-name="P8">brk(NULL) <text:s text:c="30"/>= 0x560c870ba000</text:p>
            <text:p text:style-name="P8">arch_prctl(0x3001 /* ARCH_??? */, 0x7ffd7edef110) = -1 EINVAL (Invalid argument)</text:p>
            <text:p text:style-name="P8">access("/etc/ld.so.preload", R_OK) <text:s text:c="5"/>= -1 ENOENT (No such file or directory)</text:p>
            <text:p text:style-name="P8">openat(AT_FDCWD, "/etc/ld.so.cache", O_RDONLY|O_CLOEXEC) = 3</text:p>
            <text:p text:style-name="P8">fstat(3, {st_mode=S_IFREG|0644, st_size=208114, ...}) = 0</text:p>
            <text:p text:style-name="P8">mmap(NULL, 208114, PROT_READ, MAP_PRIVATE, 3, 0) = 0x7f77afd07000</text:p>
            <text:p text:style-name="P8">close(3) <text:s text:c="31"/>= 0</text:p>
            <text:p text:style-name="P8">openat(AT_FDCWD, "/usr/lib/libc.so.6", O_RDONLY|O_CLOEXEC) = 3</text:p>
            <text:p text:style-name="P8">read(3, "\177ELF\2\1\1\3\0\0\0\0\0\0\0\0\3\0&gt;\0\1\0\0\0\220\202\2\0\0\0\0\0"..., 832) = 832</text:p>
            <text:p text:style-name="P8">pread64(3, "\6\0\0\0\4\0\0\0@\0\0\0\0\0\0\0@\0\0\0\0\0\0\0@\0\0\0\0\0\0\0"..., 784, 64) = 784</text:p>
            <text:p text:style-name="P8">pread64(3, "\4\0\0\0\20\0\0\0\5\0\0\0GNU\0\2\0\0\300\4\0\0\0\3\0\0\0\0\0\0\0", 32, 848) = 32</text:p>
            <text:p text:style-name="P8">pread64(3, "\4\0\0\0\24\0\0\0\3\0\0\0GNU\0\364[g\253(\257\25\201\313\250\344q&gt;\17\323\262"..., 68, 880) = 68</text:p>
            <text:p text:style-name="P8">fstat(3, {st_mode=S_IFREG|0755, st_size=2159552, ...}) = 0</text:p>
            <text:p text:style-name="P8">mmap(NULL, 8192, PROT_READ|PROT_WRITE, MAP_PRIVATE|MAP_ANONYMOUS, -1, 0) = 0x7f77afd05000</text:p>
            <text:p text:style-name="P8">pread64(3, "\6\0\0\0\4\0\0\0@\0\0\0\0\0\0\0@\0\0\0\0\0\0\0@\0\0\0\0\0\0\0"..., 784, 64) = 784</text:p>
            <text:p text:style-name="P8">mmap(NULL, 1868448, PROT_READ, MAP_PRIVATE|MAP_DENYWRITE, 3, 0) = 0x7f77afb3c000</text:p>
            <text:p text:style-name="P8">mmap(0x7f77afb62000, 1363968, PROT_READ|PROT_EXEC, MAP_PRIVATE|MAP_FIXED|MAP_DENYWRITE, 3, 0x26000) = 0x7f77afb62000</text:p>
            <text:p text:style-name="P8">mmap(0x7f77afcaf000, 311296, PROT_READ, MAP_PRIVATE|MAP_FIXED|MAP_DENYWRITE, 3, 0x173000) = 0x7f77afcaf000</text:p>
            <text:p text:style-name="P8">mmap(0x7f77afcfb000, 24576, PROT_READ|PROT_WRITE, MAP_PRIVATE|MAP_FIXED|MAP_DENYWRITE, 3, 0x1be000) = 0x7f77afcfb000</text:p>
            <text:p text:style-name="P8">mmap(0x7f77afd01000, 12960, PROT_READ|PROT_WRITE, MAP_PRIVATE|MAP_FIXED|MAP_ANONYMOUS, -1, 0) = 0x7f77afd01000</text:p>
            <text:p text:style-name="P8">close(3) <text:s text:c="31"/>= 0</text:p>
            <text:p text:style-name="P8">mmap(NULL, 8192, PROT_READ|PROT_WRITE, MAP_PRIVATE|MAP_ANONYMOUS, -1, 0) = 0x7f77afb3a000</text:p>
            <text:p text:style-name="P8">arch_prctl(ARCH_SET_FS, 0x7f77afd06580) = 0</text:p>
            <text:p text:style-name="P8">mprotect(0x7f77afcfb000, 12288, PROT_READ) = 0</text:p>
            <text:p text:style-name="P8">mprotect(0x560c85307000, 4096, PROT_READ) = 0</text:p>
            <text:p text:style-name="P8">mprotect(0x7f77afd66000, 4096, PROT_READ) = 0</text:p>
            <text:p text:style-name="P8">munmap(0x7f77afd07000, 208114) <text:s text:c="9"/>= 0</text:p>
            <text:p text:style-name="P8">fstat(1, {st_mode=S_IFCHR|0600, st_rdev=makedev(0x88, 0x2), ...}) = 0</text:p>
            <text:p text:style-name="P8">brk(NULL) <text:s text:c="30"/>= 0x560c870ba000</text:p>
            <text:p text:style-name="P8">brk(0x560c870db000) <text:s text:c="20"/>= 0x560c870db000</text:p>
            <text:p text:style-name="P8">write(1, "Name of the 1st child-output fil"..., 40Name of the 1st child-output file: out1</text:p>
            <text:p text:style-name="P8">) = 40</text:p>
            <text:p text:style-name="P8">write(1, "Name of the 2nd child-output fil"..., 40Name of the 2nd child-output file: out2</text:p>
            <text:p text:style-name="P8">) = 40</text:p>
            <text:p text:style-name="P8">pipe([3, 4]) <text:s text:c="27"/>= 0</text:p>
            <text:p text:style-name="P8">pipe([5, 6]) <text:s text:c="27"/>= 0</text:p>
            <text:p text:style-name="P8">clone(child_stack=NULL, flags=CLONE_CHILD_CLEARTID|CLONE_CHILD_SETTID|SIGCHLD, child_tidptr=0x7f77afd06850) = 13037</text:p>
            <text:p text:style-name="P8">clone(child_stack=NULL, flags=CLONE_CHILD_CLEARTID|CLONE_CHILD_SETTID|SIGCHLD, child_tidptr=0x7f77afd06850) = 13038</text:p>
            <text:p text:style-name="P8">close(3) <text:s text:c="31"/>= 0</text:p>
            <text:p text:style-name="P8">close(5) <text:s text:c="31"/>= 0</text:p>
            <text:p text:style-name="P8">write(1, "Enter strings to process: \n", 27Enter strings to process: </text:p>
            <text:p text:style-name="P8">) = 27</text:p>
            <text:p text:style-name="P8">fstat(0, {st_mode=S_IFREG|0644, st_size=286, ...}) = 0</text:p>
            <text:p text:style-name="P8">read(0, "\342\200\234The unexamined life is not wo"..., 4096) = 286</text:p>
            <text:p text:style-name="P8">write(6, "\342\200\234The unexamined life is not wo"..., 59) = 59</text:p>
            <text:p text:style-name="P8">write(6, "https://www.google.com/search?q="..., 130) = 130</text:p>
            <text:p text:style-name="P8">write(4, "123\n", 4) <text:s text:c="19"/>= 4</text:p>
            <text:p text:style-name="P8">write(4, "...biba\n", 8) <text:s text:c="15"/>= 8</text:p>
            <text:p text:style-name="P8">write(4, "boba...\n", 8) <text:s text:c="15"/>= 8</text:p>
            <text:p text:style-name="P8">write(6, "\342\200\234If God did not exist, it woul"..., 77) = 77</text:p>
            <text:p text:style-name="P8">read(0, "", 4096) <text:s text:c="22"/>= 0</text:p>
            <text:p text:style-name="P8">close(4) <text:s text:c="31"/>= 0</text:p>
            <text:p text:style-name="P8">close(6) <text:s text:c="31"/>= 0</text:p>
            <text:p text:style-name="P8">--- SIGCHLD {si_signo=SIGCHLD, si_code=CLD_EXITED, si_pid=13037, si_uid=1000, si_status=0, si_utime=0, si_stime=0} ---</text:p>
            <text:p text:style-name="P8">--- SIGCHLD {si_signo=SIGCHLD, si_code=CLD_EXITED, si_pid=13038, si_uid=1000, si_status=0, si_utime=0, si_stime=0} ---</text:p>
            <text:p text:style-name="P8">wait4(13037, [{WIFEXITED(s) &amp;&amp; WEXITSTATUS(s) == 0}], 0, NULL) = 13037</text:p>
            <text:p text:style-name="P8">write(1, "Child 1 exited, returned <text:s/>0\n", 28Child 1 exited, returned <text:s/>0</text:p>
            <text:p text:style-name="P8">) = 28</text:p>
            <text:p text:style-name="P8">wait4(13038, [{WIFEXITED(s) &amp;&amp; WEXITSTATUS(s) == 0}], 0, NULL) = 13038</text:p>
            <text:p text:style-name="P8">write(1, "Child 2 exited, returned <text:s/>0\n", 28Child 2 exited, returned <text:s/>0</text:p>
            <text:p text:style-name="P8">) = 28</text:p>
            <text:p text:style-name="P8">exit_group(0) <text:s text:c="26"/>= ?</text:p>
            <text:p text:style-name="P27">+++ exited with 0 </text:p>
          </text:deletion>
        </text:changed-region>
        <text:changed-region xml:id="ct94090093289184" text:id="ct94090093289184">
          <text:insertion>
            <office:change-info>
              <dc:creator>Unknown Author</dc:creator>
              <dc:date>2020-12-02T22:28:33</dc:date>
            </office:change-info>
          </text:insertion>
        </text:changed-region>
        <text:changed-region xml:id="ct94090093313424" text:id="ct94090093313424">
          <text:deletion>
            <office:change-info>
              <dc:creator>Unknown Author</dc:creator>
              <dc:date>2020-12-02T22:24:33</dc:date>
            </office:change-info>
            <text:p text:style-name="P52"><text:span text:style-name="T31">+++</text:span></text:p>
          </text:deletion>
        </text:changed-region>
        <text:changed-region xml:id="ct94090024622336" text:id="ct94090024622336">
          <text:deletion>
            <office:change-info>
              <dc:creator>Unknown Author</dc:creator>
              <dc:date>2020-12-02T22:28:37</dc:date>
            </office:change-info>
            <text:p text:style-name="P52"><text:span text:style-name="T13"/></text:p>
            <text:p text:style-name="P8"/>
            <text:p text:style-name="P59"><text:span text:style-name="T13"/></text:p>
          </text:deletion>
        </text:changed-region>
        <text:changed-region xml:id="ct94090098886832" text:id="ct94090098886832">
          <text:deletion>
            <office:change-info>
              <dc:creator>Unknown Author</dc:creator>
              <dc:date>2020-12-02T22:28:37</dc:date>
            </office:change-info>
            <text:p text:style-name="P59"><text:span text:style-name="T13">Очень «многословно» и не очень познавательно. Слишком много </text:span><text:span text:style-name="T26">не интересующих нас</text:span><text:span text:style-name="T13"> вызовов. <text:s/>Исправим это.</text:span></text:p>
          </text:deletion>
        </text:changed-region>
        <text:changed-region xml:id="ct94090002111552" text:id="ct94090002111552">
          <text:deletion>
            <office:change-info>
              <dc:creator>Unknown Author</dc:creator>
              <dc:date>2020-12-02T22:28:40</dc:date>
            </office:change-info>
            <text:p text:style-name="P44"/>
            <text:p text:style-name="P44"/>
          </text:deletion>
        </text:changed-region>
        <text:changed-region xml:id="ct94090110997568" text:id="ct94090110997568">
          <text:deletion>
            <office:change-info>
              <dc:creator>Unknown Author</dc:creator>
              <dc:date>2020-12-02T22:28:41</dc:date>
            </office:change-info>
            <text:p text:style-name="Standard_20__28_user_29_"><text:span text:style-name="T13"/></text:p>
            <text:p text:style-name="Standard_20__28_user_29_"><text:span text:style-name="T13"/></text:p>
          </text:deletion>
        </text:changed-region>
        <text:changed-region xml:id="ct94090111291968" text:id="ct94090111291968">
          <text:deletion>
            <office:change-info>
              <dc:creator>Unknown Author</dc:creator>
              <dc:date>2020-12-02T22:29:07</dc:date>
            </office:change-info>
            <text:p text:style-name="Standard_20__28_user_29_"><text:span text:style-name="T26">close</text:span></text:p>
          </text:deletion>
        </text:changed-region>
        <text:changed-region xml:id="ct94090111611920" text:id="ct94090111611920">
          <text:insertion>
            <office:change-info>
              <dc:creator>Unknown Author</dc:creator>
              <dc:date>2020-12-02T22:29:07</dc:date>
            </office:change-info>
          </text:insertion>
        </text:changed-region>
        <text:changed-region xml:id="ct94090095682976" text:id="ct94090095682976">
          <text:deletion>
            <office:change-info>
              <dc:creator>Unknown Author</dc:creator>
              <dc:date>2020-12-02T22:29:08</dc:date>
            </office:change-info>
            <text:p text:style-name="Standard_20__28_user_29_"><text:span text:style-name="T29">()</text:span></text:p>
          </text:deletion>
        </text:changed-region>
        <text:changed-region xml:id="ct94089992025856" text:id="ct94089992025856">
          <text:deletion>
            <office:change-info>
              <dc:creator>Unknown Author</dc:creator>
              <dc:date>2020-12-02T22:28:42</dc:date>
            </office:change-info>
            <text:p text:style-name="Standard_20__28_user_29_"><text:span text:style-name="T13"/></text:p>
            <text:p text:style-name="Standard_20__28_user_29_"><text:span text:style-name="T13"/></text:p>
          </text:deletion>
        </text:changed-region>
        <text:changed-region xml:id="ct94090034005360" text:id="ct94090034005360">
          <text:deletion>
            <office:change-info>
              <dc:creator>Unknown Author</dc:creator>
              <dc:date>2020-12-02T22:29:22</dc:date>
            </office:change-info>
            <text:p text:style-name="P8">[leo@pc src]$ strace -e close ./main out1 out2 &lt;test01.txt </text:p>
            <text:p text:style-name="P8">close(3) <text:s text:c="31"/>= 0</text:p>
            <text:p text:style-name="P8">close(3) <text:s text:c="31"/>= 0</text:p>
            <text:p text:style-name="P8">Name of the 1st child-output file: out1</text:p>
            <text:p text:style-name="P8">Name of the 2nd child-output file: out2</text:p>
            <text:p text:style-name="P8">close(3) <text:s text:c="31"/>= 0</text:p>
            <text:p text:style-name="P8">close(5) <text:s text:c="31"/>= 0</text:p>
            <text:p text:style-name="P8">Enter strings to process: </text:p>
            <text:p text:style-name="P8">close(4) <text:s text:c="31"/>= 0</text:p>
            <text:p text:style-name="P8">close(6) <text:s text:c="31"/>= 0</text:p>
            <text:p text:style-name="P8">--- SIGCHLD {si_signo=SIGCHLD, si_code=CLD_EXITED, si_pid=13590, si_uid=1000, si_status=0, si_utime=0, si_stime=0} ---</text:p>
            <text:p text:style-name="P8">--- SIGCHLD {si_signo=SIGCHLD, si_code=CLD_EXITED, si_pid=13589, si_uid=1000, si_status=0, si_utime=0, si_stime=0} ---</text:p>
            <text:p text:style-name="P8">Child 1 exited, returned <text:s/>0</text:p>
            <text:p text:style-name="P8">Child 2 exited, returned <text:s/>0</text:p>
            <text:p text:style-name="P8">+++ exited with 0 +++</text:p>
            <text:p text:style-name="P51"/>
            <text:p text:style-name="P11">Можно и несколько вызовов сразу: -e trace= и через запятую — список вызовов.</text:p>
            <text:p text:style-name="P51"/>
            <text:p text:style-name="P8">[leo@pc src]$ strace -e trace=mmap,close ./main out1 out2 &lt;test01.txt </text:p>
            <text:p text:style-name="P8">mmap(NULL, 208114, PROT_READ, MAP_PRIVATE, 3, 0) = 0x7f5573d47000</text:p>
            <text:p text:style-name="P8">close(3) <text:s text:c="31"/>= 0</text:p>
            <text:p text:style-name="P8">mmap(NULL, 8192, PROT_READ|PROT_WRITE, MAP_PRIVATE|MAP_ANONYMOUS, -1, 0) = 0x7f5573d45000</text:p>
            <text:p text:style-name="P8">mmap(NULL, 1868448, PROT_READ, MAP_PRIVATE|MAP_DENYWRITE, 3, 0) = 0x7f5573b7c000</text:p>
            <text:p text:style-name="P8">mmap(0x7f5573ba2000, 1363968, PROT_READ|PROT_EXEC, MAP_PRIVATE|MAP_FIXED|MAP_DENYWRITE, 3, 0x26000) = 0x7f5573ba2000</text:p>
            <text:p text:style-name="P8">mmap(0x7f5573cef000, 311296, PROT_READ, MAP_PRIVATE|MAP_FIXED|MAP_DENYWRITE, 3, 0x173000) = 0x7f5573cef000</text:p>
            <text:p text:style-name="P8">mmap(0x7f5573d3b000, 24576, PROT_READ|PROT_WRITE, MAP_PRIVATE|MAP_FIXED|MAP_DENYWRITE, 3, 0x1be000) = 0x7f5573d3b000</text:p>
            <text:p text:style-name="P8">mmap(0x7f5573d41000, 12960, PROT_READ|PROT_WRITE, MAP_PRIVATE|MAP_FIXED|MAP_ANONYMOUS, -1, 0) = 0x7f5573d41000</text:p>
            <text:p text:style-name="P8">close(3) <text:s text:c="31"/>= 0</text:p>
            <text:p text:style-name="P8">mmap(NULL, 8192, PROT_READ|PROT_WRITE, MAP_PRIVATE|MAP_ANONYMOUS, -1, 0) = 0x7f5573b7a000</text:p>
            <text:p text:style-name="P8">Name of the 1st child-output file: out1</text:p>
            <text:p text:style-name="P8">Name of the 2nd child-output file: out2</text:p>
            <text:p text:style-name="P8">close(3) <text:s text:c="31"/>= 0</text:p>
            <text:p text:style-name="P8">close(5) <text:s text:c="31"/>= 0</text:p>
            <text:p text:style-name="P8">Enter strings to process: </text:p>
            <text:p text:style-name="P8">close(4) <text:s text:c="31"/>= 0</text:p>
            <text:p text:style-name="P8">close(6) <text:s text:c="31"/>= 0</text:p>
            <text:p text:style-name="P8">--- SIGCHLD {si_signo=SIGCHLD, si_code=CLD_EXITED, si_pid=16380, si_uid=1000, si_status=0, si_utime=0, si_stime=0} ---</text:p>
            <text:p text:style-name="P8">--- SIGCHLD {si_signo=SIGCHLD, si_code=CLD_EXITED, si_pid=16379, si_uid=1000, si_status=0, si_utime=0, si_stime=0} ---</text:p>
            <text:p text:style-name="P8">Child 1 exited, returned <text:s/>0</text:p>
            <text:p text:style-name="P8">Child 2 exited, returned <text:s/>0</text:p>
            <text:p text:style-name="P8">+++ exited with 0 +++</text:p>
          </text:deletion>
        </text:changed-region>
        <text:changed-region xml:id="ct94090099131968" text:id="ct94090099131968">
          <text:insertion>
            <office:change-info>
              <dc:creator>Unknown Author</dc:creator>
              <dc:date>2020-12-02T22:29:22</dc:date>
            </office:change-info>
          </text:insertion>
        </text:changed-region>
        <text:changed-region xml:id="ct94090018845072" text:id="ct94090018845072">
          <text:deletion>
            <office:change-info>
              <dc:creator>Unknown Author</dc:creator>
              <dc:date>2020-12-02T22:29:31</dc:date>
            </office:change-info>
            <text:p text:style-name="P11"/>
            <text:p text:style-name="Standard_20__28_user_29_"><text:span text:style-name="T13">Но </text:span><text:span text:style-name="T26">на вызовы дочерних процессов</text:span><text:span text:style-name="T13"> взглянуть без определенного ключа не удастся.</text:span></text:p>
            <text:p text:style-name="P11"/>
          </text:deletion>
        </text:changed-region>
        <text:changed-region xml:id="ct94090024066096" text:id="ct94090024066096">
          <text:deletion>
            <office:change-info>
              <dc:creator>Unknown Author</dc:creator>
              <dc:date>2020-12-02T22:29:30</dc:date>
            </office:change-info>
            <text:p text:style-name="P51"><text:span text:style-name="T15"/></text:p>
            <text:p text:style-name="P51"><text:span text:style-name="T15"/></text:p>
          </text:deletion>
        </text:changed-region>
        <text:changed-region xml:id="ct94090095473248" text:id="ct94090095473248">
          <text:deletion>
            <office:change-info>
              <dc:creator>Unknown Author</dc:creator>
              <dc:date>2020-12-02T22:29:53</dc:date>
            </office:change-info>
            <text:p text:style-name="P10"/>
            <text:p text:style-name="P10">[leo@pc src]$ strace -f -e trace=write,read ./main out1 out2 &lt;test01.txt </text:p>
            <text:p text:style-name="P10">read(3, "\177ELF\2\1\1\3\0\0\0\0\0\0\0\0\3\0&gt;\0\1\0\0\0\220\202\2\0\0\0\0\0"..., 832) = 832</text:p>
            <text:p text:style-name="P10">write(1, "Name of the 1st child-output fil"..., 40Name of the 1st child-output file: out1</text:p>
            <text:p text:style-name="P10">) = 40</text:p>
            <text:p text:style-name="P10">write(1, "Name of the 2nd child-output fil"..., 40Name of the 2nd child-output file: out2</text:p>
            <text:p text:style-name="P10">) = 40</text:p>
            <text:p text:style-name="P10">strace: Process 24231 attached</text:p>
            <text:p text:style-name="P10">strace: Process 24232 attached</text:p>
            <text:p text:style-name="P10">[pid 24230] write(1, "Enter strings to process: \n", 27Enter strings to process: </text:p>
            <text:p text:style-name="P10">) = 27</text:p>
            <text:p text:style-name="P10">[pid 24230] read(0, <text:s/>&lt;unfinished ...&gt;</text:p>
            <text:p text:style-name="P10">[pid 24231] read(3, "\177ELF\2\1\1\3\0\0\0\0\0\0\0\0\3\0&gt;\0\1\0\0\0\220\202\2\0\0\0\0\0"..., 832) = 832</text:p>
            <text:p text:style-name="P10">[pid 24232] read(3, "\177ELF\2\1\1\3\0\0\0\0\0\0\0\0\3\0&gt;\0\1\0\0\0\220\202\2\0\0\0\0\0"..., 832) = 832</text:p>
            <text:p text:style-name="P10">[pid 24230] &lt;... read resumed&gt;"\342\200\234The unexamined life is not wo"..., 4096) = 286</text:p>
            <text:p text:style-name="P10">[pid 24230] write(6, "\342\200\234The unexamined life is not wo"..., 59) = 59</text:p>
            <text:p text:style-name="P10">[pid 24230] write(6, "https://www.google.com/search?q="..., 130) = 130</text:p>
            <text:p text:style-name="P10">[pid 24230] write(4, "123\n", 4) <text:s text:c="7"/>= 4</text:p>
            <text:p text:style-name="P10">[pid 24230] write(4, "...biba\n", 8) <text:s text:c="3"/>= 8</text:p>
            <text:p text:style-name="P10">[pid 24230] write(4, "boba...\n", 8) <text:s text:c="3"/>= 8</text:p>
            <text:p text:style-name="P10">[pid 24230] write(6, "\342\200\234If God did not exist, it woul"..., 77) = 77</text:p>
            <text:p text:style-name="P10">[pid 24230] read(0, "", 4096) <text:s text:c="10"/>= 0</text:p>
            <text:p text:style-name="P10">[pid 24231] read(0, "123\n...biba\nboba...\n", 4096) = 20</text:p>
            <text:p text:style-name="P10">[pid 24231] read(0, "", 4096) <text:s text:c="10"/>= 0</text:p>
            <text:p text:style-name="P10">[pid 24231] write(1, "1st Child 24231: Started!\nReceiv"..., 182 &lt;unfinished ...&gt;</text:p>
            <text:p text:style-name="P10">[pid 24232] read(0, "\342\200\234The unexamined life is not wo"..., 4096) = 266</text:p>
            <text:p text:style-name="P10">[pid 24231] &lt;... write resumed&gt;) <text:s text:c="7"/>= 182</text:p>
            <text:p text:style-name="P10">[pid 24232] read(0, "", 4096) <text:s text:c="10"/>= 0</text:p>
            <text:p text:style-name="P10">[pid 24232] write(1, "2nd Child 24232: Started!\nReceiv"..., 608) = 608</text:p>
            <text:p text:style-name="P10">[pid 24232] +++ exited with 0 +++</text:p>
            <text:p text:style-name="P10">[pid 24230] --- SIGCHLD {si_signo=SIGCHLD, si_code=CLD_EXITED, si_pid=24232, si_uid=1000, si_status=0, si_utime=0, si_stime=0} ---</text:p>
            <text:p text:style-name="P10">[pid 24231] +++ exited with 0 +++</text:p>
            <text:p text:style-name="P10">--- SIGCHLD {si_signo=SIGCHLD, si_code=CLD_EXITED, si_pid=24231, si_uid=1000, si_status=0, si_utime=0, si_stime=0} ---</text:p>
            <text:p text:style-name="P10">write(1, "Child 1 exited, returned <text:s/>0\n", 28Child 1 exited, returned <text:s/>0</text:p>
            <text:p text:style-name="P10">) = 28</text:p>
            <text:p text:style-name="P10">write(1, "Child 2 exited, returned <text:s/>0\n", 28Child 2 exited, returned <text:s/>0</text:p>
            <text:p text:style-name="P10">) = 28</text:p>
            <text:p text:style-name="P10">+++ exited with 0 +++</text:p>
          </text:deletion>
        </text:changed-region>
        <text:changed-region xml:id="ct94090013879776" text:id="ct94090013879776">
          <text:insertion>
            <office:change-info>
              <dc:creator>Unknown Author</dc:creator>
              <dc:date>2020-12-02T22:29:53</dc:date>
            </office:change-info>
          </text:insertion>
        </text:changed-region>
        <text:changed-region xml:id="ct94090095383152" text:id="ct94090095383152">
          <text:deletion>
            <office:change-info>
              <dc:creator>Unknown Author</dc:creator>
              <dc:date>2020-12-02T22:30:17</dc:date>
            </office:change-info>
            <text:p text:style-name="P10">[leo@pc src]$ strace -f -e trace=%process ./main out1 out2 &lt;test01.txt</text:p>
            <text:p text:style-name="P10">execve("./main", ["./main", "out1", "out2"], 0x7ffea199a518 /* 60 vars */) = 0</text:p>
            <text:p text:style-name="P10">Name of the 1st child-output file: out1</text:p>
            <text:p text:style-name="P10">Name of the 2nd child-output file: out2</text:p>
            <text:p text:style-name="P10">clone(child_stack=NULL, flags=CLONE_CHILD_CLEARTID|CLONE_CHILD_SETTID|SIGCHLD, child_tidptr=0x7f871c760850) = 17210</text:p>
            <text:p text:style-name="P10">strace: Process 17210 attached</text:p>
            <text:p text:style-name="P10">[pid 17209] clone(child_stack=NULL, flags=CLONE_CHILD_CLEARTID|CLONE_CHILD_SETTID|SIGCHLD, child_tidptr=0x7f871c760850) = 17211</text:p>
            <text:p text:style-name="P10">strace: Process 17211 attached</text:p>
            <text:p text:style-name="P10">Enter strings to process: </text:p>
            <text:p text:style-name="P10">[pid 17211] execve("./child2", ["child2"], 0x7ffda96841a8 /* 60 vars */) = 0</text:p>
            <text:p text:style-name="P10">[pid 17210] execve("./child1", ["child1"], 0x7ffda96841a8 /* 60 vars */) = 0</text:p>
            <text:p text:style-name="P10">[pid 17209] wait4(17210, <text:s/>&lt;unfinished ...&gt;</text:p>
            <text:p text:style-name="P10">[pid 17211] exit_group(0) <text:s text:c="14"/>= ?</text:p>
            <text:p text:style-name="P10">[pid 17211] +++ exited with 0 +++</text:p>
            <text:p text:style-name="P10">[pid 17209] &lt;... wait4 resumed&gt;0x7ffda9683e34, 0, NULL) = ? ERESTARTSYS (To be restarted if SA_RESTART is set)</text:p>
            <text:p text:style-name="P10">[pid 17209] --- SIGCHLD {si_signo=SIGCHLD, si_code=CLD_EXITED, si_pid=17211, si_uid=1000, si_status=0, si_utime=0, si_stime=0} ---</text:p>
            <text:p text:style-name="P10">[pid 17209] wait4(17210, <text:s/>&lt;unfinished ...&gt;</text:p>
            <text:p text:style-name="P10">[pid 17210] exit_group(0) <text:s text:c="14"/>= ?</text:p>
            <text:p text:style-name="P10">[pid 17210] +++ exited with 0 +++</text:p>
            <text:p text:style-name="P10">&lt;... wait4 resumed&gt;[{WIFEXITED(s) &amp;&amp; WEXITSTATUS(s) == 0}], 0, NULL) = 17210</text:p>
            <text:p text:style-name="P10">--- SIGCHLD {si_signo=SIGCHLD, si_code=CLD_EXITED, si_pid=17210, si_uid=1000, si_status=0, si_utime=0, si_stime=0} ---</text:p>
            <text:p text:style-name="P10">Child 1 exited, returned <text:s/>0</text:p>
            <text:p text:style-name="P10">wait4(17211, [{WIFEXITED(s) &amp;&amp; WEXITSTATUS(s) == 0}], 0, NULL) = 17211</text:p>
            <text:p text:style-name="P10">Child 2 exited, returned <text:s/>0</text:p>
            <text:p text:style-name="P10">exit_group(0) <text:s text:c="26"/>= ?</text:p>
            <text:p text:style-name="P10">+++ exited with 0 +++</text:p>
          </text:deletion>
        </text:changed-region>
        <text:changed-region xml:id="ct94090009406336" text:id="ct94090009406336">
          <text:insertion>
            <office:change-info>
              <dc:creator>Unknown Author</dc:creator>
              <dc:date>2020-12-02T22:30:17</dc:date>
            </office:change-info>
          </text:insertion>
        </text:changed-region>
        <text:changed-region xml:id="ct94090017364864" text:id="ct94090017364864">
          <text:deletion>
            <office:change-info>
              <dc:creator>Unknown Author</dc:creator>
              <dc:date>2020-12-02T22:30:32</dc:date>
            </office:change-info>
            <text:p text:style-name="Standard_20__28_user_29_"><text:span text:style-name="T32"/></text:p>
            <text:p text:style-name="P51"/>
            <text:p text:style-name="P58"><text:span text:style-name="T27"/></text:p>
          </text:deletion>
        </text:changed-region>
        <text:changed-region xml:id="ct94090017638784" text:id="ct94090017638784">
          <text:deletion>
            <office:change-info>
              <dc:creator>Unknown Author</dc:creator>
              <dc:date>2020-12-02T22:30:32</dc:date>
            </office:change-info>
            <text:p text:style-name="P58"><text:span text:style-name="T27">Пути к файлам вместо дескрипторов</text:span><text:span text:style-name="T12">:</text:span></text:p>
            <text:p text:style-name="P43"><text:span text:style-name="T32"/></text:p>
          </text:deletion>
        </text:changed-region>
        <text:changed-region xml:id="ct94090017638464" text:id="ct94090017638464">
          <text:deletion>
            <office:change-info>
              <dc:creator>Unknown Author</dc:creator>
              <dc:date>2020-12-02T22:30:32</dc:date>
            </office:change-info>
            <text:p text:style-name="P43"><text:span text:style-name="T32"/></text:p>
            <text:p text:style-name="P46">Ключ -y позволяет взглянуть на название файлов, с которыми работает процесс, вместо файловых дескрипторов:</text:p>
            <text:p text:style-name="P11"/>
            <text:p text:style-name="P28">[leo@pc src]$ strace -y -e read ./main out1 out2 &lt;test01.txt </text:p>
            <text:p text:style-name="P28">read(3&lt;/usr/lib/libc-2.32.so&gt;, "\177ELF\2\1\1\3\0\0\0\0\0\0\0\0\3\0&gt;\0\1\0\0\0\220\202\2\0\0\0\0\0"..., 832) = 832</text:p>
            <text:p text:style-name="P28">Name of the 1st child-output file: out1</text:p>
            <text:p text:style-name="P28">Name of the 2nd child-output file: out2</text:p>
            <text:p text:style-name="P28">Enter strings to process: </text:p>
            <text:p text:style-name="P28">read(0&lt;/home/leo/programming/OS/Lab1/src/test01.txt&gt;, "\342\200\234The unexamined life is not wo"..., 4096) = 286</text:p>
            <text:p text:style-name="P28">read(0&lt;/home/leo/programming/OS/Lab1/src/test01.txt&gt;, "", 4096) = 0</text:p>
            <text:p text:style-name="P28">--- SIGCHLD {si_signo=SIGCHLD, si_code=CLD_EXITED, si_pid=17353, si_uid=1000, si_status=0, si_utime=0, si_stime=0} ---</text:p>
            <text:p text:style-name="P28">--- SIGCHLD {si_signo=SIGCHLD, si_code=CLD_EXITED, si_pid=17352, si_uid=1000, si_status=0, si_utime=0, si_stime=0} ---</text:p>
            <text:p text:style-name="P28">Child 1 exited, returned <text:s/>0</text:p>
            <text:p text:style-name="P28">Child 2 exited, returned <text:s/>0</text:p>
            <text:p text:style-name="P28">+++ exited with 0 +++</text:p>
            <text:p text:style-name="P48"/>
            <text:p text:style-name="P43">Отображение времени выполнения вызова:</text:p>
            <text:p text:style-name="P48"/>
            <text:p text:style-name="P46">Посмотреть время выполнения того или иного вызова позволяет ключ -t:</text:p>
            <text:p text:style-name="P48"/>
            <text:p text:style-name="P28">[leo@pc src]$ strace -y -t -e read ./main out1 out2 &lt;test01.txt </text:p>
            <text:p text:style-name="P28">18:05:03 read(3&lt;/usr/lib/libc-2.32.so&gt;, "\177ELF\2\1\1\3\0\0\0\0\0\0\0\0\3\0&gt;\0\1\0\0\0\220\202\2\0\0\0\0\0"..., 832) = 832</text:p>
            <text:p text:style-name="P28">Name of the 1st child-output file: out1</text:p>
            <text:p text:style-name="P28">Name of the 2nd child-output file: out2</text:p>
            <text:p text:style-name="P28">Enter strings to process: </text:p>
            <text:p text:style-name="P28">18:05:03 read(0&lt;/home/leo/programming/OS/Lab1/src/test01.txt&gt;, "\342\200\234The unexamined life is not wo"..., 4096) = 286</text:p>
            <text:p text:style-name="P28">18:05:03 read(0&lt;/home/leo/programming/OS/Lab1/src/test01.txt&gt;, "", 4096) = 0</text:p>
            <text:p text:style-name="P28">18:05:03 --- SIGCHLD {si_signo=SIGCHLD, si_code=CLD_EXITED, si_pid=17476, si_uid=1000, si_status=0, si_utime=0, si_stime=0} ---</text:p>
            <text:p text:style-name="P28">Child 1 exited, returned <text:s/>0</text:p>
            <text:p text:style-name="P28">18:05:03 --- SIGCHLD {si_signo=SIGCHLD, si_code=CLD_EXITED, si_pid=17477, si_uid=1000, si_status=0, si_utime=0, si_stime=0} ---</text:p>
            <text:p text:style-name="P28">Child 2 exited, returned <text:s/>0</text:p>
            <text:p text:style-name="P28">18:05:03 +++ exited with 0 +++</text:p>
            <text:p text:style-name="P28"/>
            <text:p text:style-name="P43">Печать “относительной” времени вызова системных процессов:</text:p>
            <text:p text:style-name="P28"/>
            <text:p text:style-name="P28">[leo@pc src]$ strace -r -e close ./main out1 out2 &lt;test01.txt</text:p>
            <text:p text:style-name="P28"><text:s text:c="5"/>0.000000 close(3) <text:s text:c="17"/>= 0</text:p>
            <text:p text:style-name="P28"><text:s text:c="5"/>0.001310 close(3) <text:s text:c="17"/>= 0</text:p>
            <text:p text:style-name="P28">Name of the 1st child-output file: out1</text:p>
            <text:p text:style-name="P28">Name of the 2nd child-output file: out2</text:p>
            <text:p text:style-name="P28"><text:s text:c="5"/>0.002243 close(3) <text:s text:c="17"/>= 0</text:p>
            <text:p text:style-name="P28"><text:s text:c="5"/>0.000141 close(5) <text:s text:c="17"/>= 0</text:p>
            <text:p text:style-name="P28">Enter strings to process: </text:p>
            <text:p text:style-name="P28"><text:s text:c="5"/>0.000794 close(4) <text:s text:c="17"/>= 0</text:p>
            <text:p text:style-name="P28"><text:s text:c="5"/>0.000087 close(6) <text:s text:c="17"/>= 0</text:p>
            <text:p text:style-name="P28"><text:s text:c="5"/>0.000901 --- SIGCHLD {si_signo=SIGCHLD, si_code=CLD_EXITED, si_pid=27360, si_uid=1000, si_status=0, si_utime=0, si_stime=0} ---</text:p>
            <text:p text:style-name="P28">Child 1 exited, returned <text:s/>0</text:p>
            <text:p text:style-name="P28"><text:s text:c="5"/>0.002228 --- SIGCHLD {si_signo=SIGCHLD, si_code=CLD_EXITED, si_pid=27361, si_uid=1000, si_status=0, si_utime=0, si_stime=0} ---</text:p>
            <text:p text:style-name="P28">Child 2 exited, returned <text:s/>0</text:p>
            <text:p text:style-name="P28"><text:s text:c="5"/>0.000541 +++ exited with 0 +++</text:p>
            <text:p text:style-name="P28"/>
            <text:p text:style-name="P43">Сохранение вывода утилиты strace в файл</text:p>
            <text:p text:style-name="P43"/>
            <text:p text:style-name="P46">Ключ -o {filename} позволяет вывести лог в файл.</text:p>
            <text:p text:style-name="P46"/>
            <text:p text:style-name="P28">[leo@pc src]$ strace -o log.txt -e read ./main out1 out2 &lt;test01.txt -o log.txt</text:p>
            <text:p text:style-name="P28">Name of the 1st child-output file: out1</text:p>
            <text:p text:style-name="P28">Name of the 2nd child-output file: out2</text:p>
            <text:p text:style-name="P28">Enter strings to process: </text:p>
            <text:p text:style-name="P28">Child 1 exited, returned <text:s/>0</text:p>
            <text:p text:style-name="P28">Child 2 exited, returned <text:s/>0</text:p>
            <text:p text:style-name="P28">[leo@pc src]$ cat log.txt </text:p>
            <text:p text:style-name="P28">read(3, "\177ELF\2\1\1\3\0\0\0\0\0\0\0\0\3\0&gt;\0\1\0\0\0\220\202\2\0\0\0\0\0"..., 832) = 832</text:p>
            <text:p text:style-name="P28">read(0, "\342\200\234The unexamined life is not wo"..., 4096) = 286</text:p>
            <text:p text:style-name="P28">read(0, "", 4096) <text:s text:c="22"/>= 0</text:p>
            <text:p text:style-name="P28">--- SIGCHLD {si_signo=SIGCHLD, si_code=CLD_EXITED, si_pid=26803, si_uid=1000, si_status=0, si_utime=0, si_stime=0} ---</text:p>
            <text:p text:style-name="P28">--- SIGCHLD {si_signo=SIGCHLD, si_code=CLD_EXITED, si_pid=26804, si_uid=1000, si_status=0, si_utime=0, si_stime=0} ---</text:p>
            <text:p text:style-name="P28">+++ exited with 0 +++</text:p>
            <text:p text:style-name="P28"/>
            <text:p text:style-name="P43">Трассировка вызовов запущенного процесса:</text:p>
            <text:p text:style-name="P43"/>
            <text:p text:style-name="P58"><text:span text:style-name="T14"/></text:p>
          </text:deletion>
        </text:changed-region>
        <text:changed-region xml:id="ct94090098325872" text:id="ct94090098325872">
          <text:deletion>
            <office:change-info>
              <dc:creator>Unknown Author</dc:creator>
              <dc:date>2020-12-02T22:30:32</dc:date>
            </office:change-info>
            <text:p text:style-name="P58"><text:span text:style-name="T14">Для подключения к уже работающему процессу — </text:span><text:span text:style-name="T28">используется</text:span><text:span text:style-name="T14"> опция -p.</text:span></text:p>
            <text:p text:style-name="P11"><text:span text:style-name="T32"/></text:p>
          </text:deletion>
        </text:changed-region>
        <text:changed-region xml:id="ct94090016905232" text:id="ct94090016905232">
          <text:deletion>
            <office:change-info>
              <dc:creator>Unknown Author</dc:creator>
              <dc:date>2020-12-02T22:30:32</dc:date>
            </office:change-info>
            <text:p text:style-name="P11"><text:span text:style-name="T32"/></text:p>
            <text:p text:style-name="P46">Запустим main и оставим его ожидать входные данные. Узнаем его PID и подключимся к нему в другой консоли.</text:p>
            <text:p text:style-name="P11"/>
            <text:p text:style-name="P28">[leo@pc src]$ ./main out1 out2</text:p>
            <text:p text:style-name="P28">Name of the 1st child-output file: out1</text:p>
            <text:p text:style-name="P28">Name of the 2nd child-output file: out2</text:p>
            <text:p text:style-name="P28">Enter strings to process: </text:p>
            <text:p text:style-name="P10">[pc src]# ps -a</text:p>
            <text:p text:style-name="P10"><text:s text:c="4"/>PID TTY <text:s text:c="9"/>TIME CMD</text:p>
            <text:p text:style-name="P10"><text:s text:c="2"/>26363 pts/2 <text:s text:c="3"/>00:00:00 sudo</text:p>
            <text:p text:style-name="P10"><text:s text:c="2"/>26364 pts/2 <text:s text:c="3"/>00:00:00 bash</text:p>
            <text:p text:style-name="P10"><text:s text:c="2"/>26373 pts/2 <text:s text:c="3"/>00:00:00 sudo</text:p>
            <text:p text:style-name="P10"><text:s text:c="2"/>26374 pts/2 <text:s text:c="3"/>00:00:00 bash</text:p>
            <text:p text:style-name="P10"><text:s text:c="2"/>27293 pts/4 <text:s text:c="3"/>00:00:00 main</text:p>
            <text:p text:style-name="P10"><text:s text:c="2"/>27294 pts/4 <text:s text:c="3"/>00:00:00 child1</text:p>
            <text:p text:style-name="P10"><text:s text:c="2"/>27295 pts/4 <text:s text:c="3"/>00:00:00 child2</text:p>
            <text:p text:style-name="P10"><text:s text:c="2"/>27296 pts/2 <text:s text:c="3"/>00:00:00 ps</text:p>
            <text:p text:style-name="P10">[pc src]# strace -f -p 27293</text:p>
            <text:p text:style-name="P10">strace: Process 27293 attached</text:p>
            <text:p text:style-name="P10">read(0, "good evening\n", 1024) <text:s text:c="8"/>= 13</text:p>
            <text:p text:style-name="P10">write(6, "good evening\n", 13) <text:s text:c="9"/>= 13</text:p>
            <text:p text:style-name="P10">read(0, "how are you\n", 1024) <text:s text:c="9"/>= 12</text:p>
            <text:p text:style-name="P10">write(6, "how are you\n", 12) <text:s text:c="10"/>= 12</text:p>
            <text:p text:style-name="P10">read(0, "ewe ty dremliw drug prilesny?\n", 1024) = 30</text:p>
            <text:p text:style-name="P10">write(6, "ewe ty dremliw drug prilesny?\n", 30) = 30</text:p>
            <text:p text:style-name="P10">read(0, "one\n", 1024) <text:s text:c="17"/>= 4</text:p>
            <text:p text:style-name="P10">write(4, "one\n", 4) <text:s text:c="19"/>= 4</text:p>
            <text:p text:style-name="P10">read(0, "two\n", 1024) <text:s text:c="17"/>= 4</text:p>
            <text:p text:style-name="P10">write(4, "two\n", 4) <text:s text:c="19"/>= 4</text:p>
            <text:p text:style-name="P10">read(0, "\n", 1024) <text:s text:c="20"/>= 1</text:p>
            <text:p text:style-name="P10">write(4, "\n", 1) <text:s text:c="22"/>= 1</text:p>
            <text:p text:style-name="P10">read(0, "three\n", 1024) <text:s text:c="15"/>= 6</text:p>
            <text:p text:style-name="P10">write(4, "three\n", 6) <text:s text:c="17"/>= 6</text:p>
            <text:p text:style-name="P10">read(0, "bye!\n", 1024) <text:s text:c="16"/>= 5</text:p>
            <text:p text:style-name="P10">write(4, "bye!\n", 5) <text:s text:c="18"/>= 5</text:p>
            <text:p text:style-name="P10">read(0, "", 1024) <text:s text:c="22"/>= 0</text:p>
            <text:p text:style-name="P10">close(4) <text:s text:c="31"/>= 0</text:p>
            <text:p text:style-name="P10">close(6) <text:s text:c="31"/>= 0</text:p>
            <text:p text:style-name="P10">wait4(27294, 0x7ffe27d78c74, 0, NULL) <text:s text:c="2"/>= ? ERESTARTSYS (To be restarted if SA_RESTART is set)</text:p>
            <text:p text:style-name="P10">--- SIGCHLD {si_signo=SIGCHLD, si_code=CLD_EXITED, si_pid=27295, si_uid=1000, si_status=0, si_utime=0, si_stime=0} ---</text:p>
            <text:p text:style-name="P10">wait4(27294, [{WIFEXITED(s) &amp;&amp; WEXITSTATUS(s) == 0}], 0, NULL) = 27294</text:p>
            <text:p text:style-name="P10">--- SIGCHLD {si_signo=SIGCHLD, si_code=CLD_EXITED, si_pid=27294, si_uid=1000, si_status=0, si_utime=0, si_stime=0} ---</text:p>
            <text:p text:style-name="P10">write(1, "Child 1 exited, returned <text:s/>0\n", 28) = 28</text:p>
            <text:p text:style-name="P10">wait4(27295, [{WIFEXITED(s) &amp;&amp; WEXITSTATUS(s) == 0}], 0, NULL) = 27295</text:p>
            <text:p text:style-name="P10">write(1, "Child 2 exited, returned <text:s/>0\n", 28) = 28</text:p>
            <text:p text:style-name="P10">exit_group(0) <text:s text:c="26"/>= ?</text:p>
            <text:p text:style-name="P10">+++ exited with 0 +++</text:p>
            <text:p text:style-name="P10">[pc src]# </text:p>
            <text:p text:style-name="Standard_20__28_user_29_"><text:span text:style-name="T32"/></text:p>
          </text:deletion>
        </text:changed-region>
        <text:changed-region xml:id="ct94090009134752" text:id="ct94090009134752">
          <text:insertion>
            <office:change-info>
              <dc:creator>Unknown Author</dc:creator>
              <dc:date>2020-12-02T22:30:34</dc:date>
            </office:change-info>
          </text:insertion>
        </text:changed-region>
        <text:changed-region xml:id="ct94090018268112" text:id="ct94090018268112">
          <text:deletion>
            <office:change-info>
              <dc:creator>Unknown Author</dc:creator>
              <dc:date>2020-12-02T22:30:34</dc:date>
            </office:change-info>
            <text:p text:style-name="P43"/>
            <text:p text:style-name="P43"/>
          </text:deletion>
        </text:changed-region>
        <text:changed-region xml:id="ct94090003285584" text:id="ct94090003285584">
          <text:deletion>
            <office:change-info>
              <dc:creator>Unknown Author</dc:creator>
              <dc:date>2020-12-02T22:30:35</dc:date>
            </office:change-info>
            <text:p text:style-name="P46"/>
            <text:p text:style-name="P46"/>
          </text:deletion>
        </text:changed-region>
        <text:changed-region xml:id="ct94090023099520" text:id="ct94090023099520">
          <text:deletion>
            <office:change-info>
              <dc:creator>Unknown Author</dc:creator>
              <dc:date>2020-12-02T22:31:08</dc:date>
            </office:change-info>
            <text:p text:style-name="P29">[leo@pc src]$ strace -c ./main out1 out2 &lt;test01.txt </text:p>
            <text:p text:style-name="P28">Name of the 1st child-output file: out1</text:p>
            <text:p text:style-name="P28">Name of the 2nd child-output file: out2</text:p>
            <text:p text:style-name="P28">Enter strings to process: </text:p>
            <text:p text:style-name="P28">Child 1 exited, returned <text:s/>0</text:p>
            <text:p text:style-name="P28">Child 2 exited, returned <text:s/>0</text:p>
            <text:p text:style-name="P28">% time <text:s text:c="4"/>seconds <text:s/>usecs/call <text:s text:c="4"/>calls <text:s text:c="3"/>errors syscall</text:p>
            <text:p text:style-name="P28">------ ----------- ----------- --------- --------- ----------------</text:p>
            <text:p text:style-name="P28"><text:s/>72.69 <text:s text:c="3"/>0.002167 <text:s text:c="7"/>1083 <text:s text:c="8"/>2 <text:s text:c="10"/>wait4</text:p>
            <text:p text:style-name="P28"><text:s text:c="2"/>9.26 <text:s text:c="3"/>0.000276 <text:s text:c="8"/>138 <text:s text:c="8"/>2 <text:s text:c="10"/>clone</text:p>
            <text:p text:style-name="P28"><text:s text:c="2"/>6.84 <text:s text:c="3"/>0.000204 <text:s text:c="9"/>18 <text:s text:c="7"/>11 <text:s text:c="10"/>write</text:p>
            <text:p text:style-name="P28"><text:s text:c="2"/>2.65 <text:s text:c="3"/>0.000079 <text:s text:c="9"/>26 <text:s text:c="8"/>3 <text:s text:c="10"/>brk</text:p>
            <text:p text:style-name="P28"><text:s text:c="2"/>1.85 <text:s text:c="3"/>0.000055 <text:s text:c="9"/>18 <text:s text:c="8"/>3 <text:s text:c="10"/>mprotect</text:p>
            <text:p text:style-name="P28"><text:s text:c="2"/>1.61 <text:s text:c="3"/>0.000048 <text:s text:c="10"/>8 <text:s text:c="8"/>6 <text:s text:c="10"/>close</text:p>
            <text:p text:style-name="P28"><text:s text:c="2"/>1.51 <text:s text:c="3"/>0.000045 <text:s text:c="9"/>45 <text:s text:c="8"/>1 <text:s text:c="10"/>munmap</text:p>
            <text:p text:style-name="P28"><text:s text:c="2"/>1.51 <text:s text:c="3"/>0.000045 <text:s text:c="9"/>22 <text:s text:c="8"/>2 <text:s text:c="10"/>pipe</text:p>
            <text:p text:style-name="P28"><text:s text:c="2"/>1.07 <text:s text:c="3"/>0.000032 <text:s text:c="10"/>8 <text:s text:c="8"/>4 <text:s text:c="10"/>fstat</text:p>
            <text:p text:style-name="P28"><text:s text:c="2"/>1.01 <text:s text:c="3"/>0.000030 <text:s text:c="9"/>10 <text:s text:c="8"/>3 <text:s text:c="10"/>read</text:p>
            <text:p text:style-name="P28"><text:s text:c="2"/>0.00 <text:s text:c="3"/>0.000000 <text:s text:c="10"/>0 <text:s text:c="8"/>8 <text:s text:c="10"/>mmap</text:p>
            <text:p text:style-name="P28"><text:s text:c="2"/>0.00 <text:s text:c="3"/>0.000000 <text:s text:c="10"/>0 <text:s text:c="8"/>4 <text:s text:c="10"/>pread64</text:p>
            <text:p text:style-name="P28"><text:s text:c="2"/>0.00 <text:s text:c="3"/>0.000000 <text:s text:c="10"/>0 <text:s text:c="8"/>1 <text:s text:c="8"/>1 access</text:p>
            <text:p text:style-name="P28"><text:s text:c="2"/>0.00 <text:s text:c="3"/>0.000000 <text:s text:c="10"/>0 <text:s text:c="8"/>1 <text:s text:c="10"/>execve</text:p>
            <text:p text:style-name="P28"><text:s text:c="2"/>0.00 <text:s text:c="3"/>0.000000 <text:s text:c="10"/>0 <text:s text:c="8"/>2 <text:s text:c="8"/>1 arch_prctl</text:p>
            <text:p text:style-name="P28"><text:s text:c="2"/>0.00 <text:s text:c="3"/>0.000000 <text:s text:c="10"/>0 <text:s text:c="8"/>2 <text:s text:c="10"/>openat</text:p>
            <text:p text:style-name="P28">------ ----------- ----------- --------- --------- ----------------</text:p>
            <text:p text:style-name="P29">100.00 <text:s text:c="3"/>0.002981 <text:s text:c="9"/>54 <text:s text:c="7"/>55 <text:s text:c="8"/>2 total</text:p>
          </text:deletion>
        </text:changed-region>
        <text:changed-region xml:id="ct94090022168448" text:id="ct94090022168448">
          <text:insertion>
            <office:change-info>
              <dc:creator>Unknown Author</dc:creator>
              <dc:date>2020-12-02T22:31:08</dc:date>
            </office:change-info>
          </text:insertion>
        </text:changed-region>
        <text:changed-region xml:id="ct94089946790624" text:id="ct94089946790624">
          <text:deletion>
            <office:change-info>
              <dc:creator>Unknown Author</dc:creator>
              <dc:date>2020-12-02T22:31:23</dc:date>
            </office:change-info>
            <text:p text:style-name="P12">#include &lt;stdlib.h&gt;</text:p>
            <text:p text:style-name="P12">#include &lt;stdio.h&gt;</text:p>
            <text:p text:style-name="P12">#include &lt;unistd.h&gt;</text:p>
            <text:p text:style-name="P12">#include &lt;fcntl.h&gt;</text:p>
            <text:p text:style-name="P12">#include &lt;string.h&gt;</text:p>
            <text:p text:style-name="P12">#include &lt;sys/wait.h&gt;</text:p>
            <text:p text:style-name="P12"/>
            <text:p text:style-name="P12">#define MAX_FNAME_LENGTH 100</text:p>
            <text:p text:style-name="P12">#define MAX_STR_LENGTH 300</text:p>
            <text:p text:style-name="P12"/>
            <text:p text:style-name="P12">#define RD 0 // Read end of pipe</text:p>
            <text:p text:style-name="P12">#define WR 1 // Write end of pipe</text:p>
            <text:p text:style-name="P12"/>
            <text:p text:style-name="P12">pid_t createchild(int *myfd, int *exfd, char *filename)</text:p>
            <text:p text:style-name="P12">{</text:p>
            <text:p text:style-name="P12"><text:s text:c="4"/>pid_t pid = fork();</text:p>
            <text:p text:style-name="P12"><text:s text:c="4"/>if (pid &lt; 0)</text:p>
            <text:p text:style-name="P12"><text:s text:c="4"/>{</text:p>
            <text:p text:style-name="P12"><text:s text:c="8"/>perror("Fork err");</text:p>
            <text:p text:style-name="P12"><text:s text:c="8"/>exit(1);</text:p>
            <text:p text:style-name="P12"><text:s text:c="4"/>}</text:p>
            <text:p text:style-name="P12"><text:s text:c="4"/>if (pid == 0)</text:p>
            <text:p text:style-name="P12"><text:s text:c="4"/>{</text:p>
            <text:p text:style-name="P12"><text:s text:c="8"/>close(exfd[0]);</text:p>
            <text:p text:style-name="P12"><text:s text:c="8"/>close(exfd[1]);</text:p>
            <text:p text:style-name="P12"><text:s text:c="8"/>close(myfd[WR]);</text:p>
            <text:p text:style-name="P12"><text:s text:c="8"/>int file_out = open(filename, O_WRONLY | O_CREAT | O_TRUNC, 0777);</text:p>
            <text:p text:style-name="P12"><text:s text:c="8"/>if (file_out &lt; 0)</text:p>
            <text:p text:style-name="P12"><text:s text:c="8"/>{</text:p>
            <text:p text:style-name="P12"><text:s text:c="12"/>perror("File err");</text:p>
            <text:p text:style-name="P12"><text:s text:c="12"/>exit(1);</text:p>
            <text:p text:style-name="P12"><text:s text:c="8"/>}</text:p>
            <text:p text:style-name="P12"/>
            <text:p text:style-name="P12"><text:s text:c="8"/>int new_out = dup2(file_out, STDOUT_FILENO);</text:p>
            <text:p text:style-name="P12"><text:s text:c="8"/>close(file_out);</text:p>
            <text:p text:style-name="P12"><text:s text:c="8"/>if (new_out &lt; 0)</text:p>
            <text:p text:style-name="P12"><text:s text:c="8"/>{</text:p>
            <text:p text:style-name="P12"><text:s text:c="12"/>perror("Duping child stdout err");</text:p>
            <text:p text:style-name="P12"><text:s text:c="12"/>exit(1);</text:p>
            <text:p text:style-name="P12"><text:s text:c="8"/>}</text:p>
            <text:p text:style-name="P12"/>
            <text:p text:style-name="P12"><text:s text:c="8"/>int new_in = dup2(myfd[RD], STDIN_FILENO);</text:p>
            <text:p text:style-name="P12"><text:s text:c="8"/>close(myfd[RD]);</text:p>
            <text:p text:style-name="P12"><text:s text:c="8"/>if (new_in &lt; 0)</text:p>
            <text:p text:style-name="P12"><text:s text:c="8"/>{</text:p>
            <text:p text:style-name="P12"><text:s text:c="12"/>perror("Duping child stdin err");</text:p>
            <text:p text:style-name="P12"><text:s text:c="12"/>exit(1);</text:p>
            <text:p text:style-name="P12"><text:s text:c="8"/>}</text:p>
            <text:p text:style-name="P12"/>
            <text:p text:style-name="P12"><text:s text:c="8"/>if (execlp("/home/leo/programming/OS/Lab2/src/child", "child", NULL) &lt; 0)</text:p>
            <text:p text:style-name="P12"><text:s text:c="8"/>{</text:p>
            <text:p text:style-name="P12"><text:s text:c="12"/>perror("Execl err");</text:p>
            <text:p text:style-name="P12"><text:s text:c="12"/>exit(1);</text:p>
            <text:p text:style-name="P12"><text:s text:c="8"/>}</text:p>
            <text:p text:style-name="P12"><text:s text:c="4"/>}</text:p>
            <text:p text:style-name="P12"><text:s text:c="4"/>return pid;</text:p>
            <text:p text:style-name="P12">}</text:p>
            <text:p text:style-name="P12"/>
            <text:p text:style-name="P12">char *ufgets(FILE *stream)</text:p>
            <text:p text:style-name="P12">{</text:p>
            <text:p text:style-name="P12"><text:s text:c="4"/>unsigned int maxlen = 128, size = 128;</text:p>
            <text:p text:style-name="P12"><text:s text:c="4"/>char *buffer = (char *)malloc(maxlen);</text:p>
            <text:p text:style-name="P12"/>
            <text:p text:style-name="P12"><text:s text:c="4"/>if (buffer != NULL) /* NULL if malloc() fails */</text:p>
            <text:p text:style-name="P12"><text:s text:c="4"/>{</text:p>
            <text:p text:style-name="P12"><text:s text:c="8"/>int ch = EOF;</text:p>
            <text:p text:style-name="P12"><text:s text:c="8"/>int pos = 0;</text:p>
            <text:p text:style-name="P12"/>
            <text:p text:style-name="P12"><text:s text:c="8"/>/* Read input one character at a time, resizing the buffer as necessary */</text:p>
            <text:p text:style-name="P12"><text:s text:c="8"/>while ((ch = fgetc(stream)) != '\n' &amp;&amp; ch != EOF &amp;&amp; !feof(stream))</text:p>
            <text:p text:style-name="P12"><text:s text:c="8"/>{</text:p>
            <text:p text:style-name="P12"><text:s text:c="12"/>buffer[pos++] = ch;</text:p>
            <text:p text:style-name="P12"><text:s text:c="12"/>if (pos == size) /* Next character to be inserted needs more memory */</text:p>
            <text:p text:style-name="P12"><text:s text:c="12"/>{</text:p>
            <text:p text:style-name="P12"><text:s text:c="16"/>size = pos + maxlen;</text:p>
            <text:p text:style-name="P12"><text:s text:c="16"/>buffer = (char *)realloc(buffer, size);</text:p>
            <text:p text:style-name="P12"><text:s text:c="12"/>}</text:p>
            <text:p text:style-name="P12"><text:s text:c="8"/>}</text:p>
            <text:p text:style-name="P12"><text:s text:c="8"/>buffer[pos] = '\0'; /* Null-terminate the completed string */</text:p>
            <text:p text:style-name="P12"><text:s text:c="4"/>}</text:p>
            <text:p text:style-name="P12"><text:s text:c="4"/>return buffer;</text:p>
            <text:p text:style-name="P12">}</text:p>
            <text:p text:style-name="P12"/>
            <text:p text:style-name="P12">int main(int argc, char *argv[])</text:p>
            <text:p text:style-name="P12">{</text:p>
            <text:p text:style-name="P12"><text:s text:c="4"/>if (argc &lt; 3)</text:p>
            <text:p text:style-name="P12"><text:s text:c="4"/>{</text:p>
            <text:p text:style-name="P12"><text:s text:c="8"/>printf("Usage: ./main filename1 filename2\n");</text:p>
            <text:p text:style-name="P12"><text:s text:c="8"/>exit(-1);</text:p>
            <text:p text:style-name="P12"><text:s text:c="4"/>}</text:p>
            <text:p text:style-name="P12"/>
            <text:p text:style-name="P12"><text:s text:c="4"/>char *filename1, *filename2;</text:p>
            <text:p text:style-name="P12"><text:s text:c="4"/>printf("Name of the 1st child-output file: %s\n", argv[1]);</text:p>
            <text:p text:style-name="P12"><text:s text:c="4"/>printf("Name of the 2nd child-output file: %s\n", argv[2]);</text:p>
            <text:p text:style-name="P12"><text:s text:c="4"/>filename1 = argv[1], filename2 = argv[2];</text:p>
            <text:p text:style-name="P12"/>
            <text:p text:style-name="P12"><text:s text:c="4"/>int fd[2][2];</text:p>
            <text:p text:style-name="P12"><text:s text:c="4"/>for (int i = 0; i &lt; 2; ++i)</text:p>
            <text:p text:style-name="P12"><text:s text:c="4"/>{</text:p>
            <text:p text:style-name="P12"><text:s text:c="8"/>if (pipe(fd[i]) &lt; 0)</text:p>
            <text:p text:style-name="P12"><text:s text:c="8"/>{</text:p>
            <text:p text:style-name="P12"><text:s text:c="12"/>perror("Pipe error");</text:p>
            <text:p text:style-name="P12"><text:s text:c="12"/>exit(1);</text:p>
            <text:p text:style-name="P12"><text:s text:c="8"/>}</text:p>
            <text:p text:style-name="P12"><text:s text:c="4"/>}</text:p>
            <text:p text:style-name="P12"/>
            <text:p text:style-name="P12"><text:s text:c="4"/>pid_t pid1, pid2;</text:p>
            <text:p text:style-name="P12"><text:s text:c="4"/>pid1 = createchild(fd[0], fd[1], filename1);</text:p>
            <text:p text:style-name="P12"><text:s text:c="4"/>pid2 = createchild(fd[1], fd[0], filename2);</text:p>
            <text:p text:style-name="P12"/>
            <text:p text:style-name="P12"><text:s text:c="4"/>close(fd[0][RD]);</text:p>
            <text:p text:style-name="P12"><text:s text:c="4"/>close(fd[1][RD]);</text:p>
            <text:p text:style-name="P12"/>
            <text:p text:style-name="P12"><text:s text:c="4"/>printf("Enter strings to process: \n");</text:p>
            <text:p text:style-name="P12"><text:s text:c="4"/>char *msg;</text:p>
            <text:p text:style-name="P12"><text:s text:c="4"/>while ( (msg = ufgets(stdin)) &amp;&amp; msg[0] != '\0')</text:p>
            <text:p text:style-name="P12"><text:s text:c="4"/>{</text:p>
            <text:p text:style-name="P12"><text:s text:c="8"/>msg[strlen(msg)] = '\n';</text:p>
            <text:p text:style-name="P12"><text:s text:c="8"/>if (strlen(msg) &lt;= 10)</text:p>
            <text:p text:style-name="P12"><text:s text:c="8"/>{</text:p>
            <text:p text:style-name="P12"><text:s text:c="12"/>if (write(fd[0][WR], msg, strlen(msg)) &lt; 0)</text:p>
            <text:p text:style-name="P12"><text:s text:c="12"/>{</text:p>
            <text:p text:style-name="P12"><text:s text:c="16"/>perror("Write err");</text:p>
            <text:p text:style-name="P12"><text:s text:c="16"/>exit(1);</text:p>
            <text:p text:style-name="P12"><text:s text:c="12"/>}</text:p>
            <text:p text:style-name="P12"><text:s text:c="8"/>}</text:p>
            <text:p text:style-name="P12"><text:s text:c="8"/>else</text:p>
            <text:p text:style-name="P12"><text:s text:c="8"/>{</text:p>
            <text:p text:style-name="P12"><text:s text:c="12"/>if (write(fd[1][WR], msg, strlen(msg)) &lt; 0)</text:p>
            <text:p text:style-name="P12"><text:s text:c="12"/>{</text:p>
            <text:p text:style-name="P12"><text:s text:c="16"/>perror("Write err");</text:p>
            <text:p text:style-name="P12"><text:s text:c="16"/>exit(1);</text:p>
            <text:p text:style-name="P12"><text:s text:c="12"/>}</text:p>
            <text:p text:style-name="P12"><text:s text:c="8"/>}</text:p>
            <text:p text:style-name="P12"><text:s text:c="4"/>}</text:p>
            <text:p text:style-name="P12"/>
            <text:p text:style-name="P12"><text:s text:c="4"/>close(fd[0][WR]);</text:p>
            <text:p text:style-name="P12"><text:s text:c="4"/>close(fd[1][WR]);</text:p>
            <text:p text:style-name="P12"/>
            <text:p text:style-name="P12"><text:s text:c="4"/>int statusChild1, statusChild2;</text:p>
            <text:p text:style-name="P12"><text:s text:c="4"/>waitpid(pid1, &amp;statusChild1, 0);</text:p>
            <text:p text:style-name="P12"><text:s text:c="4"/>if (WIFEXITED(statusChild1))</text:p>
            <text:p text:style-name="P12"><text:s text:c="4"/>{</text:p>
            <text:p text:style-name="P12"><text:s text:c="8"/>printf("Child 1 exited, returned <text:s/>%d\n", WEXITSTATUS(statusChild1));</text:p>
            <text:p text:style-name="P12"><text:s text:c="4"/>}</text:p>
            <text:p text:style-name="P12"><text:s text:c="4"/>else</text:p>
            <text:p text:style-name="P12"><text:s text:c="4"/>{</text:p>
            <text:p text:style-name="P12"><text:s text:c="8"/>fprintf(stderr, "Something is wrong with 1st child process\n");</text:p>
            <text:p text:style-name="P12"><text:s text:c="4"/>}</text:p>
            <text:p text:style-name="P12"><text:s text:c="4"/>waitpid(pid2, &amp;statusChild2, 0);</text:p>
            <text:p text:style-name="P12"><text:s text:c="4"/>if (WIFEXITED(statusChild1))</text:p>
            <text:p text:style-name="P12"><text:s text:c="4"/>{</text:p>
            <text:p text:style-name="P12"><text:s text:c="8"/>printf("Child 2 exited, returned <text:s/>%d\n", WEXITSTATUS(statusChild2));</text:p>
            <text:p text:style-name="P12"><text:s text:c="4"/>}</text:p>
            <text:p text:style-name="P12"><text:s text:c="4"/>else</text:p>
            <text:p text:style-name="P12"><text:s text:c="4"/>{</text:p>
            <text:p text:style-name="P12"><text:s text:c="8"/>fprintf(stderr, "Something is wrong with 2nd child process\n");</text:p>
            <text:p text:style-name="P12"><text:s text:c="4"/>}</text:p>
            <text:p text:style-name="P12"/>
            <text:p text:style-name="P12"><text:s text:c="4"/>free(msg);</text:p>
            <text:p text:style-name="P12"/>
            <text:p text:style-name="P12"><text:s text:c="4"/>return 0;</text:p>
            <text:p text:style-name="P12">}</text:p>
            <text:p text:style-name="P12"/>
          </text:deletion>
        </text:changed-region>
        <text:changed-region xml:id="ct94090001188688" text:id="ct94090001188688">
          <text:insertion>
            <office:change-info>
              <dc:creator>Unknown Author</dc:creator>
              <dc:date>2020-12-02T22:31:23</dc:date>
            </office:change-info>
          </text:insertion>
        </text:changed-region>
        <text:changed-region xml:id="ct94090108394912" text:id="ct94090108394912">
          <text:deletion>
            <office:change-info>
              <dc:creator>Unknown Author</dc:creator>
              <dc:date>2020-12-02T22:31:36</dc:date>
            </office:change-info>
            <text:p text:style-name="P12">#include &lt;stdio.h&gt;</text:p>
            <text:p text:style-name="P12">#include &lt;unistd.h&gt;</text:p>
            <text:p text:style-name="P12">#include &lt;string.h&gt;</text:p>
            <text:p text:style-name="P12">#include &lt;ctype.h&gt;</text:p>
            <text:p text:style-name="P56"/>
            <text:p text:style-name="P12">#define INBUFSIZE 300 // Buffer size</text:p>
            <text:p text:style-name="P56"/>
            <text:p text:style-name="P12">int isVowel(char t)</text:p>
            <text:p text:style-name="P12">{</text:p>
            <text:p text:style-name="P12"><text:s text:c="4"/>t = tolower(t);</text:p>
            <text:p text:style-name="P12"><text:s text:c="4"/>if (t == 'a' || t == 'e' || t == 'i' || t == 'o' || t == 'u' || t == 'y')</text:p>
            <text:p text:style-name="P12"><text:s text:c="8"/>return 1;</text:p>
            <text:p text:style-name="P12"><text:s text:c="4"/>return 0;</text:p>
            <text:p text:style-name="P12">}</text:p>
            <text:p text:style-name="P56"/>
            <text:p text:style-name="P12">int main(void)</text:p>
            <text:p text:style-name="P12">{</text:p>
            <text:p text:style-name="P12"><text:s text:c="4"/>char *buff = NULL, res[INBUFSIZE];</text:p>
            <text:p text:style-name="P56"/>
            <text:p text:style-name="P12"><text:s text:c="4"/>size_t len;</text:p>
            <text:p text:style-name="P12"><text:s text:c="4"/>while (getline(&amp;buff, &amp;len, stdin) != -1)</text:p>
            <text:p text:style-name="P12"><text:s text:c="4"/>{</text:p>
            <text:p text:style-name="P12"><text:s text:c="8"/>buff[strlen(buff) - 1] = '\0';</text:p>
            <text:p text:style-name="P56"/>
            <text:p text:style-name="P12"><text:s text:c="8"/>int d = 0;</text:p>
            <text:p text:style-name="P12"><text:s text:c="8"/>for (int i = 0; i &lt; strlen(buff); ++i)</text:p>
            <text:p text:style-name="P12"><text:s text:c="8"/>{</text:p>
            <text:p text:style-name="P12"><text:s text:c="12"/>if (!isVowel(buff[i]))</text:p>
            <text:p text:style-name="P12"><text:s text:c="12"/>{</text:p>
            <text:p text:style-name="P12"><text:s text:c="16"/>res[d++] = buff[i];</text:p>
            <text:p text:style-name="P12"><text:s text:c="12"/>}</text:p>
            <text:p text:style-name="P12"><text:s text:c="8"/>}</text:p>
            <text:p text:style-name="P12"><text:s text:c="8"/>res[d] = '\0';</text:p>
            <text:p text:style-name="P56"/>
            <text:p text:style-name="P12"><text:s text:c="8"/>printf("%s\n", res);</text:p>
            <text:p text:style-name="P12"><text:s text:c="4"/>}</text:p>
            <text:p text:style-name="P56"/>
            <text:p text:style-name="P12"><text:s text:c="4"/>return 0;</text:p>
            <text:p text:style-name="P12">}</text:p>
          </text:deletion>
        </text:changed-region>
        <text:changed-region xml:id="ct94090029753344" text:id="ct94090029753344">
          <text:insertion>
            <office:change-info>
              <dc:creator>Unknown Author</dc:creator>
              <dc:date>2020-12-02T22:31:36</dc:date>
            </office:change-info>
          </text:insertion>
        </text:changed-region>
        <text:changed-region xml:id="ct94090015644864" text:id="ct94090015644864">
          <text:insertion>
            <office:change-info>
              <dc:creator>Unknown Author</dc:creator>
              <dc:date>2020-12-02T22:32:07</dc:date>
            </office:change-info>
          </text:insertion>
        </text:changed-region>
        <text:changed-region xml:id="ct94090000224816" text:id="ct94090000224816">
          <text:insertion>
            <office:change-info>
              <dc:creator>Unknown Author</dc:creator>
              <dc:date>2020-12-02T22:41:00</dc:date>
            </office:change-info>
          </text:insertion>
        </text:changed-region>
        <text:changed-region xml:id="ct94090014223968" text:id="ct94090014223968">
          <text:insertion>
            <office:change-info>
              <dc:creator>Unknown Author</dc:creator>
              <dc:date>2020-12-02T22:32:52</dc:date>
            </office:change-info>
          </text:insertion>
        </text:changed-region>
        <text:changed-region xml:id="ct94090004342416" text:id="ct94090004342416">
          <text:insertion>
            <office:change-info>
              <dc:creator>Unknown Author</dc:creator>
              <dc:date>2020-12-02T22:37:18</dc:date>
            </office:change-info>
          </text:insertion>
        </text:changed-region>
        <text:changed-region xml:id="ct94090016226368" text:id="ct94090016226368">
          <text:deletion>
            <office:change-info>
              <dc:creator>Unknown Author</dc:creator>
              <dc:date>2020-12-02T22:34:49</dc:date>
            </office:change-info>
            <text:p text:style-name="P35">По мере выполнения данной лабораторной работы я закрепил знания о работе с файловыми дескрипторами, </text:p>
          </text:deletion>
        </text:changed-region>
        <text:changed-region xml:id="ct94090015748752" text:id="ct94090015748752">
          <text:deletion>
            <office:change-info>
              <dc:creator>Unknown Author</dc:creator>
              <dc:date>2020-12-02T22:32:23</dc:date>
            </office:change-info>
            <text:p text:style-name="P35">улучшил навыки </text:p>
          </text:deletion>
        </text:changed-region>
        <text:changed-region xml:id="ct94090017339376" text:id="ct94090017339376">
          <text:deletion>
            <office:change-info>
              <dc:creator>Unknown Author</dc:creator>
              <dc:date>2020-12-02T22:34:49</dc:date>
            </office:change-info>
            <text:p text:style-name="P35">создания новых процессов внутри основной программы, познал суть их коммуникации по неименованным каналам. Также я научился замещать образ процессов с помощью функций семейства exec и разобрался с тем, как ожидать завершения работы процессов-потомков. </text:p>
            <text:p text:style-name="P35"><text:span text:style-name="T2"/></text:p>
          </text:deletion>
        </text:changed-region>
        <text:changed-region xml:id="ct94090022639296" text:id="ct94090022639296">
          <text:deletion>
            <office:change-info>
              <dc:creator>Unknown Author</dc:creator>
              <dc:date>2020-12-02T22:34:53</dc:date>
            </office:change-info>
            <text:p text:style-name="P54"><text:span text:style-name="T2">Многопроцессорность — сила: благодаря ей ОС выполняет разделение памяти и прочих ресурсов </text:span><text:span text:style-name="T21">между ними</text:span><text:span text:style-name="T2"> и, как следствие:</text:span></text:p>
            <text:p text:style-name="P33">а) внезапно упавший процесс не уронит остальные; </text:p>
            <text:p text:style-name="P33">б) если в процессе начал выполняться чужеродный код (например, из-за RCE уязвимости), то он не получит доступ к содержимому памяти в других процессах. </text:p>
            <text:p text:style-name="P33"/>
            <text:p text:style-name="P54"><text:span text:style-name="T21">М</text:span><text:span text:style-name="T2">ногопроцессорность сегодня можно увидеть, например, в браузерах, когда отдельные вкладки выполняются в разных процессах, и упавшая вкладка (из-за js или из-за кривого плагина) тянет за собой не весь браузер, а только себя или еще пару вкладок.</text:span></text:p>
            <text:p text:style-name="P33"/>
            <text:p text:style-name="P54"><text:span text:style-name="T2">Еще важно заметить, что многопроцессорные программы часто потребляют большое количество памяти, что не есть хорошо. IPC (межпроцессное взаимодействие) - довольно сложный с большими накладными расходами процесс. </text:span></text:p>
          </text:deletion>
        </text:changed-region>
        <text:changed-region xml:id="ct94090048511408" text:id="ct94090048511408">
          <text:insertion>
            <office:change-info>
              <dc:creator>Unknown Author</dc:creator>
              <dc:date>2020-12-02T22:39:12</dc:date>
            </office:change-info>
          </text:insertion>
        </text:changed-region>
        <text:changed-region xml:id="ct94090044985040" text:id="ct94090044985040">
          <text:insertion>
            <office:change-info>
              <dc:creator>Unknown Author</dc:creator>
              <dc:date>2020-12-02T22:34:53</dc:date>
            </office:change-info>
          </text:insertion>
        </text:changed-region>
        <text:changed-region xml:id="ct94090022134688" text:id="ct94090022134688">
          <text:insertion>
            <office:change-info>
              <dc:creator>Unknown Author</dc:creator>
              <dc:date>2020-12-02T22:40:02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Московский Авиационный Институт</text:p>
      <text:p text:style-name="P5">(Национальный Исследовательский Университет)</text:p>
      <text:p text:style-name="P5"/>
      <text:p text:style-name="P5">Факультет информационных технологий и прикладной математики</text:p>
      <text:p text:style-name="P5">Кафедра вычислительной математики и программирования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pan text:style-name="T9">Лабораторная работа №</text:span><text:change text:change-id="ct94089990443856"/><text:change-start text:change-id="ct94090009841488"/><text:span text:style-name="T25">4</text:span><text:change-end text:change-id="ct94090009841488"/></text:p>
      <text:p text:style-name="P38">по курсу «Операционные системы»</text:p>
      <text:p text:style-name="P3"><text:span text:style-name="T10">III</text:span><text:span text:style-name="T9"> Семестр</text:span></text:p>
      <text:p text:style-name="P6"/>
      <text:p text:style-name="P6">Вариант 17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1">Студент:</text:p>
          </table:table-cell>
          <table:table-cell table:style-name="Table1.B1" office:value-type="string">
            <text:p text:style-name="P62">Короткевич Л. В.</text:p>
          </table:table-cell>
        </table:table-row>
        <table:table-row table:style-name="Table1.1">
          <table:table-cell table:style-name="Table1.A2" office:value-type="string">
            <text:p text:style-name="P61">Группа:</text:p>
          </table:table-cell>
          <table:table-cell table:style-name="Table1.B2" office:value-type="string">
            <text:p text:style-name="P13">М80-208Б-19</text:p>
          </table:table-cell>
        </table:table-row>
        <table:table-row table:style-name="Table1.1">
          <table:table-cell table:style-name="Table1.A3" office:value-type="string">
            <text:p text:style-name="P61">Преподаватель:</text:p>
          </table:table-cell>
          <table:table-cell table:style-name="Table1.B3" office:value-type="string">
            <text:p text:style-name="P13">Миронов Е.С</text:p>
          </table:table-cell>
        </table:table-row>
        <table:table-row table:style-name="Table1.1">
          <table:table-cell table:style-name="Table1.A4" office:value-type="string">
            <text:p text:style-name="P61">Оценка:</text:p>
          </table:table-cell>
          <table:table-cell table:style-name="Table1.B4" office:value-type="string">
            <text:p text:style-name="P13"/>
          </table:table-cell>
        </table:table-row>
        <table:table-row table:style-name="Table1.1">
          <table:table-cell table:style-name="Table1.A5" office:value-type="string">
            <text:p text:style-name="P61">Дата:</text:p>
          </table:table-cell>
          <table:table-cell table:style-name="Table1.B5" office:value-type="string">
            <text:p text:style-name="P13"/>
          </table:table-cell>
        </table:table-row>
      </table:table>
      <text:p text:style-name="P6"/>
      <text:p text:style-name="P6"/>
      <text:p text:style-name="P6"/>
      <text:p text:style-name="P6"/>
      <text:p text:style-name="P5"><text:soft-page-break/>Москва 2020</text:p>
      <text:p text:style-name="P5"/>
      <text:p text:style-name="P40">1. Постановка задачи</text:p>
      <text:p text:style-name="P18"><text:change text:change-id="ct94090029758160"/><text:change-start text:change-id="ct94090162179136"/><text:span text:style-name="T18">Цель работы:</text:span></text:p>
      <text:list xml:id="list110291187" text:style-name="L2">
        <text:list-item>
          <text:p text:style-name="P19"><text:span text:style-name="T11">Освоение принципов работы с файловыми системами</text:span></text:p>
        </text:list-item>
        <text:list-item>
          <text:p text:style-name="P19"><text:span text:style-name="T11">Обеспечение обмена данных между процессами посредством технологии «File mapping»</text:span></text:p>
        </text:list-item>
      </text:list>
      <text:p text:style-name="P21"><text:span text:style-name="T11">Задание:</text:span></text:p>
      <text:p text:style-name="P20"><text:span text:style-name="T11"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 создать для решение задачи один или несколько дочерних процессов. Взаимодействие между процессами осуществляется через системные сигналы/события и/или через отображаемые файлы (memory-mapped files).</text:span></text:p>
      <text:p text:style-name="P18">Необходимо обрабатывать системные ошибки, которые могут возникнуть в результате работы.<text:change-end text:change-id="ct94090162179136"/></text:p>
      <text:p text:style-name="P22">Группа вариантов 5: </text:p>
      <text:p text:style-name="P23">Родительский процесс создает два дочерних процесса. Первой строкой пользователь в консоль родительского процесса вводит имя файла, которое будет использовано для открытия File с таким именем на запись для child1. Аналогично для второй строки и процесса child2. Родительский и дочерний процесс должны быть представлены разными программами.</text:p>
      <text:p text:style-name="P22">Вариант 17:</text:p>
      <text:p text:style-name="P23">Правило фильтрации: строки длины больше 10 символов отправляются в pipe2, иначе в pipe1. Дочерние процессы удаляют все гласные из строк.</text:p>
      <text:p text:style-name="P6">2. <text:s/>Метод решения<text:change-start text:change-id="ct94090024714384"/></text:p>
      <text:p text:style-name="P6"><text:change-end text:change-id="ct94090024714384"/></text:p>
      <text:p text:style-name="P37">Используемые системные вызовы для выполнения работы:</text:p>
      <table:table table:name="Table2" table:style-name="Table2">
        <table:table-column table:style-name="Table2.A"/>
        <table:table-column table:style-name="Table2.B"/>
        <table:table-row table:style-name="TableLine94090029694304">
          <table:table-cell table:style-name="Table2.A1" office:value-type="string">
            <text:p text:style-name="P14">int pipe(int filedes[3]);</text:p>
          </table:table-cell>
          <table:table-cell table:style-name="Table2.B1" office:value-type="string">
            <text:p text:style-name="P15">pipe создает пару файловых описателей, указывающих на запись inode именованного канала, и помещает их в массив, на который указывает filedes. filedes[0] предназначен для чтения, а filedes[1] предназначен для записи, filedes[2] – информации об ошибках.</text:p>
          </table:table-cell>
        </table:table-row>
        <table:table-row table:style-name="TableLine94090094916704">
          <table:table-cell table:style-name="Table2.A2" office:value-type="string">
            <text:p text:style-name="P14">void exit(int status);</text:p>
          </table:table-cell>
          <table:table-cell table:style-name="Table2.B2" office:value-type="string">
            <text:p text:style-name="P15">Функция exit() приводит к обычному завершению программы, и величина status &amp; 0377 (least significant byte of status) возвращается процессу-родителю.</text:p>
          </table:table-cell>
        </table:table-row>
        <text:soft-page-break/>
        <table:table-row table:style-name="TableLine94090108365728">
          <table:table-cell table:style-name="Table2.A2" office:value-type="string">
            <text:p text:style-name="P14">pid_t fork(void);</text:p>
          </table:table-cell>
          <table:table-cell table:style-name="Table2.B2" office:value-type="string">
            <text:p text:style-name="P15">fork создает процесс-потомок, который отличается от родительского только значениями PID (идентификатор процесса) и PPID (идентификатор родительского процесса), а также тем фактом, что счетчики использования ресурсов установлены в 0. Блокировки файлов и сигналы, ожидающие обработки, не наследуются.</text:p>
          </table:table-cell>
        </table:table-row>
        <table:table-row table:style-name="TableLine94090015787840">
          <table:table-cell table:style-name="Table2.A2" office:value-type="string">
            <text:p text:style-name="P14">int close(int fd);</text:p>
          </table:table-cell>
          <table:table-cell table:style-name="Table2.B2" office:value-type="string">
            <text:p text:style-name="P15">close закрывает файловый дескриптор, который после этого не ссылается ни на один и файл и может быть использован повторно. Все блокировки, находящиеся на соответствующем файле, снимаются (независимо от того, был ли использован для установки блокировки именно этот файловый дескриптор).</text:p>
          </table:table-cell>
        </table:table-row>
        <table:table-row table:style-name="TableLine94089992207264">
          <table:table-cell table:style-name="Table2.A2" office:value-type="string">
            <text:p text:style-name="P14">int open(const char *pathname, int flags, mode_t mode);</text:p>
          </table:table-cell>
          <table:table-cell table:style-name="Table2.B2" office:value-type="string">
            <text:p text:style-name="P15">Вызов open() используется, чтобы преобразовать путь к файлу в описатель файла. Если системный вызов завершается успешно, возвращенный файловый описатель является наименьшим описателем, который еще не открыт процессом. Новый описатель файла будет оставаться открытым при выполнении функции exec(2). Указатель устанавливается в начале файла.</text:p>
          </table:table-cell>
        </table:table-row>
        <table:table-row table:style-name="TableLine94089990050000">
          <table:table-cell table:style-name="Table2.A2" office:value-type="string">
            <text:p text:style-name="P14">int dup2(int oldfd, int newfd);<text:line-break/>int dup(int oldfd);</text:p>
          </table:table-cell>
          <table:table-cell table:style-name="Table2.B2" office:value-type="string">
            <text:p text:style-name="P15">dup и dup2 создают копию файлового дескриптора oldfd.</text:p>
          </table:table-cell>
        </table:table-row>
        <table:table-row table:style-name="TableLine94090049173376">
          <table:table-cell table:style-name="Table2.A2" office:value-type="string">
            <text:p text:style-name="P14">pid_t waitpid(pid_t pid, int *status, int options);</text:p>
          </table:table-cell>
          <table:table-cell table:style-name="Table2.B2" office:value-type="string">
            <text:p text:style-name="P15">Функция waitpid приостанавливает выполнение текущего процесса до тех пор, пока дочерний процесс, указанный в параметре pid, не завершит выполнение, или пока не появится сигнал, который либо завершает текущий процесс либо требует вызвать функцию-обработчик.</text:p>
          </table:table-cell>
        </table:table-row>
        <table:table-row table:style-name="TableLine94090096368640">
          <table:table-cell table:style-name="Table2.A2" office:value-type="string">
            <text:p text:style-name="P17">int open(const char *pathname, int flags);</text:p>
          </table:table-cell>
          <table:table-cell table:style-name="Table2.B2" office:value-type="string">
            <text:p text:style-name="P16">Вызов open() используется, чтобы преобразовать путь к файлу в описатель файла (небольшое неотрицательно целое число, которое используется с вызовами read, write и т.п. при последующем вводе-выводе).</text:p>
          </table:table-cell>
        </table:table-row>
        <table:table-row table:style-name="TableLine94090014265472">
          <table:table-cell table:style-name="Table2.A2" office:value-type="string">
            <text:p text:style-name="P17">int fstat(int filedes, struct stat *buf);</text:p>
          </table:table-cell>
          <table:table-cell table:style-name="Table2.B2" office:value-type="string">
            <text:p text:style-name="P16">fstat идентична stat, только возвращается информация об открытом файле, на который указывает filedes (возвращаемый open(2)), а не о file_name.</text:p>
          </table:table-cell>
        </table:table-row>
        <table:table-row table:style-name="TableLine94090023079648">
          <table:table-cell table:style-name="Table2.A2" office:value-type="string">
            <text:p text:style-name="P17">void * mmap(void *start, size_t length, int prot , int flags, int fd, off_t offset);</text:p>
          </table:table-cell>
          <table:table-cell table:style-name="Table2.B2" office:value-type="string">
            <text:p text:style-name="P16">Функция mmap отражает length байтов, начиная со смещения offset файла (или другого объекта), определенного файловым описателем fd, в память, начиная с адреса start. Последний параметр (адрес) необязателен, и обычно бывает равен 0. </text:p>
          </table:table-cell>
        </table:table-row>
        <table:table-row table:style-name="TableLine94090023742800">
          <table:table-cell table:style-name="Table2.A2" office:value-type="string">
            <text:p text:style-name="P17">int munmap(void *start, size_t length);</text:p>
          </table:table-cell>
          <table:table-cell table:style-name="Table2.B2" office:value-type="string">
            <text:p text:style-name="P16">Функция munmap () удаляет сопоставления для страниц в диапазоне [addr, addr + len), округляя аргумент len до следующего кратного размера страницы, возвращаемого sysconf (3C).</text:p>
          </table:table-cell>
        </table:table-row>
      </table:table>
      <text:p text:style-name="P24"/>
      <text:p text:style-name="P1"><text:span text:style-name="T7">Программа </text:span><text:span text:style-name="T20">запускается с двумя ключами в качестве</text:span><text:span text:style-name="T7"> названия файлов filename1, filename2 для записи первым и вторым ребенком соответственно. За ними следует </text:span><text:span text:style-name="T8">считывание </text:span><text:span text:style-name="T7">произвольно</text:span><text:span text:style-name="T8">го </text:span><text:span text:style-name="T7">количеств</text:span><text:span text:style-name="T8">а</text:span><text:span text:style-name="T7"> строк, надледащих обработке детьми. В зависимости от </text:span><text:span text:style-name="T8">их </text:span><text:span text:style-name="T7">длины, каждая строка обрабатывается первым или вторым ребенком, затем записывается в filename1/filename2. </text:span><text:span text:style-name="T6"><text:line-break/></text:span><text:change-start text:change-id="ct94090112272512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change-end text:change-id="ct94090112272512"/><text:span text:style-name="T6"/></text:p>
      <text:p text:style-name="P38"><text:soft-page-break/>3. Тестирование</text:p>
      <text:p text:style-name="Standard_20__28_user_29_"><text:span text:style-name="T1">[leo@pc </text:span><text:span text:style-name="T24">final</text:span><text:span text:style-name="T1">]$ gcc main.c -o main</text:span></text:p>
      <text:p text:style-name="Standard_20__28_user_29_"><text:span text:style-name="T1">[leo@pc </text:span><text:span text:style-name="T24">final</text:span><text:span text:style-name="T1">]$ gcc child.c -o child</text:span></text:p>
      <text:p text:style-name="P4">[leo@pc final]$ cat test01.txt </text:p>
      <text:p text:style-name="P4">“The unexamined life is not worth living” – Socrates</text:p>
      <text:p text:style-name="P4">https://www.google.com/search?q=philosophy+phrases&amp;oq=philosophy+phrases&amp;aqs=chrome..69i57j0l7.14207j0j9&amp;sourceid=chrome&amp;ie=UTF-8</text:p>
      <text:p text:style-name="P4">123</text:p>
      <text:p text:style-name="P4">...biba</text:p>
      <text:p text:style-name="P4">boba...</text:p>
      <text:p text:style-name="P4">“If God did not exist, it would be necessary to invent Him” – Voltaire</text:p>
      <text:p text:style-name="P4">[leo@pc final]$ ./main out1 out2 &lt;test01.txt; cat out1; cat out2;</text:p>
      <text:p text:style-name="P4">Enter strings to process: </text:p>
      <text:p text:style-name="P4">Child 1 exited, returned <text:s/>0</text:p>
      <text:p text:style-name="P4">Child 2 exited, returned <text:s/>0</text:p>
      <text:p text:style-name="P4">123</text:p>
      <text:p text:style-name="P4">...bb</text:p>
      <text:p text:style-name="P4">bb...</text:p>
      <text:p text:style-name="P4">“Th nxmnd lf s nt wrth lvng” – Scrts</text:p>
      <text:p text:style-name="P4">https://www.ggl.cm/srch?q=phlsph+phrss&amp;q=phlsph+phrss&amp;qs=chrm..6957j0l7.14207j0j9&amp;srcd=chrm&amp;=TF-8</text:p>
      <text:p text:style-name="P4">“f Gd dd nt xst, t wld b ncssr t nvnt Hm” – Vltr</text:p>
      <text:p text:style-name="P4">[leo@pc final]$ cat test02.txt </text:p>
      <text:p text:style-name="P4">a</text:p>
      <text:p text:style-name="P4">b</text:p>
      <text:p text:style-name="P4">AxAxAx322</text:p>
      <text:p text:style-name="P4">15102001leonidvitalyevich</text:p>
      <text:p text:style-name="P4">!@#$%^&amp;*()_+alabama</text:p>
      <text:p text:style-name="P4">[leo@pc final]$ ./main out1 out2 &lt;test02.txt; cat out1; cat out2;</text:p>
      <text:p text:style-name="P4">Enter strings to process: </text:p>
      <text:p text:style-name="P4">Child 1 exited, returned <text:s/>0</text:p>
      <text:p text:style-name="P4">Child 2 exited, returned <text:s/>0</text:p>
      <text:p text:style-name="P4"/>
      <text:p text:style-name="P4">b</text:p>
      <text:p text:style-name="P4">xxx322</text:p>
      <text:p text:style-name="P4">15102001lndvtlvch</text:p>
      <text:p text:style-name="P4">!@#$%^&amp;*()_+lbm</text:p>
      <text:p text:style-name="P4">[leo@pc final]$ cat test03.txt </text:p>
      <text:p text:style-name="P4">aaaaaaaaaaaaaaaaaaaaaaaaaaaaaaaaaaaaB</text:p>
      <text:p text:style-name="P4">Baaaaaaaaaaaaaaaaaaaaaaaaaaaaaaaaaaaa</text:p>
      <text:p text:style-name="P4">1a2e3u4i5o6e</text:p>
      <text:p text:style-name="P4">U lukomoria dub zeleniy</text:p>
      <text:p text:style-name="P4">[leo@pc final]$ ./main out1 out2 &lt;test03.txt; cat out1; cat out2;</text:p>
      <text:p text:style-name="P4">Enter strings to process: </text:p>
      <text:p text:style-name="P4">Child 1 exited, returned <text:s/>0</text:p>
      <text:p text:style-name="P4">Child 2 exited, returned <text:s/>0</text:p>
      <text:p text:style-name="P4">B</text:p>
      <text:p text:style-name="P4">B</text:p>
      <text:p text:style-name="P4">123456</text:p>
      <text:p text:style-name="P4"><text:s/>lkmr db zln</text:p>
      <text:p text:style-name="P4">[leo@pc final]$ cat test04.txt </text:p>
      <text:p text:style-name="P4"><text:soft-page-break/>privet</text:p>
      <text:p text:style-name="P4">kakdela</text:p>
      <text:p text:style-name="P4">1oooo01</text:p>
      <text:p text:style-name="P4">vladimir putin molodec</text:p>
      <text:p text:style-name="P4">raz i dva</text:p>
      <text:p text:style-name="P4">[leo@pc final]$ ./main out1 out2 &lt;test04.txt; cat out1; cat out2;</text:p>
      <text:p text:style-name="P4">Enter strings to process: </text:p>
      <text:p text:style-name="P4">Child 1 exited, returned <text:s/>0</text:p>
      <text:p text:style-name="P4">Child 2 exited, returned <text:s/>0</text:p>
      <text:p text:style-name="P4">prvt</text:p>
      <text:p text:style-name="P4">kkdl</text:p>
      <text:p text:style-name="P4">101</text:p>
      <text:p text:style-name="P4">rz <text:s/>dv</text:p>
      <text:p text:style-name="P4">vldmr ptn mldc</text:p>
      <text:p text:style-name="P2"/>
      <text:p text:style-name="P2"/>
      <text:p text:style-name="P2"/>
      <text:p text:style-name="P2"/>
      <text:p text:style-name="P2"/>
      <text:p text:style-name="P3"><text:span text:style-name="T17">Strace</text:span><text:span text:style-name="T18">:</text:span></text:p>
      <text:p text:style-name="Standard_20__28_user_29_"><text:span text:style-name="T5">strace — это утилита, отслеживающая системные вызовы, которые представляют собой механизм трансляции, обеспечивающий интерфейс между процессом и операционной системой (ядром). Эти вызовы могут быть перехвачены и прочитаны, что позволяет лучше понять, </text:span><text:span text:style-name="T19">какую задачу</text:span><text:span text:style-name="T5"> процесс пытается сделать в заданное время. Перехватывая эти вызовы, мы можем добиться лучшего понимания поведения процессов, особенно если что-то </text:span><text:span text:style-name="T19">пошло</text:span><text:span text:style-name="T5"> не так. Функциональность операционной системы, позволяющая отслеживать системные вызовы, называется ptrace. Strace вызывает ptrace и читает данные о поведении процесса, возвращая отчет. </text:span></text:p>
      <text:p text:style-name="P4"/>
      <text:p text:style-name="P43">Отображение всех вызовов:</text:p>
      <text:p text:style-name="P27"><text:change text:change-id="ct94090096008112"/><text:change-start text:change-id="ct94090093289184"/>[leo@pc final]$ strace ./main out1 out2 &lt;test01.txt </text:p>
      <text:p text:style-name="P27">execve("./main", ["./main", "out1", "out2"], 0x7ffcad2f8690 /* 69 vars */) = 0</text:p>
      <text:p text:style-name="P27">brk(NULL) <text:s text:c="30"/>= 0x56225074b000</text:p>
      <text:p text:style-name="P27">arch_prctl(0x3001 /* ARCH_??? */, 0x7fffc8b7f480) = -1 EINVAL (Invalid argument)</text:p>
      <text:p text:style-name="P27">access("/etc/ld.so.preload", R_OK) <text:s text:c="5"/>= -1 ENOENT (No such file or directory)</text:p>
      <text:p text:style-name="P27">openat(AT_FDCWD, "/etc/ld.so.cache", O_RDONLY|O_CLOEXEC) = 6</text:p>
      <text:p text:style-name="P27">fstat(6, {st_mode=S_IFREG|0644, st_size=221255, ...}) = 0</text:p>
      <text:p text:style-name="P27">mmap(NULL, 221255, PROT_READ, MAP_PRIVATE, 6, 0) = 0x7f232a63c000</text:p>
      <text:p text:style-name="P27">close(6) <text:s text:c="31"/>= 0</text:p>
      <text:p text:style-name="P27">openat(AT_FDCWD, "/usr/lib/libc.so.6", O_RDONLY|O_CLOEXEC) = 6</text:p>
      <text:p text:style-name="P27">read(6, "\177ELF\2\1\1\3\0\0\0\0\0\0\0\0\3\0&gt;\0\1\0\0\0\220\202\2\0\0\0\0\0"..., 832) = 832</text:p>
      <text:p text:style-name="P27">pread64(6, "\6\0\0\0\4\0\0\0@\0\0\0\0\0\0\0@\0\0\0\0\0\0\0@\0\0\0\0\0\0\0"..., 784, 64) = 784</text:p>
      <text:p text:style-name="P27">pread64(6, "\4\0\0\0\20\0\0\0\5\0\0\0GNU\0\2\0\0\300\4\0\0\0\3\0\0\0\0\0\0\0", 32, 848) = 32</text:p>
      <text:p text:style-name="P27">pread64(6, "\4\0\0\0\24\0\0\0\3\0\0\0GNU\0\207\360\21\247\344\314?\306\nT\320\323\335i\16t"..., 68, 880) = 68</text:p>
      <text:p text:style-name="P27">fstat(6, {st_mode=S_IFREG|0755, st_size=2159552, ...}) = 0</text:p>
      <text:p text:style-name="P27">mmap(NULL, 8192, PROT_READ|PROT_WRITE, MAP_PRIVATE|MAP_ANONYMOUS, -1, 0) = 0x7f232a63a000</text:p>
      <text:p text:style-name="P27">pread64(6, "\6\0\0\0\4\0\0\0@\0\0\0\0\0\0\0@\0\0\0\0\0\0\0@\0\0\0\0\0\0\0"..., 784, 64) = 784</text:p>
      <text:p text:style-name="P27">mmap(NULL, 1868448, PROT_READ, MAP_PRIVATE|MAP_DENYWRITE, 6, 0) = 0x7f232a471000</text:p>
      <text:p text:style-name="P27"><text:soft-page-break/>mmap(0x7f232a497000, 1363968, PROT_READ|PROT_EXEC, MAP_PRIVATE|MAP_FIXED|MAP_DENYWRITE, 6, 0x26000) = 0x7f232a497000</text:p>
      <text:p text:style-name="P27">mmap(0x7f232a5e4000, 311296, PROT_READ, MAP_PRIVATE|MAP_FIXED|MAP_DENYWRITE, 6, 0x173000) = 0x7f232a5e4000</text:p>
      <text:p text:style-name="P27">mmap(0x7f232a630000, 24576, PROT_READ|PROT_WRITE, MAP_PRIVATE|MAP_FIXED|MAP_DENYWRITE, 6, 0x1be000) = 0x7f232a630000</text:p>
      <text:p text:style-name="P27">mmap(0x7f232a636000, 12960, PROT_READ|PROT_WRITE, MAP_PRIVATE|MAP_FIXED|MAP_ANONYMOUS, -1, 0) = 0x7f232a636000</text:p>
      <text:p text:style-name="P27">close(6) <text:s text:c="31"/>= 0</text:p>
      <text:p text:style-name="P27">mmap(NULL, 8192, PROT_READ|PROT_WRITE, MAP_PRIVATE|MAP_ANONYMOUS, -1, 0) = 0x7f232a46f000</text:p>
      <text:p text:style-name="P27">arch_prctl(ARCH_SET_FS, 0x7f232a63b580) = 0</text:p>
      <text:p text:style-name="P27">mprotect(0x7f232a630000, 12288, PROT_READ) = 0</text:p>
      <text:p text:style-name="P27">mprotect(0x5622503e9000, 4096, PROT_READ) = 0</text:p>
      <text:p text:style-name="P27">mprotect(0x7f232a69f000, 4096, PROT_READ) = 0</text:p>
      <text:p text:style-name="P27">munmap(0x7f232a63c000, 221255) <text:s text:c="9"/>= 0</text:p>
      <text:p text:style-name="P27">openat(AT_FDCWD, "./input.txt", O_RDWR|O_CREAT|O_TRUNC, 0777) = 6</text:p>
      <text:p text:style-name="P27">fstat(1, {st_mode=S_IFCHR|0620, st_rdev=makedev(0x88, 0x4), ...}) = 0</text:p>
      <text:p text:style-name="P27">brk(NULL) <text:s text:c="30"/>= 0x56225074b000</text:p>
      <text:p text:style-name="P27">brk(0x56225076c000) <text:s text:c="20"/>= 0x56225076c000</text:p>
      <text:p text:style-name="P27">write(1, "Enter strings to process: \n", 27Enter strings to process: </text:p>
      <text:p text:style-name="P27">) = 27</text:p>
      <text:p text:style-name="P27">fstat(0, {st_mode=S_IFREG|0644, st_size=286, ...}) = 0</text:p>
      <text:p text:style-name="P27">read(0, "\342\200\234The unexamined life is not wo"..., 4096) = 286</text:p>
      <text:p text:style-name="P27">write(6, "\342\200\234The unexamined life is not wo"..., 59) = 59</text:p>
      <text:p text:style-name="P27">write(6, "https://www.google.com/search?q="..., 130) = 130</text:p>
      <text:p text:style-name="P27">write(6, "123\n", 4) <text:s text:c="19"/>= 4</text:p>
      <text:p text:style-name="P27">write(6, "...biba\n", 8) <text:s text:c="15"/>= 8</text:p>
      <text:p text:style-name="P27">write(6, "boba...\n", 8) <text:s text:c="15"/>= 8</text:p>
      <text:p text:style-name="P27">write(6, "\342\200\234If God did not exist, it woul"..., 77) = 77</text:p>
      <text:p text:style-name="P27">read(0, "", 4096) <text:s text:c="22"/>= 0</text:p>
      <text:p text:style-name="P27">clone(child_stack=NULL, flags=CLONE_CHILD_CLEARTID|CLONE_CHILD_SETTID|SIGCHLD, child_tidptr=0x7f232a63b850) = 4174</text:p>
      <text:p text:style-name="P27">clone(child_stack=NULL, flags=CLONE_CHILD_CLEARTID|CLONE_CHILD_SETTID|SIGCHLD, child_tidptr=0x7f232a63b850) = 4175</text:p>
      <text:p text:style-name="P27">close(6) <text:s text:c="31"/>= 0</text:p>
      <text:p text:style-name="P27">wait4(4174, [{WIFEXITED(s) &amp;&amp; WEXITSTATUS(s) == 0}], 0, NULL) = 4174</text:p>
      <text:p text:style-name="P27">--- SIGCHLD {si_signo=SIGCHLD, si_code=CLD_EXITED, si_pid=4174, si_uid=1000, si_status=0, si_utime=0, si_stime=0} ---</text:p>
      <text:p text:style-name="P27">write(1, "Child 1 exited, returned <text:s/>0\n", 28Child 1 exited, returned <text:s/>0</text:p>
      <text:p text:style-name="P27">) = 28</text:p>
      <text:p text:style-name="P27">wait4(4175, [{WIFEXITED(s) &amp;&amp; WEXITSTATUS(s) == 0}], 0, NULL) = 4175</text:p>
      <text:p text:style-name="P27">--- SIGCHLD {si_signo=SIGCHLD, si_code=CLD_EXITED, si_pid=4175, si_uid=1000, si_status=0, si_utime=0, si_stime=0} ---</text:p>
      <text:p text:style-name="P27">write(1, "Child 2 exited, returned <text:s/>0\n", 28Child 2 exited, returned <text:s/>0</text:p>
      <text:p text:style-name="P27">) = 28</text:p>
      <text:p text:style-name="P27">exit_group(0) <text:s text:c="26"/>= ?</text:p>
      <text:p text:style-name="P52"><text:span text:style-name="T31">+++ exited with 0 +++</text:span><text:change-end text:change-id="ct94090093289184"/><text:change text:change-id="ct94090093313424"/><text:change text:change-id="ct94090024622336"/><text:change text:change-id="ct94090098886832"/></text:p>
      <text:p text:style-name="P8"/>
      <text:p text:style-name="P44">Отображение определенных вызовов:<text:change text:change-id="ct94090002111552"/></text:p>
      <text:p text:style-name="Standard_20__28_user_29_"><text:span text:style-name="T26">О</text:span><text:span text:style-name="T13">пция -e служит для </text:span><text:span text:style-name="T26">отображения</text:span><text:span text:style-name="T13"> лишь определенных вызовов.</text:span><text:change text:change-id="ct94090110997568"/></text:p>
      <text:p text:style-name="Standard_20__28_user_29_"><text:span text:style-name="T13">Например — отобразить только вызовы </text:span><text:change text:change-id="ct94090111291968"/><text:change-start text:change-id="ct94090111611920"/><text:span text:style-name="T29">mmap</text:span><text:change-end text:change-id="ct94090111611920"/><text:change text:change-id="ct94090095682976"/><text:span text:style-name="T13">:</text:span><text:change text:change-id="ct94089992025856"/></text:p>
      <text:p text:style-name="P8"><text:change text:change-id="ct94090034005360"/><text:change-start text:change-id="ct94090099131968"/><text:soft-page-break/>[leo@pc final]$ strace -e mmap ./main out1 out2 &lt;test01.txt </text:p>
      <text:p text:style-name="P8">mmap(NULL, 221255, PROT_READ, MAP_PRIVATE, 6, 0) = 0x7f8bade31000</text:p>
      <text:p text:style-name="P8">mmap(NULL, 8192, PROT_READ|PROT_WRITE, MAP_PRIVATE|MAP_ANONYMOUS, -1, 0) = 0x7f8bade2f000</text:p>
      <text:p text:style-name="P8">mmap(NULL, 1868448, PROT_READ, MAP_PRIVATE|MAP_DENYWRITE, 6, 0) = 0x7f8badc66000</text:p>
      <text:p text:style-name="P8">mmap(0x7f8badc8c000, 1363968, PROT_READ|PROT_EXEC, MAP_PRIVATE|MAP_FIXED|MAP_DENYWRITE, 6, 0x26000) = 0x7f8badc8c000</text:p>
      <text:p text:style-name="P8">mmap(0x7f8baddd9000, 311296, PROT_READ, MAP_PRIVATE|MAP_FIXED|MAP_DENYWRITE, 6, 0x173000) = 0x7f8baddd9000</text:p>
      <text:p text:style-name="P8">mmap(0x7f8bade25000, 24576, PROT_READ|PROT_WRITE, MAP_PRIVATE|MAP_FIXED|MAP_DENYWRITE, 6, 0x1be000) = 0x7f8bade25000</text:p>
      <text:p text:style-name="P8">mmap(0x7f8bade2b000, 12960, PROT_READ|PROT_WRITE, MAP_PRIVATE|MAP_FIXED|MAP_ANONYMOUS, -1, 0) = 0x7f8bade2b000</text:p>
      <text:p text:style-name="P8">mmap(NULL, 8192, PROT_READ|PROT_WRITE, MAP_PRIVATE|MAP_ANONYMOUS, -1, 0) = 0x7f8badc64000</text:p>
      <text:p text:style-name="P8">Enter strings to process: </text:p>
      <text:p text:style-name="P8">--- SIGCHLD {si_signo=SIGCHLD, si_code=CLD_EXITED, si_pid=4663, si_uid=1000, si_status=0, si_utime=0, si_stime=0} ---</text:p>
      <text:p text:style-name="P8">Child 1 exited, returned <text:s/>0</text:p>
      <text:p text:style-name="P8">Child 2 exited, returned <text:s/>0</text:p>
      <text:p text:style-name="P8">+++ exited with 0 +++<text:change-end text:change-id="ct94090099131968"/></text:p>
      <text:p text:style-name="P11"><text:change text:change-id="ct94090018845072"/></text:p>
      <text:p text:style-name="P51"><text:span text:style-name="T15">Отслеживание дочерних процессов:</text:span><text:change text:change-id="ct94090024066096"/></text:p>
      <text:p text:style-name="P47">Отслеживать дерево процессов целиком помогает флаг -f, с которым strace отслеживает системные вызовы в процессах-потомках. К каждой строке вывода при этом добавляется pid процесса, делающего системный вывод:</text:p>
      <text:p text:style-name="P10"><text:change text:change-id="ct94090095473248"/><text:change-start text:change-id="ct94090013879776"/>[leo@pc final]$ strace -f -e mmap ./main out1 out2 &lt;test01.txt </text:p>
      <text:p text:style-name="P10">mmap(NULL, 221255, PROT_READ, MAP_PRIVATE, 6, 0) = 0x7f29ffc01000</text:p>
      <text:p text:style-name="P10">mmap(NULL, 8192, PROT_READ|PROT_WRITE, MAP_PRIVATE|MAP_ANONYMOUS, -1, 0) = 0x7f29ffbff000</text:p>
      <text:p text:style-name="P10">mmap(NULL, 1868448, PROT_READ, MAP_PRIVATE|MAP_DENYWRITE, 6, 0) = 0x7f29ffa36000</text:p>
      <text:p text:style-name="P10">mmap(0x7f29ffa5c000, 1363968, PROT_READ|PROT_EXEC, MAP_PRIVATE|MAP_FIXED|MAP_DENYWRITE, 6, 0x26000) = 0x7f29ffa5c000</text:p>
      <text:p text:style-name="P10">mmap(0x7f29ffba9000, 311296, PROT_READ, MAP_PRIVATE|MAP_FIXED|MAP_DENYWRITE, 6, 0x173000) = 0x7f29ffba9000</text:p>
      <text:p text:style-name="P10">mmap(0x7f29ffbf5000, 24576, PROT_READ|PROT_WRITE, MAP_PRIVATE|MAP_FIXED|MAP_DENYWRITE, 6, 0x1be000) = 0x7f29ffbf5000</text:p>
      <text:p text:style-name="P10">mmap(0x7f29ffbfb000, 12960, PROT_READ|PROT_WRITE, MAP_PRIVATE|MAP_FIXED|MAP_ANONYMOUS, -1, 0) = 0x7f29ffbfb000</text:p>
      <text:p text:style-name="P10">mmap(NULL, 8192, PROT_READ|PROT_WRITE, MAP_PRIVATE|MAP_ANONYMOUS, -1, 0) = 0x7f29ffa34000</text:p>
      <text:p text:style-name="P10">Enter strings to process: </text:p>
      <text:p text:style-name="P10">strace: Process 4697 attached</text:p>
      <text:p text:style-name="P10">[pid <text:s/>4697] mmap(NULL, 221255, PROT_READ, MAP_PRIVATE, 7, 0) = 0x7f72ad80e000</text:p>
      <text:p text:style-name="P10">[pid <text:s/>4697] mmap(NULL, 8192, PROT_READ|PROT_WRITE, MAP_PRIVATE|MAP_ANONYMOUS, -1, 0) = 0x7f72ad80c000</text:p>
      <text:p text:style-name="P10">[pid <text:s/>4697] mmap(NULL, 1868448, PROT_READ, MAP_PRIVATE|MAP_DENYWRITE, 7, 0) = 0x7f72ad643000</text:p>
      <text:p text:style-name="P10"><text:soft-page-break/>[pid <text:s/>4697] mmap(0x7f72ad669000, 1363968, PROT_READ|PROT_EXEC, MAP_PRIVATE|MAP_FIXED|MAP_DENYWRITE, 7, 0x26000) = 0x7f72ad669000</text:p>
      <text:p text:style-name="P10">[pid <text:s/>4697] mmap(0x7f72ad7b6000, 311296, PROT_READ, MAP_PRIVATE|MAP_FIXED|MAP_DENYWRITE, 7, 0x173000) = 0x7f72ad7b6000</text:p>
      <text:p text:style-name="P10">[pid <text:s/>4697] mmap(0x7f72ad802000, 24576, PROT_READ|PROT_WRITE, MAP_PRIVATE|MAP_FIXED|MAP_DENYWRITE, 7, 0x1be000) = 0x7f72ad802000</text:p>
      <text:p text:style-name="P10">[pid <text:s/>4697] mmap(0x7f72ad808000, 12960, PROT_READ|PROT_WRITE, MAP_PRIVATE|MAP_FIXED|MAP_ANONYMOUS, -1, 0) = 0x7f72ad808000</text:p>
      <text:p text:style-name="P10">[pid <text:s/>4697] mmap(NULL, 8192, PROT_READ|PROT_WRITE, MAP_PRIVATE|MAP_ANONYMOUS, -1, 0) = 0x7f72ad641000</text:p>
      <text:p text:style-name="P10">[pid <text:s/>4697] mmap(NULL, 286, PROT_READ|PROT_WRITE, MAP_SHARED, 7, 0) = 0x7f72ad844000</text:p>
      <text:p text:style-name="P10">[pid <text:s/>4697] +++ exited with 0 +++</text:p>
      <text:p text:style-name="P10">--- SIGCHLD {si_signo=SIGCHLD, si_code=CLD_EXITED, si_pid=4697, si_uid=1000, si_status=0, si_utime=0, si_stime=0} ---</text:p>
      <text:p text:style-name="P10">strace: Process 4696 attached</text:p>
      <text:p text:style-name="P10">[pid <text:s/>4696] mmap(NULL, 221255, PROT_READ, MAP_PRIVATE, 7, 0) = 0x7f19942ed000</text:p>
      <text:p text:style-name="P10">[pid <text:s/>4696] mmap(NULL, 8192, PROT_READ|PROT_WRITE, MAP_PRIVATE|MAP_ANONYMOUS, -1, 0) = 0x7f19942eb000</text:p>
      <text:p text:style-name="P10">[pid <text:s/>4696] mmap(NULL, 1868448, PROT_READ, MAP_PRIVATE|MAP_DENYWRITE, 7, 0) = 0x7f1994122000</text:p>
      <text:p text:style-name="P10">[pid <text:s/>4696] mmap(0x7f1994148000, 1363968, PROT_READ|PROT_EXEC, MAP_PRIVATE|MAP_FIXED|MAP_DENYWRITE, 7, 0x26000) = 0x7f1994148000</text:p>
      <text:p text:style-name="P10">[pid <text:s/>4696] mmap(0x7f1994295000, 311296, PROT_READ, MAP_PRIVATE|MAP_FIXED|MAP_DENYWRITE, 7, 0x173000) = 0x7f1994295000</text:p>
      <text:p text:style-name="P10">[pid <text:s/>4696] mmap(0x7f19942e1000, 24576, PROT_READ|PROT_WRITE, MAP_PRIVATE|MAP_FIXED|MAP_DENYWRITE, 7, 0x1be000) = 0x7f19942e1000</text:p>
      <text:p text:style-name="P10">[pid <text:s/>4696] mmap(0x7f19942e7000, 12960, PROT_READ|PROT_WRITE, MAP_PRIVATE|MAP_FIXED|MAP_ANONYMOUS, -1, 0) = 0x7f19942e7000</text:p>
      <text:p text:style-name="P10">[pid <text:s/>4696] mmap(NULL, 8192, PROT_READ|PROT_WRITE, MAP_PRIVATE|MAP_ANONYMOUS, -1, 0) = 0x7f1994120000</text:p>
      <text:p text:style-name="P10">[pid <text:s/>4696] mmap(NULL, 286, PROT_READ|PROT_WRITE, MAP_SHARED, 7, 0) = 0x7f1994323000</text:p>
      <text:p text:style-name="P10">[pid <text:s/>4696] +++ exited with 0 +++</text:p>
      <text:p text:style-name="P10">--- SIGCHLD {si_signo=SIGCHLD, si_code=CLD_EXITED, si_pid=4696, si_uid=1000, si_status=0, si_utime=0, si_stime=0} ---</text:p>
      <text:p text:style-name="P10">Child 1 exited, returned <text:s/>0</text:p>
      <text:p text:style-name="P10">Child 2 exited, returned <text:s/>0</text:p>
      <text:p text:style-name="P10">+++ exited with 0 +++<text:change-end text:change-id="ct94090013879776"/></text:p>
      <text:p text:style-name="P10"/>
      <text:p text:style-name="Standard_20__28_user_29_"><text:span text:style-name="T16">В данном случае будет полезной </text:span><text:span text:style-name="T15">фильтрация по группам вызовов:</text:span></text:p>
      <text:p text:style-name="P7"/>
      <text:p text:style-name="P10"><text:change text:change-id="ct94090095383152"/><text:change-start text:change-id="ct94090009406336"/>[leo@pc final]$ strace -f -e trace=%memory ./main out1 out2 &lt;test01.txt </text:p>
      <text:p text:style-name="P10">brk(NULL) <text:s text:c="30"/>= 0x5581b6fa5000</text:p>
      <text:p text:style-name="P10">mmap(NULL, 221255, PROT_READ, MAP_PRIVATE, 6, 0) = 0x7f3d683b2000</text:p>
      <text:p text:style-name="P10">mmap(NULL, 8192, PROT_READ|PROT_WRITE, MAP_PRIVATE|MAP_ANONYMOUS, -1, 0) = 0x7f3d683b0000</text:p>
      <text:p text:style-name="P10">mmap(NULL, 1868448, PROT_READ, MAP_PRIVATE|MAP_DENYWRITE, 6, 0) = 0x7f3d681e7000</text:p>
      <text:p text:style-name="P10">mmap(0x7f3d6820d000, 1363968, PROT_READ|PROT_EXEC, MAP_PRIVATE|MAP_FIXED|MAP_DENYWRITE, 6, 0x26000) = 0x7f3d6820d000</text:p>
      <text:p text:style-name="P10"><text:soft-page-break/>mmap(0x7f3d6835a000, 311296, PROT_READ, MAP_PRIVATE|MAP_FIXED|MAP_DENYWRITE, 6, 0x173000) = 0x7f3d6835a000</text:p>
      <text:p text:style-name="P10">mmap(0x7f3d683a6000, 24576, PROT_READ|PROT_WRITE, MAP_PRIVATE|MAP_FIXED|MAP_DENYWRITE, 6, 0x1be000) = 0x7f3d683a6000</text:p>
      <text:p text:style-name="P10">mmap(0x7f3d683ac000, 12960, PROT_READ|PROT_WRITE, MAP_PRIVATE|MAP_FIXED|MAP_ANONYMOUS, -1, 0) = 0x7f3d683ac000</text:p>
      <text:p text:style-name="P10">mmap(NULL, 8192, PROT_READ|PROT_WRITE, MAP_PRIVATE|MAP_ANONYMOUS, -1, 0) = 0x7f3d681e5000</text:p>
      <text:p text:style-name="P10">mprotect(0x7f3d683a6000, 12288, PROT_READ) = 0</text:p>
      <text:p text:style-name="P10">mprotect(0x5581b67b7000, 4096, PROT_READ) = 0</text:p>
      <text:p text:style-name="P10">mprotect(0x7f3d68415000, 4096, PROT_READ) = 0</text:p>
      <text:p text:style-name="P10">munmap(0x7f3d683b2000, 221255) <text:s text:c="9"/>= 0</text:p>
      <text:p text:style-name="P10">brk(NULL) <text:s text:c="30"/>= 0x5581b6fa5000</text:p>
      <text:p text:style-name="P10">brk(0x5581b6fc6000) <text:s text:c="20"/>= 0x5581b6fc6000</text:p>
      <text:p text:style-name="P10">Enter strings to process: </text:p>
      <text:p text:style-name="P10">strace: Process 4713 attached</text:p>
      <text:p text:style-name="P10">strace: Process 4714 attached</text:p>
      <text:p text:style-name="P10">[pid <text:s/>4713] brk(NULL) <text:s text:c="18"/>= 0x55dd79782000</text:p>
      <text:p text:style-name="P10">[pid <text:s/>4713] mmap(NULL, 221255, PROT_READ, MAP_PRIVATE, 7, 0) = 0x7fdcf19ba000</text:p>
      <text:p text:style-name="P10">[pid <text:s/>4714] brk(NULL) <text:s text:c="18"/>= 0x564dd37db000</text:p>
      <text:p text:style-name="P10">[pid <text:s/>4713] mmap(NULL, 8192, PROT_READ|PROT_WRITE, MAP_PRIVATE|MAP_ANONYMOUS, -1, 0) = 0x7fdcf19b8000</text:p>
      <text:p text:style-name="P10">[pid <text:s/>4714] mmap(NULL, 221255, PROT_READ, MAP_PRIVATE, 7, 0) = 0x7f5c3efbc000</text:p>
      <text:p text:style-name="P10">[pid <text:s/>4713] mmap(NULL, 1868448, PROT_READ, MAP_PRIVATE|MAP_DENYWRITE, 7, 0) = 0x7fdcf17ef000</text:p>
      <text:p text:style-name="P10">[pid <text:s/>4713] mmap(0x7fdcf1815000, 1363968, PROT_READ|PROT_EXEC, MAP_PRIVATE|MAP_FIXED|MAP_DENYWRITE, 7, 0x26000) = 0x7fdcf1815000</text:p>
      <text:p text:style-name="P10">[pid <text:s/>4713] mmap(0x7fdcf1962000, 311296, PROT_READ, MAP_PRIVATE|MAP_FIXED|MAP_DENYWRITE, 7, 0x173000) = 0x7fdcf1962000</text:p>
      <text:p text:style-name="P10">[pid <text:s/>4713] mmap(0x7fdcf19ae000, 24576, PROT_READ|PROT_WRITE, MAP_PRIVATE|MAP_FIXED|MAP_DENYWRITE, 7, 0x1be000) = 0x7fdcf19ae000</text:p>
      <text:p text:style-name="P10">[pid <text:s/>4713] mmap(0x7fdcf19b4000, 12960, PROT_READ|PROT_WRITE, MAP_PRIVATE|MAP_FIXED|MAP_ANONYMOUS, -1, 0) = 0x7fdcf19b4000</text:p>
      <text:p text:style-name="P10">[pid <text:s/>4713] mmap(NULL, 8192, PROT_READ|PROT_WRITE, MAP_PRIVATE|MAP_ANONYMOUS, -1, 0) = 0x7fdcf17ed000</text:p>
      <text:p text:style-name="P10">[pid <text:s/>4714] mmap(NULL, 8192, PROT_READ|PROT_WRITE, MAP_PRIVATE|MAP_ANONYMOUS, -1, 0) = 0x7f5c3efba000</text:p>
      <text:p text:style-name="P10">[pid <text:s/>4713] mprotect(0x7fdcf19ae000, 12288, PROT_READ) = 0</text:p>
      <text:p text:style-name="P10">[pid <text:s/>4713] mprotect(0x55dd77eda000, 4096, PROT_READ &lt;unfinished ...&gt;</text:p>
      <text:p text:style-name="P10">[pid <text:s/>4714] mmap(NULL, 1868448, PROT_READ, MAP_PRIVATE|MAP_DENYWRITE, 7, 0 &lt;unfinished ...&gt;</text:p>
      <text:p text:style-name="P10">[pid <text:s/>4713] &lt;... mprotect resumed&gt;) <text:s text:c="4"/>= 0</text:p>
      <text:p text:style-name="P10">[pid <text:s/>4714] &lt;... mmap resumed&gt;) <text:s text:c="8"/>= 0x7f5c3edf1000</text:p>
      <text:p text:style-name="P10">[pid <text:s/>4713] mprotect(0x7fdcf1a1d000, 4096, PROT_READ &lt;unfinished ...&gt;</text:p>
      <text:p text:style-name="P10">[pid <text:s/>4714] mmap(0x7f5c3ee17000, 1363968, PROT_READ|PROT_EXEC, MAP_PRIVATE|MAP_FIXED|MAP_DENYWRITE, 7, 0x26000 &lt;unfinished ...&gt;</text:p>
      <text:p text:style-name="P10">[pid <text:s/>4713] &lt;... mprotect resumed&gt;) <text:s text:c="4"/>= 0</text:p>
      <text:p text:style-name="P10">[pid <text:s/>4714] &lt;... mmap resumed&gt;) <text:s text:c="8"/>= 0x7f5c3ee17000</text:p>
      <text:p text:style-name="P10">[pid <text:s/>4713] munmap(0x7fdcf19ba000, 221255 &lt;unfinished ...&gt;</text:p>
      <text:p text:style-name="P10">[pid <text:s/>4714] mmap(0x7f5c3ef64000, 311296, PROT_READ, MAP_PRIVATE|MAP_FIXED|MAP_DENYWRITE, 7, 0x173000 &lt;unfinished ...&gt;</text:p>
      <text:p text:style-name="P10">[pid <text:s/>4713] &lt;... munmap resumed&gt;) <text:s text:c="6"/>= 0</text:p>
      <text:p text:style-name="P10"><text:soft-page-break/>[pid <text:s/>4714] &lt;... mmap resumed&gt;) <text:s text:c="8"/>= 0x7f5c3ef64000</text:p>
      <text:p text:style-name="P10">[pid <text:s/>4714] mmap(0x7f5c3efb0000, 24576, PROT_READ|PROT_WRITE, MAP_PRIVATE|MAP_FIXED|MAP_DENYWRITE, 7, 0x1be000) = 0x7f5c3efb0000</text:p>
      <text:p text:style-name="P10">[pid <text:s/>4714] mmap(0x7f5c3efb6000, 12960, PROT_READ|PROT_WRITE, MAP_PRIVATE|MAP_FIXED|MAP_ANONYMOUS, -1, 0) = 0x7f5c3efb6000</text:p>
      <text:p text:style-name="P10">[pid <text:s/>4713] mmap(NULL, 286, PROT_READ|PROT_WRITE, MAP_SHARED, 7, 0) = 0x7fdcf19f0000</text:p>
      <text:p text:style-name="P10">[pid <text:s/>4713] brk(NULL) <text:s text:c="18"/>= 0x55dd79782000</text:p>
      <text:p text:style-name="P10">[pid <text:s/>4713] brk(0x55dd797a3000 &lt;unfinished ...&gt;</text:p>
      <text:p text:style-name="P10">[pid <text:s/>4714] mmap(NULL, 8192, PROT_READ|PROT_WRITE, MAP_PRIVATE|MAP_ANONYMOUS, -1, 0 &lt;unfinished ...&gt;</text:p>
      <text:p text:style-name="P10">[pid <text:s/>4713] &lt;... brk resumed&gt;) <text:s text:c="9"/>= 0x55dd797a3000</text:p>
      <text:p text:style-name="P10">[pid <text:s/>4714] &lt;... mmap resumed&gt;) <text:s text:c="8"/>= 0x7f5c3edef000</text:p>
      <text:p text:style-name="P10">[pid <text:s/>4713] munmap(0x7fdcf19f0000, 286) = 0</text:p>
      <text:p text:style-name="P10">[pid <text:s/>4714] mprotect(0x7f5c3efb0000, 12288, PROT_READ) = 0</text:p>
      <text:p text:style-name="P10">[pid <text:s/>4714] mprotect(0x564dd1a71000, 4096, PROT_READ) = 0</text:p>
      <text:p text:style-name="P10">[pid <text:s/>4713] +++ exited with 0 +++</text:p>
      <text:p text:style-name="P10">[pid <text:s/>4714] mprotect(0x7f5c3f01f000, 4096, PROT_READ &lt;unfinished ...&gt;</text:p>
      <text:p text:style-name="P10">[pid <text:s/>4712] --- SIGCHLD {si_signo=SIGCHLD, si_code=CLD_EXITED, si_pid=4713, si_uid=1000, si_status=0, si_utime=0, si_stime=0} ---</text:p>
      <text:p text:style-name="P10">[pid <text:s/>4714] &lt;... mprotect resumed&gt;) <text:s text:c="4"/>= 0</text:p>
      <text:p text:style-name="P10">Child 1 exited, returned <text:s/>0</text:p>
      <text:p text:style-name="P10">[pid <text:s/>4714] munmap(0x7f5c3efbc000, 221255) = 0</text:p>
      <text:p text:style-name="P10">[pid <text:s/>4714] mmap(NULL, 286, PROT_READ|PROT_WRITE, MAP_SHARED, 7, 0) = 0x7f5c3eff2000</text:p>
      <text:p text:style-name="P10">[pid <text:s/>4714] brk(NULL) <text:s text:c="18"/>= 0x564dd37db000</text:p>
      <text:p text:style-name="P10">[pid <text:s/>4714] brk(0x564dd37fc000) <text:s text:c="8"/>= 0x564dd37fc000</text:p>
      <text:p text:style-name="P10">[pid <text:s/>4714] munmap(0x7f5c3eff2000, 286) = 0</text:p>
      <text:p text:style-name="P10">[pid <text:s/>4714] +++ exited with 0 +++</text:p>
      <text:p text:style-name="P10">--- SIGCHLD {si_signo=SIGCHLD, si_code=CLD_EXITED, si_pid=4714, si_uid=1000, si_status=0, si_utime=0, si_stime=0} ---</text:p>
      <text:p text:style-name="P10">Child 2 exited, returned <text:s/>0</text:p>
      <text:p text:style-name="Standard_20__28_user_29_"><text:span text:style-name="T32">+++ exited with 0 +++</text:span><text:change-end text:change-id="ct94090009406336"/><text:change text:change-id="ct94090017364864"/><text:change text:change-id="ct94090017638784"/><text:change text:change-id="ct94090017638464"/><text:change text:change-id="ct94090098325872"/><text:change text:change-id="ct94090016905232"/><text:change-start text:change-id="ct94090009134752"/></text:p>
      <text:p text:style-name="P11"><text:change-end text:change-id="ct94090009134752"/></text:p>
      <text:p text:style-name="P43">Статистика системных вызовов:<text:change text:change-id="ct94090018268112"/></text:p>
      <text:p text:style-name="P46">С помощью опции -c — можно получить наглядную статистику выполнения программы:<text:change text:change-id="ct94090003285584"/></text:p>
      <text:p text:style-name="P29"><text:change text:change-id="ct94090023099520"/><text:change-start text:change-id="ct94090022168448"/>[leo@pc final]$ strace -cf ./main out1 out2 &lt;test01.txt </text:p>
      <text:p text:style-name="P29">Enter strings to process: </text:p>
      <text:p text:style-name="P29">strace: Process 4740 attached</text:p>
      <text:p text:style-name="P29">strace: Process 4741 attached</text:p>
      <text:p text:style-name="P29">Child 1 exited, returned <text:s/>0</text:p>
      <text:p text:style-name="P29">Child 2 exited, returned <text:s/>0</text:p>
      <text:p text:style-name="P29">% time <text:s text:c="4"/>seconds <text:s/>usecs/call <text:s text:c="4"/>calls <text:s text:c="3"/>errors syscall</text:p>
      <text:p text:style-name="P29">------ ----------- ----------- --------- --------- ----------------</text:p>
      <text:p text:style-name="P29"><text:s/>42.88 <text:s text:c="3"/>0.000331 <text:s text:c="9"/>30 <text:s text:c="7"/>11 <text:s text:c="10"/>write</text:p>
      <text:p text:style-name="P29"><text:s/>42.10 <text:s text:c="3"/>0.000325 <text:s text:c="8"/>162 <text:s text:c="8"/>2 <text:s text:c="10"/>clone</text:p>
      <text:p text:style-name="P29"><text:s text:c="2"/>7.51 <text:s text:c="3"/>0.000058 <text:s text:c="9"/>29 <text:s text:c="8"/>2 <text:s text:c="10"/>wait4</text:p>
      <text:p text:style-name="P29"><text:s text:c="2"/>4.79 <text:s text:c="3"/>0.000037 <text:s text:c="10"/>7 <text:s text:c="8"/>5 <text:s text:c="10"/>read</text:p>
      <text:p text:style-name="P29"><text:s text:c="2"/>2.72 <text:s text:c="3"/>0.000021 <text:s text:c="10"/>2 <text:s text:c="8"/>9 <text:s text:c="10"/>close</text:p>
      <text:p text:style-name="P29"><text:s text:c="2"/>0.00 <text:s text:c="3"/>0.000000 <text:s text:c="10"/>0 <text:s text:c="7"/>12 <text:s text:c="10"/>fstat</text:p>
      <text:p text:style-name="P29"><text:s text:c="2"/>0.00 <text:s text:c="3"/>0.000000 <text:s text:c="10"/>0 <text:s text:c="7"/>26 <text:s text:c="10"/>mmap</text:p>
      <text:p text:style-name="P29"><text:soft-page-break/><text:s text:c="2"/>0.00 <text:s text:c="3"/>0.000000 <text:s text:c="10"/>0 <text:s text:c="8"/>9 <text:s text:c="10"/>mprotect</text:p>
      <text:p text:style-name="P29"><text:s text:c="2"/>0.00 <text:s text:c="3"/>0.000000 <text:s text:c="10"/>0 <text:s text:c="8"/>5 <text:s text:c="10"/>munmap</text:p>
      <text:p text:style-name="P29"><text:s text:c="2"/>0.00 <text:s text:c="3"/>0.000000 <text:s text:c="10"/>0 <text:s text:c="8"/>9 <text:s text:c="10"/>brk</text:p>
      <text:p text:style-name="P29"><text:s text:c="2"/>0.00 <text:s text:c="3"/>0.000000 <text:s text:c="10"/>0 <text:s text:c="7"/>12 <text:s text:c="10"/>pread64</text:p>
      <text:p text:style-name="P29"><text:s text:c="2"/>0.00 <text:s text:c="3"/>0.000000 <text:s text:c="10"/>0 <text:s text:c="8"/>3 <text:s text:c="8"/>3 access</text:p>
      <text:p text:style-name="P29"><text:s text:c="2"/>0.00 <text:s text:c="3"/>0.000000 <text:s text:c="10"/>0 <text:s text:c="8"/>2 <text:s text:c="10"/>dup2</text:p>
      <text:p text:style-name="P29"><text:s text:c="2"/>0.00 <text:s text:c="3"/>0.000000 <text:s text:c="10"/>0 <text:s text:c="8"/>3 <text:s text:c="10"/>execve</text:p>
      <text:p text:style-name="P29"><text:s text:c="2"/>0.00 <text:s text:c="3"/>0.000000 <text:s text:c="10"/>0 <text:s text:c="8"/>6 <text:s text:c="8"/>3 arch_prctl</text:p>
      <text:p text:style-name="P29"><text:s text:c="2"/>0.00 <text:s text:c="3"/>0.000000 <text:s text:c="10"/>0 <text:s text:c="7"/>11 <text:s text:c="10"/>openat</text:p>
      <text:p text:style-name="P29">------ ----------- ----------- --------- --------- ----------------</text:p>
      <text:p text:style-name="P29">100.00 <text:s text:c="3"/>0.000772 <text:s text:c="10"/>6 <text:s text:c="6"/>127 <text:s text:c="8"/>6 total<text:change-end text:change-id="ct94090022168448"/></text:p>
      <text:p text:style-name="P9"/>
      <text:p text:style-name="P38">4. Листинг программы</text:p>
      <text:p text:style-name="P36">main.c:</text:p>
      <text:p text:style-name="P12"><text:change text:change-id="ct94089946790624"/><text:change-start text:change-id="ct94090001188688"/>#include &lt;stdlib.h&gt;</text:p>
      <text:p text:style-name="P12">#include &lt;stdio.h&gt;</text:p>
      <text:p text:style-name="P12">#include &lt;unistd.h&gt;</text:p>
      <text:p text:style-name="P12">#include &lt;fcntl.h&gt;</text:p>
      <text:p text:style-name="P12">#include &lt;string.h&gt;</text:p>
      <text:p text:style-name="P12">#include &lt;sys/wait.h&gt;</text:p>
      <text:p text:style-name="P12">#include &lt;sys/mman.h&gt;</text:p>
      <text:p text:style-name="P12">#include &lt;stdint.h&gt;</text:p>
      <text:p text:style-name="P12"/>
      <text:p text:style-name="P12">pid_t create_child(char *filename, int type)</text:p>
      <text:p text:style-name="P12">{</text:p>
      <text:p text:style-name="P12"><text:s text:c="4"/>pid_t pid = fork();</text:p>
      <text:p text:style-name="P12"><text:s text:c="4"/>if (pid &lt; 0)</text:p>
      <text:p text:style-name="P12"><text:s text:c="4"/>{</text:p>
      <text:p text:style-name="P12"><text:s text:c="8"/>perror("Fork err");</text:p>
      <text:p text:style-name="P12"><text:s text:c="8"/>exit(1);</text:p>
      <text:p text:style-name="P12"><text:s text:c="4"/>}</text:p>
      <text:p text:style-name="P12"><text:s text:c="4"/>if (pid == 0)</text:p>
      <text:p text:style-name="P12"><text:s text:c="4"/>{</text:p>
      <text:p text:style-name="P12"><text:s text:c="8"/>int file_out = open(filename, O_WRONLY | O_CREAT | O_TRUNC, 0777);</text:p>
      <text:p text:style-name="P12"><text:s text:c="8"/>if (file_out &lt; 0)</text:p>
      <text:p text:style-name="P12"><text:s text:c="8"/>{</text:p>
      <text:p text:style-name="P12"><text:s text:c="12"/>perror("File err");</text:p>
      <text:p text:style-name="P12"><text:s text:c="12"/>exit(1);</text:p>
      <text:p text:style-name="P12"><text:s text:c="8"/>}</text:p>
      <text:p text:style-name="P12"/>
      <text:p text:style-name="P12"><text:s text:c="8"/>int new_out = dup2(file_out, STDOUT_FILENO);</text:p>
      <text:p text:style-name="P12"><text:s text:c="8"/>close(file_out);</text:p>
      <text:p text:style-name="P12"><text:s text:c="8"/>if (new_out &lt; 0)</text:p>
      <text:p text:style-name="P12"><text:s text:c="8"/>{</text:p>
      <text:p text:style-name="P12"><text:s text:c="12"/>perror("Duping child stdout err");</text:p>
      <text:p text:style-name="P12"><text:s text:c="12"/>exit(1);</text:p>
      <text:p text:style-name="P12"><text:s text:c="8"/>}</text:p>
      <text:p text:style-name="P12"/>
      <text:p text:style-name="P12"><text:s text:c="8"/>if (execlp("./child", "child", type ? "1" : "0", NULL) &lt; 0)</text:p>
      <text:p text:style-name="P12"><text:s text:c="8"/>{</text:p>
      <text:p text:style-name="P12"><text:s text:c="12"/>perror("Child execl err");</text:p>
      <text:p text:style-name="P12"><text:s text:c="12"/>exit(1);</text:p>
      <text:p text:style-name="P12"><text:s text:c="8"/>}</text:p>
      <text:p text:style-name="P12"><text:s text:c="4"/>}</text:p>
      <text:p text:style-name="P12"><text:s text:c="4"/>return pid;</text:p>
      <text:p text:style-name="P12">}</text:p>
      <text:p text:style-name="P12"/>
      <text:p text:style-name="P12">char *ufgets(FILE *stream)</text:p>
      <text:p text:style-name="P12">{</text:p>
      <text:p text:style-name="P12"><text:s text:c="4"/>unsigned int maxlen = 128, size = 128;</text:p>
      <text:p text:style-name="P12"><text:s text:c="4"/>char *buffer = (char *)malloc(maxlen);</text:p>
      <text:p text:style-name="P12"/>
      <text:p text:style-name="P12"><text:s text:c="4"/>if (buffer != NULL) /* NULL if malloc() fails */</text:p>
      <text:p text:style-name="P12"><text:s text:c="4"/>{</text:p>
      <text:p text:style-name="P12"><text:s text:c="8"/>int ch = EOF;</text:p>
      <text:p text:style-name="P12"><text:s text:c="8"/>int pos = 0;</text:p>
      <text:p text:style-name="P12"/>
      <text:p text:style-name="P12"><text:s text:c="8"/>/* Read input one character at a time, resizing the buffer as necessary */</text:p>
      <text:p text:style-name="P12"><text:s text:c="8"/>while ((ch = fgetc(stream)) != '\n' &amp;&amp; ch != EOF &amp;&amp; !feof(stream))</text:p>
      <text:p text:style-name="P12"><text:s text:c="8"/>{</text:p>
      <text:p text:style-name="P12"><text:s text:c="12"/>buffer[pos++] = ch;</text:p>
      <text:p text:style-name="P12"><text:soft-page-break/><text:s text:c="12"/>if (pos == size) /* Next character to be inserted needs more memory */</text:p>
      <text:p text:style-name="P12"><text:s text:c="12"/>{</text:p>
      <text:p text:style-name="P12"><text:s text:c="16"/>size = pos + maxlen;</text:p>
      <text:p text:style-name="P12"><text:s text:c="16"/>buffer = (char *)realloc(buffer, size);</text:p>
      <text:p text:style-name="P12"><text:s text:c="12"/>}</text:p>
      <text:p text:style-name="P12"><text:s text:c="8"/>}</text:p>
      <text:p text:style-name="P12"><text:s text:c="8"/>buffer[pos] = '\0'; /* Null-terminate the completed string */</text:p>
      <text:p text:style-name="P12"><text:s text:c="4"/>}</text:p>
      <text:p text:style-name="P12"><text:s text:c="4"/>return buffer;</text:p>
      <text:p text:style-name="P12">}</text:p>
      <text:p text:style-name="P12"/>
      <text:p text:style-name="P12">int main(int argc, char *argv[])</text:p>
      <text:p text:style-name="P12">{ <text:s text:c="2"/></text:p>
      <text:p text:style-name="P12"><text:s text:c="4"/>if (argc &lt; 3) {</text:p>
      <text:p text:style-name="P12"><text:s text:c="8"/>printf("Usage: ./main &lt;filename1&gt; &lt;filename2&gt;\n");</text:p>
      <text:p text:style-name="P12"><text:s text:c="8"/>exit(1);</text:p>
      <text:p text:style-name="P12"><text:s text:c="4"/>}</text:p>
      <text:p text:style-name="P12"/>
      <text:p text:style-name="P12"><text:s text:c="4"/>// output files of child1, child2</text:p>
      <text:p text:style-name="P12"><text:s text:c="4"/>char *filename1 = argv[1];</text:p>
      <text:p text:style-name="P12"><text:s text:c="4"/>char *filename2 = argv[2];</text:p>
      <text:p text:style-name="P12"/>
      <text:p text:style-name="P12"><text:s text:c="4"/>// input</text:p>
      <text:p text:style-name="P12"><text:s text:c="4"/>int input = open("./input.txt", O_RDWR | O_CREAT | O_TRUNC, 0777);</text:p>
      <text:p text:style-name="P12"><text:s text:c="4"/>if (input &lt; 0) {</text:p>
      <text:p text:style-name="P12"><text:s text:c="8"/>perror("Couldn't open input file\n");</text:p>
      <text:p text:style-name="P12"><text:s text:c="8"/>exit(1);</text:p>
      <text:p text:style-name="P12"><text:s text:c="4"/>}</text:p>
      <text:p text:style-name="P12"><text:s text:c="4"/></text:p>
      <text:p text:style-name="P12"><text:s text:c="4"/>char *msg;</text:p>
      <text:p text:style-name="P12"><text:s text:c="4"/>printf("Enter strings to process: \n");</text:p>
      <text:p text:style-name="P12"><text:s text:c="4"/>while ((msg = ufgets(stdin)) &amp;&amp; msg[0] != '\0')</text:p>
      <text:p text:style-name="P12"><text:s text:c="4"/>{</text:p>
      <text:p text:style-name="P12"><text:s text:c="8"/>msg[strlen(msg)] = '\n';</text:p>
      <text:p text:style-name="P12"><text:s text:c="8"/>write(input, msg, strlen(msg));</text:p>
      <text:p text:style-name="P12"><text:s text:c="4"/>}</text:p>
      <text:p text:style-name="P12"/>
      <text:p text:style-name="P12"><text:s text:c="4"/>pid_t pid1, pid2;</text:p>
      <text:p text:style-name="P12"><text:s text:c="4"/>pid1 = create_child(filename1, 0);</text:p>
      <text:p text:style-name="P12"><text:s text:c="4"/>pid2 = create_child(filename2, 1);</text:p>
      <text:p text:style-name="P12"><text:s text:c="4"/></text:p>
      <text:p text:style-name="P12"><text:s text:c="4"/>close(input);</text:p>
      <text:p text:style-name="P12"/>
      <text:p text:style-name="P12"><text:s text:c="4"/>// processes cleanup</text:p>
      <text:p text:style-name="P12"><text:s text:c="4"/>int statusChild1, statusChild2;</text:p>
      <text:p text:style-name="P12"><text:s text:c="4"/>waitpid(pid1, &amp;statusChild1, 0);</text:p>
      <text:p text:style-name="P12"><text:s text:c="4"/>if (WIFEXITED(statusChild1))</text:p>
      <text:p text:style-name="P12"><text:s text:c="4"/>{</text:p>
      <text:p text:style-name="P12"><text:s text:c="8"/>printf("Child 1 exited, returned <text:s/>%d\n", WEXITSTATUS(statusChild1));</text:p>
      <text:p text:style-name="P12"><text:s text:c="4"/>}</text:p>
      <text:p text:style-name="P12"><text:s text:c="4"/>else</text:p>
      <text:p text:style-name="P12"><text:s text:c="4"/>{</text:p>
      <text:p text:style-name="P12"><text:s text:c="8"/>fprintf(stderr, "Something is wrong with 1st child process\n");</text:p>
      <text:p text:style-name="P12"><text:s text:c="4"/>}</text:p>
      <text:p text:style-name="P12"><text:s text:c="4"/>waitpid(pid2, &amp;statusChild2, 0);</text:p>
      <text:p text:style-name="P12"><text:s text:c="4"/>if (WIFEXITED(statusChild1))</text:p>
      <text:p text:style-name="P12"><text:s text:c="4"/>{</text:p>
      <text:p text:style-name="P12"><text:s text:c="8"/>printf("Child 2 exited, returned <text:s/>%d\n", WEXITSTATUS(statusChild2));</text:p>
      <text:p text:style-name="P12"><text:s text:c="4"/>}</text:p>
      <text:p text:style-name="P12"><text:s text:c="4"/>else</text:p>
      <text:p text:style-name="P12"><text:s text:c="4"/>{</text:p>
      <text:p text:style-name="P12"><text:s text:c="8"/>fprintf(stderr, "Something is wrong with 2nd child process\n");</text:p>
      <text:p text:style-name="P12"><text:s text:c="4"/>}</text:p>
      <text:p text:style-name="P12"/>
      <text:p text:style-name="P12"><text:s text:c="4"/>// memory cleanup</text:p>
      <text:p text:style-name="P12"><text:s text:c="4"/>free(msg);</text:p>
      <text:p text:style-name="P12"/>
      <text:p text:style-name="P12"><text:s text:c="4"/>return 0;</text:p>
      <text:p text:style-name="P12">}<text:change-end text:change-id="ct94090001188688"/></text:p>
      <text:p text:style-name="P41">child.c:</text:p>
      <text:p text:style-name="P12"><text:change text:change-id="ct94090108394912"/><text:change-start text:change-id="ct94090029753344"/><text:span text:style-name="T30">#include &lt;stdio.h&gt;</text:span></text:p>
      <text:p text:style-name="P53"><text:span text:style-name="T34">#include &lt;stdlib.h&gt;</text:span></text:p>
      <text:p text:style-name="P53"><text:span text:style-name="T34">#include &lt;unistd.h&gt;</text:span></text:p>
      <text:p text:style-name="P53"><text:span text:style-name="T34">#include &lt;string.h&gt;</text:span></text:p>
      <text:p text:style-name="P53"><text:span text:style-name="T34">#include &lt;ctype.h&gt;</text:span></text:p>
      <text:p text:style-name="P53"><text:span text:style-name="T34">#include &lt;stdint.h&gt;</text:span></text:p>
      <text:p text:style-name="P53"><text:span text:style-name="T34">#include &lt;fcntl.h&gt;</text:span></text:p>
      <text:p text:style-name="P53"><text:soft-page-break/><text:span text:style-name="T34">#include &lt;sys/wait.h&gt;</text:span></text:p>
      <text:p text:style-name="P53"><text:span text:style-name="T34">#include &lt;sys/mman.h&gt;</text:span></text:p>
      <text:p text:style-name="P53"><text:span text:style-name="T34">#include "sys/stat.h"</text:span></text:p>
      <text:p text:style-name="P53"><text:span text:style-name="T34"/></text:p>
      <text:p text:style-name="P53"><text:span text:style-name="T34">#define INBUFSIZE 300 // Buffer size</text:span></text:p>
      <text:p text:style-name="P53"><text:span text:style-name="T34"/></text:p>
      <text:p text:style-name="P53"><text:span text:style-name="T34">int isVowel(char t)</text:span></text:p>
      <text:p text:style-name="P53"><text:span text:style-name="T34">{</text:span></text:p>
      <text:p text:style-name="P53"><text:span text:style-name="T34"><text:s text:c="4"/>t = tolower(t);</text:span></text:p>
      <text:p text:style-name="P53"><text:span text:style-name="T34"><text:s text:c="4"/>if (t == 'a' || t == 'e' || t == 'i' || t == 'o' || t == 'u' || t == 'y')</text:span></text:p>
      <text:p text:style-name="P53"><text:span text:style-name="T34"><text:s text:c="8"/>return 1;</text:span></text:p>
      <text:p text:style-name="P53"><text:span text:style-name="T34"><text:s text:c="4"/>return 0;</text:span></text:p>
      <text:p text:style-name="P53"><text:span text:style-name="T34">}</text:span></text:p>
      <text:p text:style-name="P53"><text:span text:style-name="T34"/></text:p>
      <text:p text:style-name="P53"><text:span text:style-name="T34">char *ufgetl(char *stream)</text:span></text:p>
      <text:p text:style-name="P53"><text:span text:style-name="T34">{</text:span></text:p>
      <text:p text:style-name="P53"><text:span text:style-name="T34"><text:s text:c="4"/>unsigned int maxlen = 128, size = 128;</text:span></text:p>
      <text:p text:style-name="P53"><text:span text:style-name="T34"><text:s text:c="4"/>char *buffer = (char *)malloc(maxlen);</text:span></text:p>
      <text:p text:style-name="P53"><text:span text:style-name="T34"/></text:p>
      <text:p text:style-name="P53"><text:span text:style-name="T34"><text:s text:c="4"/>if (buffer != NULL) /* NULL if malloc() fails */</text:span></text:p>
      <text:p text:style-name="P53"><text:span text:style-name="T34"><text:s text:c="4"/>{</text:span></text:p>
      <text:p text:style-name="P53"><text:span text:style-name="T34"><text:s text:c="8"/>int ch = EOF;</text:span></text:p>
      <text:p text:style-name="P53"><text:span text:style-name="T34"><text:s text:c="8"/>int pos = 0;</text:span></text:p>
      <text:p text:style-name="P53"><text:span text:style-name="T34"/></text:p>
      <text:p text:style-name="P53"><text:span text:style-name="T34"><text:s text:c="8"/>/* Read input one character at a time, resizing the buffer as necessary */</text:span></text:p>
      <text:p text:style-name="P53"><text:span text:style-name="T34"><text:s text:c="8"/>while ((ch = *(stream + pos)) != '\n' &amp;&amp; ch != EOF)</text:span></text:p>
      <text:p text:style-name="P53"><text:span text:style-name="T34"><text:s text:c="8"/>{</text:span></text:p>
      <text:p text:style-name="P53"><text:span text:style-name="T34"><text:s text:c="12"/>buffer[pos++] = ch;</text:span></text:p>
      <text:p text:style-name="P53"><text:span text:style-name="T34"><text:s text:c="12"/>if (pos == size) /* Next character to be inserted needs more memory */</text:span></text:p>
      <text:p text:style-name="P53"><text:span text:style-name="T34"><text:s text:c="12"/>{</text:span></text:p>
      <text:p text:style-name="P53"><text:span text:style-name="T34"><text:s text:c="16"/>size = pos + maxlen;</text:span></text:p>
      <text:p text:style-name="P53"><text:span text:style-name="T34"><text:s text:c="16"/>buffer = (char *)realloc(buffer, size);</text:span></text:p>
      <text:p text:style-name="P53"><text:span text:style-name="T34"><text:s text:c="12"/>}</text:span></text:p>
      <text:p text:style-name="P53"><text:span text:style-name="T34"><text:s text:c="8"/>}</text:span></text:p>
      <text:p text:style-name="P53"><text:span text:style-name="T34"><text:s text:c="8"/>buffer[pos] = '\0'; /* Null-terminate the completed string */</text:span></text:p>
      <text:p text:style-name="P53"><text:span text:style-name="T34"><text:s text:c="4"/>}</text:span></text:p>
      <text:p text:style-name="P53"><text:span text:style-name="T34"><text:s text:c="4"/>return buffer;</text:span></text:p>
      <text:p text:style-name="P53"><text:span text:style-name="T34">}</text:span></text:p>
      <text:p text:style-name="P53"><text:span text:style-name="T34"/></text:p>
      <text:p text:style-name="P53"><text:span text:style-name="T34">void PrintNoVowels(char *msg, int type) {</text:span></text:p>
      <text:p text:style-name="P53"><text:span text:style-name="T34"><text:s text:c="4"/>int len = strlen(msg);</text:span></text:p>
      <text:p text:style-name="P53"><text:span text:style-name="T34"><text:s text:c="4"/>if (len &gt; 10 &amp;&amp; type || len &lt;= 10 &amp;&amp; !type) {</text:span></text:p>
      <text:p text:style-name="P53"><text:span text:style-name="T34"><text:s text:c="8"/>for (int i = 0; i &lt; len; ++i)</text:span></text:p>
      <text:p text:style-name="P53"><text:span text:style-name="T34"><text:s text:c="12"/>if (!isVowel(msg[i]))</text:span></text:p>
      <text:p text:style-name="P53"><text:span text:style-name="T34"><text:s text:c="16"/>printf("%c", msg[i]);</text:span></text:p>
      <text:p text:style-name="P53"><text:span text:style-name="T34"><text:s text:c="8"/>printf("\n");</text:span></text:p>
      <text:p text:style-name="P53"><text:span text:style-name="T34"><text:s text:c="4"/>}</text:span></text:p>
      <text:p text:style-name="P53"><text:span text:style-name="T34"><text:s text:c="4"/>return;</text:span></text:p>
      <text:p text:style-name="P53"><text:span text:style-name="T34">}</text:span></text:p>
      <text:p text:style-name="P53"><text:span text:style-name="T34"/></text:p>
      <text:p text:style-name="P53"><text:span text:style-name="T34">int main(int argc, char *argv[])</text:span></text:p>
      <text:p text:style-name="P53"><text:span text:style-name="T34">{</text:span></text:p>
      <text:p text:style-name="P53"><text:span text:style-name="T34"><text:s text:c="4"/>int type = atoi(argv[1]);</text:span></text:p>
      <text:p text:style-name="P53"><text:span text:style-name="T34"/></text:p>
      <text:p text:style-name="P53"><text:span text:style-name="T34"><text:s text:c="4"/>int fd = open("./input.txt", O_RDWR, 0777);</text:span></text:p>
      <text:p text:style-name="P53"><text:span text:style-name="T34"><text:s text:c="4"/>if (fd &lt; 0) {</text:span></text:p>
      <text:p text:style-name="P53"><text:span text:style-name="T34"><text:s text:c="8"/>perror("Couldn't open input file");</text:span></text:p>
      <text:p text:style-name="P53"><text:span text:style-name="T34"><text:s text:c="8"/>exit(1);</text:span></text:p>
      <text:p text:style-name="P53"><text:span text:style-name="T34"><text:s text:c="4"/>}</text:span></text:p>
      <text:p text:style-name="P53"><text:span text:style-name="T34"/></text:p>
      <text:p text:style-name="P53"><text:span text:style-name="T34"><text:s text:c="4"/>struct stat st;</text:span></text:p>
      <text:p text:style-name="P53"><text:span text:style-name="T34"><text:s text:c="4"/>if (fstat(fd, &amp;st) &lt; 0)</text:span></text:p>
      <text:p text:style-name="P53"><text:span text:style-name="T34"><text:s text:c="4"/>{</text:span></text:p>
      <text:p text:style-name="P53"><text:span text:style-name="T34"><text:s text:c="8"/>perror("Couldn't get the input file size");</text:span></text:p>
      <text:p text:style-name="P53"><text:span text:style-name="T34"><text:s text:c="8"/>exit(1);</text:span></text:p>
      <text:p text:style-name="P53"><text:span text:style-name="T34"><text:s text:c="4"/>}</text:span></text:p>
      <text:p text:style-name="P53"><text:span text:style-name="T34"/></text:p>
      <text:p text:style-name="P53"><text:span text:style-name="T34"><text:s text:c="4"/>uint8_t *byte_ptr = mmap(NULL,</text:span></text:p>
      <text:p text:style-name="P53"><text:span text:style-name="T34"><text:s text:c="29"/>st.st_size,</text:span></text:p>
      <text:p text:style-name="P53"><text:span text:style-name="T34"><text:s text:c="29"/>PROT_READ | PROT_WRITE, MAP_SHARED,</text:span></text:p>
      <text:p text:style-name="P53"><text:span text:style-name="T34"><text:s text:c="29"/>fd, 0);</text:span></text:p>
      <text:p text:style-name="P53"><text:span text:style-name="T34"><text:s text:c="4"/>if (byte_ptr &lt; 0) {</text:span></text:p>
      <text:p text:style-name="P53"><text:span text:style-name="T34"><text:s text:c="8"/>perror("Couldn't mmap file");</text:span></text:p>
      <text:p text:style-name="P53"><text:span text:style-name="T34"><text:s text:c="8"/>exit(1);</text:span></text:p>
      <text:p text:style-name="P53"><text:span text:style-name="T34"><text:s text:c="4"/>}</text:span></text:p>
      <text:p text:style-name="P53"><text:span text:style-name="T34"/></text:p>
      <text:p text:style-name="P53"><text:span text:style-name="T34"><text:s text:c="4"/>int len;</text:span></text:p>
      <text:p text:style-name="P53"><text:span text:style-name="T34"><text:s text:c="4"/>char *msg;</text:span></text:p>
      <text:p text:style-name="P53"><text:span text:style-name="T34"><text:s text:c="4"/>int pos = 0;</text:span></text:p>
      <text:p text:style-name="P53"><text:soft-page-break/><text:span text:style-name="T34"><text:s text:c="4"/>while ( (msg = ufgetl(byte_ptr + pos)) &amp;&amp; msg[0] != '\0' )</text:span></text:p>
      <text:p text:style-name="P53"><text:span text:style-name="T34"><text:s text:c="4"/>{</text:span></text:p>
      <text:p text:style-name="P53"><text:span text:style-name="T34"><text:s text:c="8"/>PrintNoVowels(msg, type);</text:span></text:p>
      <text:p text:style-name="P53"><text:span text:style-name="T34"><text:s text:c="8"/>pos += strlen(msg);</text:span></text:p>
      <text:p text:style-name="P53"><text:span text:style-name="T34"><text:s text:c="8"/>free(msg);</text:span></text:p>
      <text:p text:style-name="P53"><text:span text:style-name="T34"><text:s text:c="8"/>if (byte_ptr[pos] == '\n') pos++;</text:span></text:p>
      <text:p text:style-name="P53"><text:span text:style-name="T34"><text:s text:c="4"/>}</text:span></text:p>
      <text:p text:style-name="P53"><text:span text:style-name="T34"/></text:p>
      <text:p text:style-name="P53"><text:span text:style-name="T34"><text:s text:c="4"/>if(munmap(byte_ptr, st.st_size) != 0){</text:span></text:p>
      <text:p text:style-name="P53"><text:span text:style-name="T34"><text:s text:c="8"/>perror("Couldn't munmap ptr");</text:span></text:p>
      <text:p text:style-name="P53"><text:span text:style-name="T34"><text:s text:c="8"/>exit(1);</text:span></text:p>
      <text:p text:style-name="P53"><text:span text:style-name="T34"><text:s text:c="4"/>}</text:span></text:p>
      <text:p text:style-name="P53"><text:span text:style-name="T34"/></text:p>
      <text:p text:style-name="P53"><text:span text:style-name="T34"><text:s text:c="4"/>return 0;</text:span></text:p>
      <text:p text:style-name="P53"><text:span text:style-name="T34">}</text:span><text:change-end text:change-id="ct94090029753344"/><text:change-start text:change-id="ct94090015644864"/></text:p>
      <text:p text:style-name="P53"><text:span text:style-name="T34"/></text:p>
      <text:p text:style-name="P53"><text:span text:style-name="T34"/></text:p>
      <text:p text:style-name="P53"><text:span text:style-name="T34"/></text:p>
      <text:p text:style-name="P53"><text:span text:style-name="T34"/></text:p>
      <text:p text:style-name="P53"><text:span text:style-name="T34"/></text:p>
      <text:p text:style-name="P53"><text:span text:style-name="T34"/></text:p>
      <text:p text:style-name="P53"><text:span text:style-name="T34"/></text:p>
      <text:p text:style-name="P53"><text:span text:style-name="T34"/></text:p>
      <text:p text:style-name="P53"><text:span text:style-name="T34"/></text:p>
      <text:p text:style-name="P53"><text:change-end text:change-id="ct94090015644864"/><text:span text:style-name="T34"/></text:p>
      <text:p text:style-name="P39">Вывод<text:change-start text:change-id="ct94090000224816"/></text:p>
      <text:p text:style-name="P39"><text:change-end text:change-id="ct94090000224816"/></text:p>
      <text:p text:style-name="P55"><text:change-start text:change-id="ct94090014223968"/><text:span text:style-name="T3">По мере выполнения данной лабораторной я освежил в памяти работу с файловыми дескрипторами, создание процессов внутри программы, и, главное, научился отображать файлы в память. </text:span><text:change-end text:change-id="ct94090014223968"/><text:change-start text:change-id="ct94090004342416"/></text:p>
      <text:p text:style-name="P35"><text:change-end text:change-id="ct94090004342416"/><text:change text:change-id="ct94090016226368"/><text:change text:change-id="ct94090015748752"/><text:change text:change-id="ct94090017339376"/><text:span text:style-name="T2"/></text:p>
      <text:p text:style-name="P54"><text:change text:change-id="ct94090022639296"/><text:change-start text:change-id="ct94090048511408"/><text:span text:style-name="T23">Основные преимущества отображения перед простым чтением и записью в файл:</text:span><text:change-end text:change-id="ct94090048511408"/><text:change-start text:change-id="ct94090044985040"/></text:p>
      <text:list xml:id="list1125610536" text:style-name="L1">
        <text:list-item>
          <text:p text:style-name="P34"><text:span text:style-name="T35">Нет необходимости </text:span>постоянно помнить текущую позицию файла и вовремя её передвигать на позицию, откуда будет производиться чтение или куда будет идти запись.</text:p>
        </text:list-item>
        <text:list-item>
          <text:p text:style-name="P34">Каждый вызов смены/чтения текущей позиции, записи/чтения — это системный вызов, который приводит к потере времени.</text:p>
        </text:list-item>
        <text:list-item>
          <text:p text:style-name="P34">Для работы через чтение/запись всё равно приходится выделять буфера определённого размера, таким образом, в общем виде работа состоит из трёх этапов: чтение в буфер -&gt; модификация данных в буфере -&gt; запись в файл. При отображении же работа состоит только из одного этапа: модификации данных в определённой области памяти.</text:p>
          <text:p text:style-name="P34"/>
        </text:list-item>
      </text:list>
      <text:p text:style-name="P33"><text:change-end text:change-id="ct94090044985040"/><text:change-start text:change-id="ct94090022134688"/>Пожалуй, наиболее общий случай, когда применяется отображение файлов на память, — загрузка процесса в память. Другой общеупотребимый случай использования отображений — создание разделяемых несколькими процессами фрагментов памяти.</text:p>
      <text:p text:style-name="P33"/>
      <text:p text:style-name="P33">Использование файлов, отображенных на память, — это один из наиболее популярных и безопасных (без возникновения исключительных ситуаций) способов сделать память доступной нескольким процессам. Два или более приложений могут одновременно отобразить один и тот же физический файл на свою память и обратиться к этой памяти.<text:change-end text:change-id="ct9409002213468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Times New Roman" svg:font-family="'Times New Roman'"/>
    <style:font-face style:name="Times New Roman1" svg:font-family="'Times New Roman'" style:font-family-generic="roman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DejaVu Sans Mono" svg:font-family="'DejaVu Sans Mono'" style:font-family-generic="system" style:font-pitch="variable"/>
    <style:font-face style:name="Droid Sans Devanagari" svg:font-family="'Droid Sans Devanagari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margin-top="0in" fo:margin-bottom="0in" loext:contextual-spacing="false" fo:text-align="start" style:justify-single-word="false" fo:orphans="2" fo:widows="2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in" fo:margin-bottom="0.0972in" loext:contextual-spacing="false" fo:line-height="115%"/>
    </style:style>
    <style:style style:name="caption" style:family="paragraph" style:parent-style-name="Standard_20__28_user_29_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_20__28_user_29_" style:default-outline-level="" style:class="html">
      <style:text-properties style:font-name="Liberation Mono" fo:font-family="'Liberation Mono'" style:font-family-generic="roman" style:font-pitch="variable" fo:font-size="10pt" style:font-name-asian="DejaVu Sans Mono" style:font-family-asian="'DejaVu Sans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Normal_20__28_Web_29_" style:display-name="Normal (Web)" style:family="paragraph" style:parent-style-name="Standard_20__28_user_29_" style:default-outline-level="">
      <style:paragraph-properties fo:margin-top="0.1945in" fo:margin-bottom="0.1945in" loext:contextual-spacing="false"/>
      <style:text-properties style:font-name="Times New Roman2" fo:font-family="'Times New Roman'" style:font-family-generic="roman" style:font-pitch="variable" style:font-name-asian="Times New Roman3" style:font-family-asian="'Times New Roman'" style:font-family-generic-asian="system" style:font-pitch-asian="variable" style:language-asian="ru" style:country-asian="RU" style:font-name-complex="Times New Roman3" style:font-family-complex="'Times New Roman'" style:font-family-generic-complex="system" style:font-pitch-complex="variabl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1-21T21:45:00</meta:creation-date>
    <meta:initial-creator>Valera Anisimov</meta:initial-creator>
    <dc:language>en-US</dc:language>
    <dc:date>2020-12-02T22:41:59.255211131</dc:date>
    <meta:editing-cycles>17</meta:editing-cycles>
    <meta:editing-duration>PT1H59M40S</meta:editing-duration>
    <meta:generator>LibreOffice/6.4.7.2$Linux_X86_64 LibreOffice_project/40$Build-2</meta:generator>
    <meta:document-statistic meta:table-count="2" meta:image-count="0" meta:object-count="0" meta:page-count="14" meta:paragraph-count="542" meta:word-count="3278" meta:character-count="28297" meta:non-whitespace-character-count="23255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